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FMono-Regular" svg:font-family="SFMono-Regular, Consolas, 'Liberation Mono', Menlo, Courier, monospace"/>
    <style:font-face style:name="Segoe UI" svg:font-family="'Segoe UI'" style:font-family-generic="system" style:font-pitch="variable"/>
    <style:font-face style:name="Segoe UI1" svg:font-family="'Segoe UI', SegoeUI, 'Helvetica Neue', Helvetica, Arial, sans-serif"/>
    <style:font-face style:name="Tahoma" svg:font-family="Tahoma" style:font-family-generic="system" style:font-pitch="variable"/>
    <style:font-face style:name="Work Sans" svg:font-family="'Work Sans', sans-serif"/>
    <style:font-face style:name="proxima-nova" svg:font-family="proxima-nova, sans-serif"/>
  </office:font-face-decls>
  <office:automatic-styles>
    <style:style style:name="Table1" style:family="table">
      <style:table-properties style:width="7.4771in" fo:margin-left="-0.2896in" table:align="left"/>
    </style:style>
    <style:style style:name="Table1.A" style:family="table-column">
      <style:table-column-properties style:column-width="1.3424in"/>
    </style:style>
    <style:style style:name="Table1.B" style:family="table-column">
      <style:table-column-properties style:column-width="3.1486in"/>
    </style:style>
    <style:style style:name="Table1.C" style:family="table-column">
      <style:table-column-properties style:column-width="1.5972in"/>
    </style:style>
    <style:style style:name="Table1.D" style:family="table-column">
      <style:table-column-properties style:column-width="1.3889in"/>
    </style:style>
    <style:style style:name="Table1.A1" style:family="table-cell">
      <style:table-cell-properties style:vertical-align="middle" fo:padding-left="0in" fo:padding-right="0in" fo:padding-top="0.0194in" fo:padding-bottom="0in" fo:border-left="none" fo:border-right="none" fo:border-top="0.05pt solid #000000" fo:border-bottom="none"/>
    </style:style>
    <style:style style:name="P1" style:family="paragraph" style:parent-style-name="Standard">
      <style:text-properties officeooo:paragraph-rsid="000bd7ed"/>
    </style:style>
    <style:style style:name="P2" style:family="paragraph" style:parent-style-name="Standard">
      <style:text-properties officeooo:paragraph-rsid="001a0345"/>
    </style:style>
    <style:style style:name="P3" style:family="paragraph" style:parent-style-name="Standard">
      <style:paragraph-properties fo:text-align="start" style:justify-single-word="false"/>
      <style:text-properties officeooo:paragraph-rsid="00082071"/>
    </style:style>
    <style:style style:name="P4"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style>
    <style:style style:name="P5" style:family="paragraph" style:parent-style-name="Standard">
      <style:paragraph-properties fo:text-align="start" style:justify-single-word="false"/>
      <style:text-properties officeooo:paragraph-rsid="000683ae"/>
    </style:style>
    <style:style style:name="P6" style:family="paragraph" style:parent-style-name="Standard">
      <style:text-properties fo:font-weight="normal" officeooo:paragraph-rsid="00082071" style:font-weight-asian="normal" style:font-weight-complex="normal"/>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text-align="start" style:justify-single-word="false"/>
      <style:text-properties officeooo:rsid="000a6a2f" officeooo:paragraph-rsid="000a6a2f"/>
    </style:style>
    <style:style style:name="P9" style:family="paragraph" style:parent-style-name="Standard">
      <style:paragraph-properties fo:text-align="start" style:justify-single-word="false"/>
      <style:text-properties officeooo:rsid="000ba27f" officeooo:paragraph-rsid="000ba27f"/>
    </style:style>
    <style:style style:name="P10" style:family="paragraph" style:parent-style-name="Standard">
      <style:text-properties style:font-name="Liberation Serif" fo:font-weight="normal" officeooo:rsid="002c8fe9" officeooo:paragraph-rsid="002c8fe9" style:font-weight-asian="normal" style:font-weight-complex="normal"/>
    </style:style>
    <style:style style:name="P11" style:family="paragraph" style:parent-style-name="Standard">
      <style:text-properties style:font-name="Liberation Serif" fo:font-weight="normal" officeooo:paragraph-rsid="0024c582" style:font-weight-asian="normal" style:font-weight-complex="normal"/>
    </style:style>
    <style:style style:name="P12" style:family="paragraph" style:parent-style-name="Standard">
      <style:text-properties officeooo:paragraph-rsid="000d65a9"/>
    </style:style>
    <style:style style:name="P13" style:family="paragraph" style:parent-style-name="Standard">
      <style:text-properties officeooo:paragraph-rsid="0011af3d"/>
    </style:style>
    <style:style style:name="P14" style:family="paragraph" style:parent-style-name="Standard">
      <style:text-properties officeooo:paragraph-rsid="00131f35"/>
    </style:style>
    <style:style style:name="P15" style:family="paragraph" style:parent-style-name="Standard">
      <style:text-properties officeooo:paragraph-rsid="0016d51e"/>
    </style:style>
    <style:style style:name="P16" style:family="paragraph" style:parent-style-name="Standard">
      <style:text-properties fo:color="#000000" loext:opacity="100%" style:font-name="Liberation Serif" officeooo:paragraph-rsid="000ba27f"/>
    </style:style>
    <style:style style:name="P17" style:family="paragraph" style:parent-style-name="Standard">
      <style:text-properties fo:color="#000000" loext:opacity="100%" officeooo:paragraph-rsid="0019e429"/>
    </style:style>
    <style:style style:name="P18" style:family="paragraph" style:parent-style-name="Standard">
      <style:text-properties officeooo:paragraph-rsid="001350ea"/>
    </style:style>
    <style:style style:name="P19" style:family="paragraph" style:parent-style-name="Standard">
      <style:text-properties officeooo:rsid="0019e429" officeooo:paragraph-rsid="0019e429"/>
    </style:style>
    <style:style style:name="P20"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Liberation Serif" fo:font-size="12pt" fo:letter-spacing="normal" fo:font-style="normal" fo:font-weight="normal" officeooo:rsid="0015586d" officeooo:paragraph-rsid="0015586d" style:font-size-asian="12pt" style:font-size-complex="12pt"/>
    </style:style>
    <style:style style:name="P21"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Liberation Serif" fo:font-size="12pt" fo:letter-spacing="normal" fo:font-style="normal" fo:font-weight="normal" officeooo:rsid="0015586d" officeooo:paragraph-rsid="0016d51e" style:font-size-asian="12pt" style:font-size-complex="12pt"/>
    </style:style>
    <style:style style:name="P22" style:family="paragraph" style:parent-style-name="Standard">
      <style:text-properties fo:font-variant="normal" fo:text-transform="none" fo:color="#000000" loext:opacity="100%" style:font-name="Liberation Serif" fo:font-size="12pt" fo:letter-spacing="normal" fo:font-style="normal" fo:font-weight="normal" officeooo:paragraph-rsid="00268a68" style:font-size-asian="12pt" style:font-weight-asian="normal" style:font-size-complex="12pt" style:font-weight-complex="normal"/>
    </style:style>
    <style:style style:name="P23" style:family="paragraph" style:parent-style-name="Standard">
      <style:text-properties fo:font-variant="normal" fo:text-transform="none" fo:color="#000000" loext:opacity="100%" style:font-name="Liberation Serif" fo:font-size="12pt" fo:letter-spacing="normal" fo:font-style="normal" fo:font-weight="normal" officeooo:paragraph-rsid="0017ad17" style:font-size-asian="12pt" style:font-weight-asian="normal" style:font-size-complex="12pt" style:font-weight-complex="normal"/>
    </style:style>
    <style:style style:name="P24" style:family="paragraph" style:parent-style-name="Standard">
      <style:text-properties fo:font-variant="normal" fo:text-transform="none" fo:color="#000000" loext:opacity="100%" style:font-name="Liberation Serif" fo:font-size="12pt" fo:letter-spacing="normal" fo:font-style="normal" fo:font-weight="normal" officeooo:paragraph-rsid="00268a68" style:font-weight-asian="normal" style:font-weight-complex="normal"/>
    </style:style>
    <style:style style:name="P25" style:family="paragraph" style:parent-style-name="Standard">
      <style:text-properties fo:font-variant="normal" fo:text-transform="none" fo:color="#000000" loext:opacity="100%" style:font-name="Liberation Serif" fo:font-size="12pt" fo:letter-spacing="normal" fo:font-style="normal" fo:font-weight="normal" officeooo:rsid="000ba27f" officeooo:paragraph-rsid="000ba27f" style:font-name-asian="Work Sans" style:font-size-asian="12pt" style:font-style-asian="normal" style:font-weight-asian="normal" style:font-name-complex="Work Sans" style:font-size-complex="12pt" style:font-style-complex="normal" style:font-weight-complex="normal" loext:padding="0in" loext:border="none"/>
    </style:style>
    <style:style style:name="P26" style:family="paragraph" style:parent-style-name="Standard">
      <style:text-properties fo:font-variant="normal" fo:text-transform="none" fo:color="#000000" loext:opacity="100%" style:font-name="Liberation Serif" fo:font-size="12pt" fo:letter-spacing="normal" fo:font-style="normal" style:text-underline-style="none" fo:font-weight="normal" style:font-size-asian="12pt" style:font-weight-asian="normal" style:font-size-complex="12pt" style:font-weight-complex="normal"/>
    </style:style>
    <style:style style:name="P27" style:family="paragraph" style:parent-style-name="Standard">
      <style:text-properties fo:font-variant="normal" fo:text-transform="none" fo:color="#3a3a3a" loext:opacity="100%" style:font-name="Liberation Serif" fo:font-size="12pt" fo:letter-spacing="normal" fo:font-style="normal" fo:font-weight="normal" officeooo:paragraph-rsid="000bd7ed" style:font-size-asian="12pt" style:font-weight-asian="normal" style:font-size-complex="12pt" style:font-weight-complex="normal"/>
    </style:style>
    <style:style style:name="P28" style:family="paragraph" style:parent-style-name="Standard">
      <style:text-properties fo:font-variant="normal" fo:text-transform="none" fo:color="#3a3a3a" loext:opacity="100%" style:font-name="Liberation Serif" fo:font-size="12pt" fo:letter-spacing="normal" fo:font-style="normal" style:text-underline-style="none" fo:font-weight="normal" officeooo:rsid="001bc12e" officeooo:paragraph-rsid="001bc12e" style:font-size-asian="12pt" style:font-weight-asian="normal" style:font-size-complex="12pt" style:font-weight-complex="normal"/>
    </style:style>
    <style:style style:name="P29" style:family="paragraph" style:parent-style-name="Standard" style:list-style-name="L1">
      <style:text-properties officeooo:paragraph-rsid="0005cca3"/>
    </style:style>
    <style:style style:name="P30" style:family="paragraph" style:parent-style-name="Standard" style:list-style-name="L1">
      <style:text-properties fo:font-variant="normal" fo:text-transform="none" fo:color="#000000" loext:opacity="100%" style:font-name="Liberation Serif" fo:font-size="12pt" fo:letter-spacing="normal" fo:font-style="normal" fo:font-weight="normal" officeooo:paragraph-rsid="0005cca3" style:font-size-asian="12pt" style:font-weight-asian="normal" style:font-size-complex="12pt" style:font-weight-complex="normal"/>
    </style:style>
    <style:style style:name="P31" style:family="paragraph" style:parent-style-name="Standard" style:list-style-name="L5">
      <style:text-properties fo:font-variant="normal" fo:text-transform="none" fo:color="#000000" loext:opacity="100%" style:font-name="Liberation Serif" fo:font-size="12pt" fo:letter-spacing="normal" fo:font-style="normal" fo:font-weight="normal" officeooo:paragraph-rsid="001a0345" style:font-size-asian="12pt" style:font-weight-asian="normal" style:font-size-complex="12pt" style:font-weight-complex="normal"/>
    </style:style>
    <style:style style:name="P32" style:family="paragraph" style:parent-style-name="Standard" style:list-style-name="L8">
      <style:text-properties fo:font-variant="normal" fo:text-transform="none" fo:color="#000000" loext:opacity="100%" style:font-name="Liberation Serif" fo:font-size="12pt" fo:letter-spacing="normal" fo:font-style="normal" fo:font-weight="normal" officeooo:paragraph-rsid="0011af3d" style:font-size-asian="12pt" style:font-weight-asian="normal" style:font-size-complex="12pt" style:font-weight-complex="normal"/>
    </style:style>
    <style:style style:name="P33" style:family="paragraph" style:parent-style-name="Standard" style:list-style-name="L8">
      <style:text-properties fo:font-variant="normal" fo:text-transform="none" fo:color="#000000" loext:opacity="100%" style:font-name="Liberation Serif" fo:font-size="12pt" fo:letter-spacing="normal" fo:font-style="normal" fo:font-weight="normal" officeooo:paragraph-rsid="000f8e31" style:font-size-asian="12pt" style:font-weight-asian="normal" style:font-size-complex="12pt" style:font-weight-complex="normal"/>
    </style:style>
    <style:style style:name="P34" style:family="paragraph" style:parent-style-name="Standard" style:list-style-name="L8">
      <style:text-properties fo:font-variant="normal" fo:text-transform="none" fo:color="#000000" loext:opacity="100%" style:font-name="Liberation Serif" fo:font-size="12pt" fo:letter-spacing="normal" fo:font-style="normal" fo:font-weight="normal" officeooo:rsid="00107fc9" officeooo:paragraph-rsid="00107fc9" style:font-size-asian="12pt" style:font-weight-asian="normal" style:font-size-complex="12pt" style:font-weight-complex="normal"/>
    </style:style>
    <style:style style:name="P35" style:family="paragraph" style:parent-style-name="Standard" style:list-style-name="L8">
      <style:text-properties fo:font-variant="normal" fo:text-transform="none" fo:color="#000000" loext:opacity="100%" style:font-name="Liberation Serif" fo:font-size="12pt" fo:letter-spacing="normal" fo:font-style="normal" fo:font-weight="normal" officeooo:paragraph-rsid="0045c215" style:font-size-asian="12pt" style:font-size-complex="12pt"/>
    </style:style>
    <style:style style:name="P36" style:family="paragraph" style:parent-style-name="Standard" style:list-style-name="L3">
      <style:text-properties fo:font-variant="normal" fo:text-transform="none" fo:color="#000000" loext:opacity="100%" style:font-name="Liberation Serif" fo:font-size="12pt" fo:letter-spacing="normal" fo:font-style="normal" fo:font-weight="normal" officeooo:paragraph-rsid="0022d011" style:font-weight-asian="normal" style:font-weight-complex="normal"/>
    </style:style>
    <style:style style:name="P37" style:family="paragraph" style:parent-style-name="Standard" style:list-style-name="L8">
      <style:text-properties fo:font-variant="normal" fo:text-transform="none" fo:color="#000000" loext:opacity="100%" style:font-name="Liberation Serif" fo:font-size="12pt" fo:letter-spacing="normal" fo:font-style="normal" fo:font-weight="normal" officeooo:paragraph-rsid="0024c582" style:font-weight-asian="normal" style:font-weight-complex="normal"/>
    </style:style>
    <style:style style:name="P38" style:family="paragraph" style:parent-style-name="Standard" style:list-style-name="L8">
      <style:text-properties fo:font-variant="normal" fo:text-transform="none" fo:color="#000000" loext:opacity="100%" style:font-name="Liberation Serif" fo:font-size="12pt" fo:letter-spacing="normal" fo:font-style="normal" fo:font-weight="normal" officeooo:paragraph-rsid="00268a68" style:font-weight-asian="normal" style:font-weight-complex="normal"/>
    </style:style>
    <style:style style:name="P39" style:family="paragraph" style:parent-style-name="Standard" style:list-style-name="L5">
      <style:text-properties fo:font-variant="normal" fo:text-transform="none" fo:color="#3a3a3a" loext:opacity="100%" style:font-name="Liberation Serif" fo:font-size="12pt" fo:letter-spacing="normal" fo:font-style="normal" fo:font-weight="normal" officeooo:paragraph-rsid="002a5c1d" style:font-size-asian="12pt" style:font-weight-asian="normal" style:font-size-complex="12pt" style:font-weight-complex="normal"/>
    </style:style>
    <style:style style:name="P40" style:family="paragraph" style:parent-style-name="Standard" style:list-style-name="L8">
      <style:text-properties fo:font-variant="normal" fo:text-transform="none" fo:color="#3a3a3a" loext:opacity="100%" style:font-name="Liberation Serif" fo:font-size="12pt" fo:letter-spacing="normal" fo:font-style="normal" style:text-underline-style="none" fo:font-weight="normal" officeooo:rsid="000f0065" officeooo:paragraph-rsid="000f0065" style:font-size-asian="12pt" style:font-weight-asian="normal" style:font-size-complex="12pt" style:font-weight-complex="normal"/>
    </style:style>
    <style:style style:name="P41" style:family="paragraph" style:parent-style-name="Standard" style:list-style-name="L8">
      <style:text-properties fo:font-variant="normal" fo:text-transform="none" fo:color="#3a3a3a" loext:opacity="100%" style:font-name="Liberation Serif" fo:font-size="12pt" fo:letter-spacing="normal" fo:font-style="normal" style:text-underline-style="none" fo:font-weight="normal" officeooo:rsid="000f0065" officeooo:paragraph-rsid="0012cff5" style:font-size-asian="12pt" style:font-weight-asian="normal" style:font-size-complex="12pt" style:font-weight-complex="normal"/>
    </style:style>
    <style:style style:name="P42" style:family="paragraph" style:parent-style-name="Standard" style:list-style-name="L8">
      <style:text-properties fo:font-variant="normal" fo:text-transform="none" fo:color="#3a3a3a" loext:opacity="100%" style:font-name="Liberation Serif" fo:font-size="12pt" fo:letter-spacing="normal" fo:font-style="normal" style:text-underline-style="none" fo:font-weight="normal" officeooo:rsid="0011af3d" officeooo:paragraph-rsid="0011af3d" style:font-size-asian="12pt" style:font-weight-asian="normal" style:font-size-complex="12pt" style:font-weight-complex="normal"/>
    </style:style>
    <style:style style:name="P43" style:family="paragraph" style:parent-style-name="Standard" style:list-style-name="L8">
      <style:text-properties fo:font-variant="normal" fo:text-transform="none" fo:color="#3a3a3a" loext:opacity="100%" style:font-name="Liberation Serif" fo:font-size="12pt" fo:letter-spacing="normal" fo:font-style="normal" style:text-underline-style="none" fo:font-weight="normal" officeooo:rsid="0017ad17" officeooo:paragraph-rsid="0017ad17" style:font-size-asian="12pt" style:font-weight-asian="normal" style:font-size-complex="12pt" style:font-weight-complex="normal"/>
    </style:style>
    <style:style style:name="P44" style:family="paragraph" style:parent-style-name="Standard" style:list-style-name="L8">
      <style:text-properties fo:font-variant="normal" fo:text-transform="none" fo:color="#3a3a3a" loext:opacity="100%" style:font-name="Liberation Serif" fo:font-size="12pt" fo:letter-spacing="normal" fo:font-style="normal" style:text-underline-style="none" fo:font-weight="normal" officeooo:rsid="001bc12e" officeooo:paragraph-rsid="001bc12e" style:font-size-asian="12pt" style:font-weight-asian="normal" style:font-size-complex="12pt" style:font-weight-complex="normal"/>
    </style:style>
    <style:style style:name="P45" style:family="paragraph" style:parent-style-name="Standard" style:list-style-name="L8">
      <style:text-properties fo:font-variant="normal" fo:text-transform="none" fo:color="#001c3b" loext:opacity="100%" style:font-name="proxima-nova" fo:font-size="12pt" fo:letter-spacing="normal" fo:font-style="normal" fo:font-weight="normal"/>
    </style:style>
    <style:style style:name="P46" style:family="paragraph" style:parent-style-name="Standard" style:list-style-name="L2">
      <style:text-properties officeooo:paragraph-rsid="0005cca3"/>
    </style:style>
    <style:style style:name="P47" style:family="paragraph" style:parent-style-name="Standard" style:list-style-name="L3">
      <style:text-properties officeooo:paragraph-rsid="000da764"/>
    </style:style>
    <style:style style:name="P48" style:family="paragraph" style:parent-style-name="Standard" style:list-style-name="L3">
      <style:text-properties officeooo:paragraph-rsid="0011af3d"/>
    </style:style>
    <style:style style:name="P49" style:family="paragraph" style:parent-style-name="Standard" style:list-style-name="L3">
      <style:text-properties officeooo:paragraph-rsid="0027dd88"/>
    </style:style>
    <style:style style:name="P50" style:family="paragraph" style:parent-style-name="Standard" style:list-style-name="L3">
      <style:text-properties officeooo:paragraph-rsid="0022d011"/>
    </style:style>
    <style:style style:name="P51" style:family="paragraph" style:parent-style-name="Standard" style:list-style-name="L3">
      <style:text-properties fo:font-weight="normal" officeooo:paragraph-rsid="0011af3d" style:font-weight-asian="normal" style:font-weight-complex="normal"/>
    </style:style>
    <style:style style:name="P52" style:family="paragraph" style:parent-style-name="Standard" style:list-style-name="L3">
      <style:text-properties fo:font-weight="normal" officeooo:paragraph-rsid="0027dd88" style:font-weight-asian="normal" style:font-weight-complex="normal"/>
    </style:style>
    <style:style style:name="P53" style:family="paragraph" style:parent-style-name="Standard" style:list-style-name="L4">
      <style:text-properties fo:font-weight="normal" officeooo:paragraph-rsid="0027dd88" style:font-weight-asian="normal" style:font-weight-complex="normal"/>
    </style:style>
    <style:style style:name="P54" style:family="paragraph" style:parent-style-name="Standard" style:list-style-name="L7">
      <style:text-properties fo:font-weight="normal" officeooo:rsid="000da764" officeooo:paragraph-rsid="000da764" style:font-weight-asian="normal" style:font-weight-complex="normal"/>
    </style:style>
    <style:style style:name="P55" style:family="paragraph" style:parent-style-name="Standard" style:list-style-name="L5">
      <style:text-properties fo:font-weight="normal" officeooo:paragraph-rsid="00082071" style:font-weight-asian="normal" style:font-weight-complex="normal"/>
    </style:style>
    <style:style style:name="P56" style:family="paragraph" style:parent-style-name="Standard" style:list-style-name="L8">
      <style:text-properties fo:font-weight="normal" officeooo:paragraph-rsid="001bc12e" style:font-weight-asian="normal" style:font-weight-complex="normal"/>
    </style:style>
    <style:style style:name="P57" style:family="paragraph" style:parent-style-name="Standard" style:list-style-name="L3">
      <style:paragraph-properties fo:text-align="start" style:justify-single-word="false"/>
      <style:text-properties officeooo:paragraph-rsid="0027dd88"/>
    </style:style>
    <style:style style:name="P58" style:family="paragraph" style:parent-style-name="Standard" style:list-style-name="L5">
      <style:paragraph-properties fo:text-align="start" style:justify-single-word="false"/>
      <style:text-properties officeooo:paragraph-rsid="000a6a2f"/>
    </style:style>
    <style:style style:name="P59" style:family="paragraph" style:parent-style-name="Standard" style:list-style-name="L8">
      <style:paragraph-properties fo:text-align="start" style:justify-single-word="false"/>
      <style:text-properties officeooo:paragraph-rsid="003ac8a8"/>
    </style:style>
    <style:style style:name="P60" style:family="paragraph" style:parent-style-name="Standard" style:list-style-name="L5">
      <style:text-properties officeooo:paragraph-rsid="001a0345"/>
    </style:style>
    <style:style style:name="P61" style:family="paragraph" style:parent-style-name="Standard" style:list-style-name="L5">
      <style:text-properties officeooo:paragraph-rsid="0020d525"/>
    </style:style>
    <style:style style:name="P62" style:family="paragraph" style:parent-style-name="Standard" style:list-style-name="L5">
      <style:text-properties officeooo:paragraph-rsid="00082071"/>
    </style:style>
    <style:style style:name="P63" style:family="paragraph" style:parent-style-name="Standard" style:list-style-name="L5">
      <style:text-properties officeooo:paragraph-rsid="000a6a2f"/>
    </style:style>
    <style:style style:name="P64" style:family="paragraph" style:parent-style-name="Standard" style:list-style-name="L5">
      <style:text-properties officeooo:paragraph-rsid="00268a68"/>
    </style:style>
    <style:style style:name="P65" style:family="paragraph" style:parent-style-name="Standard" style:list-style-name="L5">
      <style:text-properties officeooo:paragraph-rsid="000bd7ed"/>
    </style:style>
    <style:style style:name="P66" style:family="paragraph" style:parent-style-name="Standard" style:list-style-name="L5">
      <style:text-properties officeooo:paragraph-rsid="002a5c1d"/>
    </style:style>
    <style:style style:name="P67" style:family="paragraph" style:parent-style-name="Standard" style:list-style-name="L6">
      <style:text-properties officeooo:paragraph-rsid="00082071"/>
    </style:style>
    <style:style style:name="P68" style:family="paragraph" style:parent-style-name="Standard" style:list-style-name="L5">
      <style:paragraph-properties fo:text-align="start" style:justify-single-word="false"/>
      <style:text-properties officeooo:rsid="000a6a2f" officeooo:paragraph-rsid="000a6a2f"/>
    </style:style>
    <style:style style:name="P69" style:family="paragraph" style:parent-style-name="Standard" style:list-style-name="L5">
      <style:paragraph-properties fo:text-align="start" style:justify-single-word="false"/>
      <style:text-properties officeooo:rsid="000ba27f" officeooo:paragraph-rsid="000ba27f"/>
    </style:style>
    <style:style style:name="P70" style:family="paragraph" style:parent-style-name="Standard" style:list-style-name="L8"/>
    <style:style style:name="P71" style:family="paragraph" style:parent-style-name="Standard" style:list-style-name="L8">
      <style:text-properties officeooo:paragraph-rsid="000f0065"/>
    </style:style>
    <style:style style:name="P72" style:family="paragraph" style:parent-style-name="Standard" style:list-style-name="L8">
      <style:text-properties officeooo:paragraph-rsid="0011af3d"/>
    </style:style>
    <style:style style:name="P73" style:family="paragraph" style:parent-style-name="Standard" style:list-style-name="L8">
      <style:text-properties officeooo:paragraph-rsid="00131f35"/>
    </style:style>
    <style:style style:name="P74" style:family="paragraph" style:parent-style-name="Standard" style:list-style-name="L8">
      <style:text-properties officeooo:paragraph-rsid="00246881"/>
    </style:style>
    <style:style style:name="P75" style:family="paragraph" style:parent-style-name="Standard" style:list-style-name="L8">
      <style:text-properties officeooo:paragraph-rsid="000f8e31"/>
    </style:style>
    <style:style style:name="P76" style:family="paragraph" style:parent-style-name="Standard" style:list-style-name="L8">
      <style:text-properties officeooo:paragraph-rsid="0022d011"/>
    </style:style>
    <style:style style:name="P77" style:family="paragraph" style:parent-style-name="Standard" style:list-style-name="L8">
      <style:text-properties officeooo:paragraph-rsid="0016d51e"/>
    </style:style>
    <style:style style:name="P78" style:family="paragraph" style:parent-style-name="Standard" style:list-style-name="L8">
      <style:text-properties officeooo:paragraph-rsid="0017ad17"/>
    </style:style>
    <style:style style:name="P79" style:family="paragraph" style:parent-style-name="Standard" style:list-style-name="L8">
      <style:text-properties officeooo:paragraph-rsid="0024c582"/>
    </style:style>
    <style:style style:name="P80" style:family="paragraph" style:parent-style-name="Standard" style:list-style-name="L8">
      <style:text-properties officeooo:paragraph-rsid="00268a68"/>
    </style:style>
    <style:style style:name="P81" style:family="paragraph" style:parent-style-name="Standard" style:list-style-name="L8">
      <style:text-properties officeooo:paragraph-rsid="001a0345"/>
    </style:style>
    <style:style style:name="P82" style:family="paragraph" style:parent-style-name="Standard" style:list-style-name="L8">
      <style:text-properties officeooo:paragraph-rsid="0019e429"/>
    </style:style>
    <style:style style:name="P83" style:family="paragraph" style:parent-style-name="Standard" style:list-style-name="L8">
      <style:text-properties officeooo:paragraph-rsid="001bc12e"/>
    </style:style>
    <style:style style:name="P84" style:family="paragraph" style:parent-style-name="Standard" style:list-style-name="L8">
      <style:text-properties officeooo:paragraph-rsid="003116ac"/>
    </style:style>
    <style:style style:name="P85" style:family="paragraph" style:parent-style-name="Standard" style:list-style-name="L8">
      <style:text-properties officeooo:paragraph-rsid="003aea91"/>
    </style:style>
    <style:style style:name="P86" style:family="paragraph" style:parent-style-name="Standard" style:list-style-name="L8">
      <style:text-properties officeooo:paragraph-rsid="003f45c2"/>
    </style:style>
    <style:style style:name="P87" style:family="paragraph" style:parent-style-name="Standard" style:list-style-name="L8">
      <style:text-properties officeooo:paragraph-rsid="0042a5b7"/>
    </style:style>
    <style:style style:name="P88" style:family="paragraph" style:parent-style-name="Standard" style:list-style-name="L8">
      <style:text-properties officeooo:paragraph-rsid="0045c215"/>
    </style:style>
    <style:style style:name="P89" style:family="paragraph" style:parent-style-name="Standard" style:list-style-name="L8">
      <style:text-properties officeooo:paragraph-rsid="0048ab3f"/>
    </style:style>
    <style:style style:name="P90" style:family="paragraph" style:parent-style-name="Standard" style:list-style-name="L8">
      <style:text-properties officeooo:paragraph-rsid="0049eaac"/>
    </style:style>
    <style:style style:name="P91" style:family="paragraph" style:parent-style-name="Standard" style:list-style-name="L8">
      <style:text-properties officeooo:paragraph-rsid="004c4633"/>
    </style:style>
    <style:style style:name="P92" style:family="paragraph" style:parent-style-name="Standard" style:list-style-name="L8">
      <style:text-properties officeooo:paragraph-rsid="0060426b"/>
    </style:style>
    <style:style style:name="P93" style:family="paragraph" style:parent-style-name="Standard" style:list-style-name="L8">
      <style:text-properties officeooo:paragraph-rsid="00672733"/>
    </style:style>
    <style:style style:name="P94" style:family="paragraph" style:parent-style-name="Standard" style:list-style-name="L8">
      <style:text-properties style:text-underline-style="none" fo:font-weight="normal" officeooo:rsid="000d65a9" officeooo:paragraph-rsid="000d65a9" style:font-weight-asian="normal" style:font-weight-complex="normal"/>
    </style:style>
    <style:style style:name="P95" style:family="paragraph" style:parent-style-name="Standard" style:list-style-name="L8">
      <style:text-properties style:text-underline-style="none" fo:font-weight="normal" officeooo:paragraph-rsid="000d65a9" style:font-weight-asian="normal" style:font-weight-complex="normal"/>
    </style:style>
    <style:style style:name="P96" style:family="paragraph" style:parent-style-name="Standard" style:list-style-name="L5">
      <style:text-properties style:font-name="Liberation Serif" fo:font-size="12pt" fo:font-weight="normal" style:font-size-asian="12pt" style:font-weight-asian="normal" style:font-size-complex="12pt" style:font-weight-complex="normal"/>
    </style:style>
    <style:style style:name="P97" style:family="paragraph" style:parent-style-name="Standard" style:list-style-name="L8">
      <style:text-properties style:font-name="Liberation Serif" fo:font-size="12pt" fo:font-style="normal" fo:font-weight="normal" officeooo:paragraph-rsid="002c563a" style:font-size-asian="12pt" style:font-size-complex="12pt"/>
    </style:style>
    <style:style style:name="P98" style:family="paragraph" style:parent-style-name="Standard" style:list-style-name="L9">
      <style:text-properties style:font-name="Liberation Serif" officeooo:paragraph-rsid="000cc8e5"/>
    </style:style>
    <style:style style:name="P99" style:family="paragraph" style:parent-style-name="Standard" style:list-style-name="L8">
      <style:text-properties style:font-name="Liberation Serif" fo:font-weight="normal" officeooo:paragraph-rsid="0024c582" style:font-weight-asian="normal" style:font-weight-complex="normal"/>
    </style:style>
    <style:style style:name="P100" style:family="paragraph" style:parent-style-name="Standard" style:list-style-name="L8">
      <style:text-properties style:font-name="Liberation Serif" fo:font-weight="normal" officeooo:rsid="002a5c1d" officeooo:paragraph-rsid="002c563a" style:font-weight-asian="normal" style:font-weight-complex="normal"/>
    </style:style>
    <style:style style:name="P101" style:family="paragraph" style:parent-style-name="Standard" style:list-style-name="L8">
      <style:text-properties style:font-name="Liberation Serif" fo:font-weight="normal" officeooo:rsid="002c8fe9" officeooo:paragraph-rsid="002c8fe9" style:font-weight-asian="normal" style:font-weight-complex="normal"/>
    </style:style>
    <style:style style:name="P102" style:family="paragraph" style:parent-style-name="Standard" style:list-style-name="L8">
      <style:text-properties style:font-name="Liberation Serif" fo:font-weight="normal" officeooo:rsid="002c8fe9" officeooo:paragraph-rsid="002ea30a" style:font-weight-asian="normal" style:font-weight-complex="normal"/>
    </style:style>
    <style:style style:name="P103" style:family="paragraph" style:parent-style-name="Standard" style:list-style-name="L8">
      <style:text-properties style:font-name="Liberation Serif" fo:font-weight="normal" officeooo:rsid="002c8fe9" officeooo:paragraph-rsid="0048ab3f" style:font-weight-asian="normal" style:font-weight-complex="normal"/>
    </style:style>
    <style:style style:name="P104" style:family="paragraph" style:parent-style-name="Standard">
      <style:text-properties style:font-name="Liberation Serif" fo:font-weight="normal" officeooo:rsid="002c8fe9" officeooo:paragraph-rsid="005a4435" style:font-weight-asian="normal" style:font-weight-complex="normal"/>
    </style:style>
    <style:style style:name="P105" style:family="paragraph" style:parent-style-name="Standard">
      <style:text-properties style:font-name="Liberation Serif" fo:font-weight="normal" officeooo:rsid="002c8fe9" officeooo:paragraph-rsid="002c8fe9" style:font-weight-asian="normal" style:font-weight-complex="normal"/>
    </style:style>
    <style:style style:name="P106" style:family="paragraph" style:parent-style-name="Standard" style:list-style-name="L8">
      <style:text-properties style:font-name="Liberation Serif" fo:font-weight="normal" officeooo:rsid="002ea30a" officeooo:paragraph-rsid="002ea30a" style:font-weight-asian="normal" style:font-weight-complex="normal"/>
    </style:style>
    <style:style style:name="P107" style:family="paragraph" style:parent-style-name="Standard" style:list-style-name="L8">
      <style:text-properties style:font-name="Liberation Serif" officeooo:paragraph-rsid="0027dd88"/>
    </style:style>
    <style:style style:name="P108" style:family="paragraph" style:parent-style-name="Standard" style:list-style-name="L8">
      <style:text-properties style:font-name="Liberation Serif" officeooo:paragraph-rsid="002c563a"/>
    </style:style>
    <style:style style:name="P109" style:family="paragraph" style:parent-style-name="Standard" style:list-style-name="L9">
      <style:text-properties officeooo:paragraph-rsid="000cc8e5"/>
    </style:style>
    <style:style style:name="P110" style:family="paragraph" style:parent-style-name="Standard" style:list-style-name="L8">
      <style:text-properties officeooo:rsid="00131f35" officeooo:paragraph-rsid="00131f35"/>
    </style:style>
    <style:style style:name="P111" style:family="paragraph" style:parent-style-name="Standard" style:list-style-name="L10">
      <style:text-properties officeooo:paragraph-rsid="001350ea"/>
    </style:style>
    <style:style style:name="P112" style:family="paragraph" style:parent-style-name="Standard" style:list-style-name="L8">
      <style:text-properties officeooo:rsid="0011af3d" officeooo:paragraph-rsid="0011af3d"/>
    </style:style>
    <style:style style:name="P113" style:family="paragraph" style:parent-style-name="Standard" style:list-style-name="L8">
      <style:text-properties officeooo:rsid="0012cff5" officeooo:paragraph-rsid="0012cff5"/>
    </style:style>
    <style:style style:name="P114" style:family="paragraph" style:parent-style-name="Standard" style:list-style-name="L11">
      <style:text-properties officeooo:paragraph-rsid="00131f35"/>
    </style:style>
    <style:style style:name="P115" style:family="paragraph" style:parent-style-name="Standard" style:list-style-name="L8">
      <style:text-properties fo:color="#000000" loext:opacity="100%" style:font-name="Liberation Serif" fo:font-size="12pt" officeooo:paragraph-rsid="0015586d" style:font-size-asian="12pt" style:font-size-complex="12pt"/>
    </style:style>
    <style:style style:name="P116" style:family="paragraph" style:parent-style-name="Standard" style:list-style-name="L8">
      <style:text-properties fo:color="#000000" loext:opacity="100%" style:font-name="Liberation Serif" fo:font-size="12pt" officeooo:paragraph-rsid="003116ac" style:font-size-asian="12pt" style:font-size-complex="12pt"/>
    </style:style>
    <style:style style:name="P117" style:family="paragraph" style:parent-style-name="Standard" style:list-style-name="L8">
      <style:text-properties fo:color="#000000" loext:opacity="100%" style:font-name="Liberation Serif" fo:font-size="12pt" officeooo:paragraph-rsid="003aea91" style:font-size-asian="12pt" style:font-size-complex="12pt"/>
    </style:style>
    <style:style style:name="P118" style:family="paragraph" style:parent-style-name="Standard" style:list-style-name="L8">
      <style:text-properties fo:color="#000000" loext:opacity="100%" style:font-name="Liberation Serif" fo:font-size="12pt" officeooo:paragraph-rsid="003f45c2" style:font-size-asian="12pt" style:font-size-complex="12pt"/>
    </style:style>
    <style:style style:name="P119" style:family="paragraph" style:parent-style-name="Standard" style:list-style-name="L8">
      <style:text-properties fo:color="#000000" loext:opacity="100%" style:font-name="Liberation Serif" fo:font-size="12pt" officeooo:paragraph-rsid="0042a5b7" style:font-size-asian="12pt" style:font-size-complex="12pt"/>
    </style:style>
    <style:style style:name="P120" style:family="paragraph" style:parent-style-name="Standard" style:list-style-name="L8">
      <style:text-properties fo:color="#000000" loext:opacity="100%" style:font-name="Liberation Serif" fo:font-size="12pt" officeooo:paragraph-rsid="0045c215" style:font-size-asian="12pt" style:font-size-complex="12pt"/>
    </style:style>
    <style:style style:name="P121" style:family="paragraph" style:parent-style-name="Standard" style:list-style-name="L8">
      <style:text-properties fo:color="#000000" loext:opacity="100%" style:font-name="Liberation Serif" fo:font-size="12pt" officeooo:paragraph-rsid="0048ab3f" style:font-size-asian="12pt" style:font-size-complex="12pt"/>
    </style:style>
    <style:style style:name="P122" style:family="paragraph" style:parent-style-name="Standard" style:list-style-name="L8">
      <style:text-properties fo:color="#000000" loext:opacity="100%" style:font-name="Liberation Serif" fo:font-size="12pt" fo:font-weight="normal" officeooo:rsid="002c8fe9" officeooo:paragraph-rsid="002ea30a" style:font-size-asian="12pt" style:font-weight-asian="normal" style:font-size-complex="12pt" style:font-weight-complex="normal"/>
    </style:style>
    <style:style style:name="P123" style:family="paragraph" style:parent-style-name="Standard" style:list-style-name="L8">
      <style:text-properties fo:color="#000000" loext:opacity="100%" style:font-name="Liberation Serif" fo:font-size="12pt" fo:font-weight="normal" officeooo:rsid="002ea30a" officeooo:paragraph-rsid="003aea91" style:font-size-asian="12pt" style:font-weight-asian="normal" style:font-size-complex="12pt" style:font-weight-complex="normal"/>
    </style:style>
    <style:style style:name="P124" style:family="paragraph" style:parent-style-name="Standard" style:list-style-name="L8">
      <style:text-properties fo:color="#000000" loext:opacity="100%" style:font-name="Liberation Serif" officeooo:paragraph-rsid="0016d51e"/>
    </style:style>
    <style:style style:name="P125" style:family="paragraph" style:parent-style-name="Standard" style:list-style-name="L8">
      <style:text-properties fo:color="#000000" loext:opacity="100%" style:font-name="Liberation Serif" officeooo:paragraph-rsid="00268a68"/>
    </style:style>
    <style:style style:name="P126" style:family="paragraph" style:parent-style-name="Standard" style:list-style-name="L8">
      <style:text-properties fo:color="#000000" loext:opacity="100%" style:font-name="Liberation Serif" officeooo:paragraph-rsid="002c563a"/>
    </style:style>
    <style:style style:name="P127" style:family="paragraph" style:parent-style-name="Standard" style:list-style-name="L8">
      <style:text-properties fo:color="#000000" loext:opacity="100%" style:font-name="Liberation Serif" officeooo:paragraph-rsid="0049eaac"/>
    </style:style>
    <style:style style:name="P128" style:family="paragraph" style:parent-style-name="Standard" style:list-style-name="L8">
      <style:text-properties fo:color="#000000" loext:opacity="100%" style:font-name="Liberation Serif" fo:font-weight="normal" officeooo:rsid="002c8fe9" officeooo:paragraph-rsid="002ea30a" style:font-weight-asian="normal" style:font-weight-complex="normal"/>
    </style:style>
    <style:style style:name="P129" style:family="paragraph" style:parent-style-name="Standard" style:list-style-name="L8">
      <style:text-properties fo:color="#000000" loext:opacity="100%" officeooo:paragraph-rsid="0019e429"/>
    </style:style>
    <style:style style:name="P130" style:family="paragraph" style:parent-style-name="Standard" style:list-style-name="L14">
      <style:text-properties fo:color="#000000" loext:opacity="100%" officeooo:paragraph-rsid="0019e429"/>
    </style:style>
    <style:style style:name="P131" style:family="paragraph" style:parent-style-name="Standard" style:list-style-name="L8">
      <style:text-properties fo:color="#000000" loext:opacity="100%" style:font-name="Liberation Serif" fo:font-size="12pt" fo:font-weight="normal" officeooo:paragraph-rsid="004c4633" style:font-size-asian="12pt" style:font-weight-asian="normal" style:font-size-complex="12pt" style:font-weight-complex="normal"/>
    </style:style>
    <style:style style:name="P132" style:family="paragraph" style:parent-style-name="Standard" style:list-style-name="L8">
      <style:text-properties fo:color="#000000" loext:opacity="100%" style:font-name="Liberation Serif" fo:font-size="12pt" officeooo:paragraph-rsid="0060426b" style:font-size-asian="12pt" style:font-size-complex="12pt"/>
    </style:style>
    <style:style style:name="P133" style:family="paragraph" style:parent-style-name="Standard" style:list-style-name="L8">
      <style:text-properties fo:color="#000000" loext:opacity="100%" style:font-name="Liberation Serif" fo:font-size="12pt" officeooo:paragraph-rsid="004c4633" style:font-size-asian="12pt" style:font-size-complex="12pt"/>
    </style:style>
    <style:style style:name="P134" style:family="paragraph" style:parent-style-name="Standard" style:list-style-name="L8">
      <style:text-properties fo:color="#000000" loext:opacity="100%" style:font-name="Liberation Serif" fo:font-weight="normal" officeooo:rsid="002c8fe9" officeooo:paragraph-rsid="00580b8d" style:font-weight-asian="normal" style:font-weight-complex="normal"/>
    </style:style>
    <style:style style:name="P135" style:family="paragraph" style:parent-style-name="Standard" style:list-style-name="L8">
      <style:text-properties fo:color="#000000" loext:opacity="100%" style:font-name="Liberation Serif" fo:font-weight="normal" officeooo:rsid="002c8fe9" officeooo:paragraph-rsid="004c4633" style:font-weight-asian="normal" style:font-weight-complex="normal"/>
    </style:style>
    <style:style style:name="P136" style:family="paragraph" style:parent-style-name="Standard" style:list-style-name="L8">
      <style:text-properties fo:color="#000000" loext:opacity="100%" style:font-name="Liberation Serif" fo:font-weight="normal" officeooo:rsid="002c8fe9" officeooo:paragraph-rsid="002ea30a" style:font-weight-asian="normal" style:font-weight-complex="normal"/>
    </style:style>
    <style:style style:name="P137" style:family="paragraph" style:parent-style-name="Standard" style:list-style-name="L8">
      <style:text-properties fo:color="#000000" loext:opacity="100%" style:font-name="Liberation Serif" officeooo:paragraph-rsid="004c4633"/>
    </style:style>
    <style:style style:name="P138" style:family="paragraph" style:parent-style-name="Standard" style:list-style-name="L13">
      <style:text-properties officeooo:paragraph-rsid="0016d51e"/>
    </style:style>
    <style:style style:name="P139" style:family="paragraph" style:parent-style-name="Standard" style:list-style-name="L8">
      <style:text-properties officeooo:rsid="0017ad17" officeooo:paragraph-rsid="0017ad17"/>
    </style:style>
    <style:style style:name="P140" style:family="paragraph" style:parent-style-name="Standard" style:list-style-name="L8">
      <style:text-properties officeooo:rsid="0019e429" officeooo:paragraph-rsid="0019e429"/>
    </style:style>
    <style:style style:name="P141" style:family="paragraph" style:parent-style-name="Standard" style:list-style-name="L8">
      <style:text-properties officeooo:rsid="001bc12e" officeooo:paragraph-rsid="001bc12e"/>
    </style:style>
    <style:style style:name="P142" style:family="paragraph" style:parent-style-name="Standard" style:list-style-name="L8">
      <style:text-properties style:font-name="Liberation Serif" officeooo:paragraph-rsid="004c4633"/>
    </style:style>
    <style:style style:name="P143" style:family="paragraph" style:parent-style-name="Standard" style:list-style-name="L8">
      <style:text-properties officeooo:rsid="006a3b25" officeooo:paragraph-rsid="006a3b25"/>
    </style:style>
    <style:style style:name="P144" style:family="paragraph" style:parent-style-name="Table_20_Contents" style:list-style-name="L8">
      <style:text-properties fo:font-size="12pt" officeooo:paragraph-rsid="000f8e31"/>
    </style:style>
    <style:style style:name="P145" style:family="paragraph" style:parent-style-name="Table_20_Contents" style:list-style-name="L8">
      <style:text-properties fo:font-size="12pt" officeooo:paragraph-rsid="00246881"/>
    </style:style>
    <style:style style:name="P146" style:family="paragraph" style:parent-style-name="Table_20_Contents" style:list-style-name="L8">
      <style:paragraph-properties fo:line-height="150%" fo:text-align="start" style:justify-single-word="false"/>
      <style:text-properties officeooo:paragraph-rsid="005a4435"/>
    </style:style>
    <style:style style:name="P147" style:family="paragraph" style:parent-style-name="Table_20_Contents" style:list-style-name="L8">
      <style:paragraph-properties fo:line-height="150%" fo:text-align="start" style:justify-single-word="false"/>
      <style:text-properties style:font-name="Liberation Serif" fo:font-size="10pt" fo:font-weight="normal" officeooo:paragraph-rsid="005a4435" style:font-size-asian="10pt" style:font-weight-asian="normal" style:font-size-complex="10pt" style:font-weight-complex="normal"/>
    </style:style>
    <style:style style:name="P148" style:family="paragraph" style:parent-style-name="Table_20_Heading" style:list-style-name="L8">
      <style:paragraph-properties fo:line-height="150%" fo:text-align="start" style:justify-single-word="false"/>
      <style:text-properties style:font-name="Liberation Serif" fo:font-size="10pt" fo:font-weight="normal" officeooo:paragraph-rsid="005a4435" style:font-size-asian="10pt" style:font-weight-asian="normal" style:font-size-complex="10pt" style:font-weight-complex="normal"/>
    </style:style>
    <style:style style:name="P149" style:family="paragraph" style:parent-style-name="Text_20_body" style:list-style-name="L12">
      <style:paragraph-properties fo:margin-top="0in" fo:margin-bottom="0in" style:contextual-spacing="false" fo:text-align="start" style:justify-single-word="false" fo:orphans="2" fo:widows="2" fo:padding="0in" fo:border="none"/>
      <style:text-properties fo:font-variant="normal" fo:text-transform="none" fo:color="#000000" loext:opacity="100%" style:font-name="Liberation Serif" fo:font-size="12pt" fo:letter-spacing="normal" fo:font-style="normal" fo:font-weight="normal" officeooo:paragraph-rsid="0016d51e" style:font-size-asian="12pt" style:font-size-complex="12pt"/>
    </style:style>
    <style:style style:name="T1" style:family="text">
      <style:text-properties fo:font-weight="normal" style:font-weight-asian="normal" style:font-weight-complex="normal"/>
    </style:style>
    <style:style style:name="T2" style:family="text">
      <style:text-properties fo:font-weight="normal" officeooo:rsid="0017ad17" style:font-weight-asian="normal" style:font-weight-complex="normal"/>
    </style:style>
    <style:style style:name="T3" style:family="text">
      <style:text-properties fo:font-weight="normal" officeooo:rsid="00246881" style:font-weight-asian="normal" style:font-weight-complex="normal"/>
    </style:style>
    <style:style style:name="T4" style:family="text">
      <style:text-properties fo:font-weight="normal" officeooo:rsid="0027dd88" style:font-weight-asian="normal" style:font-weight-complex="normal"/>
    </style:style>
    <style:style style:name="T5" style:family="text">
      <style:text-properties fo:font-weight="normal" officeooo:rsid="002a5c1d" style:font-weight-asian="normal" style:font-weight-complex="normal"/>
    </style:style>
    <style:style style:name="T6" style:family="text">
      <style:text-properties fo:font-weight="normal" officeooo:rsid="002c8fe9" style:font-weight-asian="normal" style:font-weight-complex="normal"/>
    </style:style>
    <style:style style:name="T7" style:family="text">
      <style:text-properties fo:font-weight="normal" officeooo:rsid="0043691f" style:font-weight-asian="normal" style:font-weight-complex="normal"/>
    </style:style>
    <style:style style:name="T8" style:family="text">
      <style:text-properties fo:font-weight="normal" officeooo:rsid="0045c215" style:font-weight-asian="normal" style:font-weight-complex="normal"/>
    </style:style>
    <style:style style:name="T9" style:family="text">
      <style:text-properties fo:font-weight="normal" officeooo:rsid="004e0d60" style:font-weight-asian="normal" style:font-weight-complex="normal"/>
    </style:style>
    <style:style style:name="T10" style:family="text">
      <style:text-properties fo:font-weight="normal" officeooo:rsid="00580b8d" style:font-weight-asian="normal" style:font-weight-complex="normal"/>
    </style:style>
    <style:style style:name="T11" style:family="text">
      <style:text-properties fo:font-weight="normal" officeooo:rsid="00636ce7" style:font-weight-asian="normal" style:font-weight-complex="normal"/>
    </style:style>
    <style:style style:name="T12" style:family="text">
      <style:text-properties fo:font-weight="normal" officeooo:rsid="0065a70f" style:font-weight-asian="normal" style:font-weight-complex="normal"/>
    </style:style>
    <style:style style:name="T13" style:family="text">
      <style:text-properties fo:font-weight="normal" officeooo:rsid="00672733"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2c8fe9" style:font-weight-asian="bold" style:font-weight-complex="bold"/>
    </style:style>
    <style:style style:name="T16" style:family="text">
      <style:text-properties fo:font-weight="bold" officeooo:rsid="003d2ba4" style:font-weight-asian="bold" style:font-weight-complex="bold"/>
    </style:style>
    <style:style style:name="T17" style:family="text">
      <style:text-properties fo:font-weight="bold" officeooo:rsid="0043691f" style:font-weight-asian="bold" style:font-weight-complex="bold"/>
    </style:style>
    <style:style style:name="T18" style:family="text">
      <style:text-properties fo:font-weight="bold" officeooo:rsid="0045c215" style:font-weight-asian="bold" style:font-weight-complex="bold"/>
    </style:style>
    <style:style style:name="T19" style:family="text">
      <style:text-properties fo:font-weight="bold" officeooo:rsid="00580b8d" style:font-weight-asian="bold" style:font-weight-complex="bold"/>
    </style:style>
    <style:style style:name="T20" style:family="text">
      <style:text-properties fo:font-weight="bold" officeooo:rsid="00636ce7" style:font-weight-asian="bold" style:font-weight-complex="bold"/>
    </style:style>
    <style:style style:name="T21" style:family="text">
      <style:text-properties fo:font-weight="bold" officeooo:rsid="0065a70f" style:font-weight-asian="bold" style:font-weight-complex="bold"/>
    </style:style>
    <style:style style:name="T22" style:family="text">
      <style:text-properties fo:font-weight="bold" officeooo:rsid="006f4850" style:font-weight-asian="bold" style:font-weight-complex="bold"/>
    </style:style>
    <style:style style:name="T23" style:family="text">
      <style:text-properties fo:font-variant="normal" fo:text-transform="none" fo:color="#001c3b" loext:opacity="100%" style:font-name="proxima-nova" fo:font-size="12pt" fo:letter-spacing="normal" fo:font-style="normal" fo:font-weight="normal"/>
    </style:style>
    <style:style style:name="T24" style:family="text">
      <style:text-properties fo:font-variant="normal" fo:text-transform="none" fo:color="#001c3b" loext:opacity="100%" style:font-name="proxima-nova" fo:font-size="12pt" fo:letter-spacing="normal" fo:font-style="normal" fo:font-weight="normal" style:font-size-asian="12pt" style:font-weight-asian="normal" style:font-size-complex="12pt" style:font-weight-complex="normal"/>
    </style:style>
    <style:style style:name="T25" style:family="text">
      <style:text-properties fo:font-variant="normal" fo:text-transform="none" fo:color="#001c3b" loext:opacity="100%" style:font-name="Liberation Serif" fo:font-size="12pt" fo:letter-spacing="normal" fo:font-style="normal" fo:font-weight="bold" style:font-size-asian="12pt" style:font-weight-asian="bold" style:font-size-complex="12pt" style:font-weight-complex="bold"/>
    </style:style>
    <style:style style:name="T26" style:family="text">
      <style:text-properties fo:font-variant="normal" fo:text-transform="none" fo:color="#001c3b" loext:opacity="100%" style:font-name="Liberation Serif" fo:font-size="12pt" fo:letter-spacing="normal" fo:font-style="normal" fo:font-weight="normal" style:font-size-asian="12pt" style:font-weight-asian="normal" style:font-size-complex="12pt" style:font-weight-complex="normal"/>
    </style:style>
    <style:style style:name="T27" style:family="text">
      <style:text-properties fo:font-variant="normal" fo:text-transform="none" fo:color="#212121" loext:opacity="100%" style:font-name="Liberation Serif" fo:font-size="12pt" fo:letter-spacing="normal" fo:font-style="normal" fo:font-weight="normal" style:font-size-asian="12pt" style:font-weight-asian="normal" style:font-size-complex="12pt" style:font-weight-complex="normal"/>
    </style:style>
    <style:style style:name="T28" style:family="text">
      <style:text-properties fo:font-variant="normal" fo:text-transform="none" fo:color="#212121" loext:opacity="100%" style:font-name="Liberation Serif" fo:font-size="12pt" fo:letter-spacing="normal" fo:font-style="normal" fo:font-weight="normal" officeooo:rsid="000683ae" style:font-size-asian="12pt" style:font-weight-asian="normal" style:font-size-complex="12pt" style:font-weight-complex="normal"/>
    </style:style>
    <style:style style:name="T29" style:family="text">
      <style:text-properties fo:font-variant="normal" fo:text-transform="none" fo:color="#212121" loext:opacity="100%" style:font-name="Liberation Serif" fo:font-size="12pt" fo:letter-spacing="normal" fo:font-style="normal" fo:font-weight="normal" officeooo:rsid="00082071" style:font-size-asian="12pt" style:font-weight-asian="normal" style:font-size-complex="12pt" style:font-weight-complex="normal"/>
    </style:style>
    <style:style style:name="T30" style:family="text">
      <style:text-properties fo:font-variant="normal" fo:text-transform="none" fo:color="#212121" loext:opacity="100%" style:font-name="Liberation Serif" fo:font-size="12pt" fo:letter-spacing="normal" fo:font-style="normal" fo:font-weight="normal" officeooo:rsid="000a6a2f" style:font-size-asian="12pt" style:font-weight-asian="normal" style:font-size-complex="12pt" style:font-weight-complex="normal"/>
    </style:style>
    <style:style style:name="T31" style:family="text">
      <style:text-properties fo:font-variant="normal" fo:text-transform="none" fo:color="#212121" loext:opacity="100%" style:font-name="Liberation Serif" fo:font-size="12pt" fo:letter-spacing="normal" fo:font-style="normal" fo:font-weight="normal" officeooo:rsid="000da764" style:font-size-asian="12pt" style:font-weight-asian="normal" style:font-size-complex="12pt" style:font-weight-complex="normal"/>
    </style:style>
    <style:style style:name="T32" style:family="text">
      <style:text-properties fo:font-variant="normal" fo:text-transform="none" fo:color="#212121" loext:opacity="100%" style:font-name="Liberation Serif" fo:font-size="12pt" fo:letter-spacing="normal" fo:font-style="normal" fo:font-weight="normal" officeooo:rsid="000f0065" style:font-size-asian="12pt" style:font-weight-asian="normal" style:font-size-complex="12pt" style:font-weight-complex="normal"/>
    </style:style>
    <style:style style:name="T33" style:family="text">
      <style:text-properties fo:font-variant="normal" fo:text-transform="none" fo:color="#212121" loext:opacity="100%" style:font-name="Liberation Serif" fo:font-size="12pt" fo:letter-spacing="normal" fo:font-style="normal" fo:font-weight="normal" officeooo:rsid="002a5c1d" style:font-size-asian="12pt" style:font-weight-asian="normal" style:font-size-complex="12pt" style:font-weight-complex="normal"/>
    </style:style>
    <style:style style:name="T34" style:family="text">
      <style:text-properties fo:font-variant="normal" fo:text-transform="none" fo:color="#212121" loext:opacity="100%" style:font-name="Liberation Serif" fo:font-size="12pt" fo:letter-spacing="normal" fo:font-style="normal" fo:font-weight="normal" officeooo:rsid="000e6f26" style:font-size-asian="12pt" style:font-weight-asian="normal" style:font-size-complex="12pt" style:font-weight-complex="normal"/>
    </style:style>
    <style:style style:name="T35" style:family="text">
      <style:text-properties fo:font-variant="normal" fo:text-transform="none" fo:color="#212121" loext:opacity="100%" style:font-name="Liberation Serif" fo:font-size="12pt" fo:letter-spacing="normal" fo:font-style="normal" fo:font-weight="bold" officeooo:rsid="000da764" style:font-size-asian="12pt" style:font-weight-asian="bold" style:font-size-complex="12pt" style:font-weight-complex="bold"/>
    </style:style>
    <style:style style:name="T36" style:family="text">
      <style:text-properties fo:font-variant="normal" fo:text-transform="none" fo:color="#3a3a3a" loext:opacity="100%" style:font-name="Liberation Serif" fo:font-size="12pt" fo:letter-spacing="normal" fo:font-style="normal" fo:font-weight="normal" style:font-size-asian="12pt" style:font-size-complex="12pt"/>
    </style:style>
    <style:style style:name="T37" style:family="text">
      <style:text-properties fo:font-variant="normal" fo:text-transform="none" fo:color="#3a3a3a" loext:opacity="100%" style:font-name="Liberation Serif" fo:font-size="12pt" fo:letter-spacing="normal" fo:font-style="normal" fo:font-weight="normal" style:font-size-asian="12pt" style:font-size-complex="12pt" loext:padding="0in" loext:border="none"/>
    </style:style>
    <style:style style:name="T38" style:family="text">
      <style:text-properties fo:font-variant="normal" fo:text-transform="none" fo:color="#3a3a3a" loext:opacity="100%" style:font-name="Liberation Serif" fo:font-size="12pt" fo:letter-spacing="normal" fo:font-style="normal" fo:font-weight="normal" officeooo:rsid="00131f35" style:font-size-asian="12pt" style:font-size-complex="12pt"/>
    </style:style>
    <style:style style:name="T39" style:family="text">
      <style:text-properties fo:font-variant="normal" fo:text-transform="none" fo:color="#3a3a3a" loext:opacity="100%" style:font-name="Liberation Serif" fo:font-size="12pt" fo:letter-spacing="normal" fo:font-style="normal" fo:font-weight="normal" style:font-size-asian="12pt" style:font-weight-asian="normal" style:font-size-complex="12pt" style:font-weight-complex="normal"/>
    </style:style>
    <style:style style:name="T40" style:family="text">
      <style:text-properties fo:font-variant="normal" fo:text-transform="none" fo:color="#3a3a3a" loext:opacity="100%" style:font-name="Liberation Serif" fo:font-size="12pt" fo:letter-spacing="normal" fo:font-style="normal" fo:font-weight="normal" style:font-size-asian="12pt" style:font-weight-asian="normal" style:font-size-complex="12pt" style:font-weight-complex="normal" loext:padding="0in" loext:border="none"/>
    </style:style>
    <style:style style:name="T41" style:family="text">
      <style:text-properties fo:font-variant="normal" fo:text-transform="none" fo:color="#3a3a3a" loext:opacity="100%" style:font-name="Liberation Serif" fo:font-size="12pt" fo:letter-spacing="normal" fo:font-style="normal" fo:font-weight="bold" style:font-size-asian="12pt" style:font-size-complex="12pt" loext:padding="0in" loext:border="none"/>
    </style:style>
    <style:style style:name="T42" style:family="text">
      <style:text-properties fo:font-variant="normal" fo:text-transform="none" fo:color="#3a3a3a" loext:opacity="100%" style:font-name="Liberation Serif" fo:font-size="12pt" fo:letter-spacing="normal" fo:font-style="normal" style:text-underline-style="none" fo:font-weight="normal" style:font-size-asian="12pt" style:font-weight-asian="normal" style:font-size-complex="12pt" style:font-weight-complex="normal"/>
    </style:style>
    <style:style style:name="T43" style:family="text">
      <style:text-properties fo:font-variant="normal" fo:text-transform="none" fo:color="#3a3a3a" loext:opacity="100%" style:font-name="Liberation Serif" fo:font-size="12pt" fo:letter-spacing="normal" fo:font-style="normal" style:text-underline-style="none" fo:font-weight="normal" style:font-size-asian="12pt" style:font-weight-asian="normal" style:font-size-complex="12pt" style:font-weight-complex="normal" loext:padding="0in" loext:border="none"/>
    </style:style>
    <style:style style:name="T44" style:family="text">
      <style:text-properties fo:font-variant="normal" fo:text-transform="none" fo:color="#3a3a3a" loext:opacity="100%" style:font-name="Liberation Serif" fo:font-size="12pt" fo:letter-spacing="normal" fo:font-style="normal" style:text-underline-style="none" fo:font-weight="normal" officeooo:rsid="0017ad17" style:font-size-asian="12pt" style:font-weight-asian="normal" style:font-size-complex="12pt" style:font-weight-complex="normal"/>
    </style:style>
    <style:style style:name="T45" style:family="text">
      <style:text-properties fo:font-variant="normal" fo:text-transform="none" fo:color="#3a3a3a" loext:opacity="100%"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6" style:family="text">
      <style:text-properties fo:font-variant="normal" fo:text-transform="none" fo:color="#3a3a3a" loext:opacity="100%" style:font-name="Liberation Serif" fo:font-size="12pt" fo:letter-spacing="normal" fo:font-style="normal" style:text-underline-style="none" fo:font-weight="normal" officeooo:rsid="0011af3d" style:font-size-asian="12pt" style:font-style-asian="normal" style:font-weight-asian="normal" style:font-size-complex="12pt" style:font-style-complex="normal" style:font-weight-complex="normal" loext:padding="0in" loext:border="none"/>
    </style:style>
    <style:style style:name="T47" style:family="text">
      <style:text-properties fo:font-variant="normal" fo:text-transform="none" fo:color="#3a3a3a" loext:opacity="100%" style:font-name="Liberation Serif" fo:font-size="12pt" fo:letter-spacing="normal" fo:font-style="italic" fo:font-weight="normal" style:font-size-asian="12pt" style:font-size-complex="12pt" loext:padding="0in" loext:border="none"/>
    </style:style>
    <style:style style:name="T48" style:family="text">
      <style:text-properties fo:font-variant="normal" fo:text-transform="none" fo:color="#3a3a3a" loext:opacity="100%" style:font-name="Liberation Serif" fo:font-size="12pt" fo:letter-spacing="normal" fo:font-style="italic" fo:font-weight="normal" style:font-size-asian="12pt" style:font-weight-asian="normal" style:font-size-complex="12pt" style:font-weight-complex="normal" loext:padding="0in" loext:border="none"/>
    </style:style>
    <style:style style:name="T49" style:family="text">
      <style:text-properties fo:font-variant="normal" fo:text-transform="none" fo:color="#3a3a3a" loext:opacity="100%" style:font-name="Liberation Serif" fo:font-size="12pt" fo:letter-spacing="normal" fo:font-style="italic" style:text-underline-style="none" fo:font-weight="normal" style:font-size-asian="12pt" style:font-weight-asian="normal" style:font-size-complex="12pt" style:font-weight-complex="normal" loext:padding="0in" loext:border="none"/>
    </style:style>
    <style:style style:name="T50" style:family="text">
      <style:text-properties fo:font-variant="normal" fo:text-transform="none" fo:color="#000000" loext:opacity="100%" style:font-name="Liberation Serif" fo:font-style="normal" fo:font-weight="normal" fo:background-color="#ffffff" loext:char-shading-value="0" style:font-weight-asian="normal" style:font-weight-complex="normal" loext:padding="0in" loext:border="none"/>
    </style:style>
    <style:style style:name="T51" style:family="text">
      <style:text-properties fo:font-variant="normal" fo:text-transform="none" fo:color="#000000" loext:opacity="100%" style:font-name="Liberation Serif" fo:font-size="12pt" fo:font-style="normal" fo:font-weight="normal" fo:background-color="#ffffff" loext:char-shading-value="0" style:font-size-asian="12pt" style:font-weight-asian="normal" style:font-size-complex="12pt" style:font-weight-complex="normal" loext:padding="0in" loext:border="none"/>
    </style:style>
    <style:style style:name="T52" style:family="text">
      <style:text-properties fo:font-variant="normal" fo:text-transform="none" fo:color="#000000" loext:opacity="100%" style:font-name="Liberation Serif" fo:font-size="12pt" fo:font-style="normal" style:text-underline-style="none" fo:font-weight="normal" fo:background-color="#ffffff" loext:char-shading-value="0" style:font-size-asian="12pt" style:font-style-asian="normal" style:font-weight-asian="normal" style:font-size-complex="12pt" style:font-style-complex="normal" style:font-weight-complex="normal" loext:padding="0in" loext:border="none"/>
    </style:style>
    <style:style style:name="T53" style:family="text">
      <style:text-properties fo:font-variant="normal" fo:text-transform="none" fo:color="#000000" loext:opacity="100%" style:font-name="Liberation Serif" fo:font-size="12pt" fo:letter-spacing="normal" fo:font-style="normal" fo:font-weight="normal"/>
    </style:style>
    <style:style style:name="T54" style:family="text">
      <style:text-properties fo:font-variant="normal" fo:text-transform="none" fo:color="#000000" loext:opacity="100%" style:font-name="Liberation Serif" fo:font-size="12pt" fo:letter-spacing="normal" fo:font-style="normal" fo:font-weight="normal" fo:background-color="#ffffff" loext:char-shading-value="0" style:font-size-asian="12pt" style:font-weight-asian="normal" style:font-size-complex="12pt" style:font-weight-complex="normal" loext:padding="0in" loext:border="none"/>
    </style:style>
    <style:style style:name="T55" style:family="text">
      <style:text-properties fo:font-variant="normal" fo:text-transform="none" fo:color="#000000" loext:opacity="100%" style:font-name="Liberation Serif" fo:font-size="12pt" fo:letter-spacing="normal" fo:font-style="normal" fo:font-weight="normal" officeooo:rsid="000ba27f" fo:background-color="#ffffff" loext:char-shading-value="0" style:font-size-asian="12pt" style:font-weight-asian="normal" style:font-size-complex="12pt" style:font-weight-complex="normal" loext:padding="0in" loext:border="none"/>
    </style:style>
    <style:style style:name="T56"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style:style>
    <style:style style:name="T57"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loext:padding="0in" loext:border="none"/>
    </style:style>
    <style:style style:name="T58" style:family="text">
      <style:text-properties fo:font-variant="normal" fo:text-transform="none" fo:color="#000000" loext:opacity="100%" style:font-name="Liberation Serif" fo:font-size="12pt" fo:letter-spacing="normal" fo:font-style="normal" fo:font-weight="normal" officeooo:rsid="00131f35" style:font-size-asian="12pt" style:font-weight-asian="normal" style:font-size-complex="12pt" style:font-weight-complex="normal"/>
    </style:style>
    <style:style style:name="T59" style:family="text">
      <style:text-properties fo:font-variant="normal" fo:text-transform="none" fo:color="#000000" loext:opacity="100%" style:font-name="Liberation Serif" fo:font-size="12pt" fo:letter-spacing="normal" fo:font-style="normal" fo:font-weight="normal" officeooo:rsid="001350ea" style:font-size-asian="12pt" style:font-weight-asian="normal" style:font-size-complex="12pt" style:font-weight-complex="normal"/>
    </style:style>
    <style:style style:name="T60" style:family="text">
      <style:text-properties fo:font-variant="normal" fo:text-transform="none" fo:color="#000000" loext:opacity="100%" style:font-name="Liberation Serif" fo:font-size="12pt" fo:letter-spacing="normal" fo:font-style="normal" fo:font-weight="normal" officeooo:rsid="000683ae" style:font-size-asian="12pt" style:font-weight-asian="normal" style:font-size-complex="12pt" style:font-weight-complex="normal"/>
    </style:style>
    <style:style style:name="T61" style:family="text">
      <style:text-properties fo:font-variant="normal" fo:text-transform="none" fo:color="#000000" loext:opacity="100%" style:font-name="Liberation Serif" fo:font-size="12pt" fo:letter-spacing="normal" fo:font-style="normal" fo:font-weight="normal" officeooo:rsid="000683ae" style:font-size-asian="12pt" style:font-weight-asian="normal" style:font-size-complex="12pt" style:font-weight-complex="normal" loext:padding="0in" loext:border="none"/>
    </style:style>
    <style:style style:name="T62" style:family="text">
      <style:text-properties fo:font-variant="normal" fo:text-transform="none" fo:color="#000000" loext:opacity="100%" style:font-name="Liberation Serif" fo:font-size="12pt" fo:letter-spacing="normal" fo:font-style="normal" fo:font-weight="normal" officeooo:rsid="001a0345" style:font-size-asian="12pt" style:font-weight-asian="normal" style:font-size-complex="12pt" style:font-weight-complex="normal"/>
    </style:style>
    <style:style style:name="T63" style:family="text">
      <style:text-properties fo:font-variant="normal" fo:text-transform="none" fo:color="#000000" loext:opacity="100%" style:font-name="Liberation Serif" fo:font-size="12pt" fo:letter-spacing="normal" fo:font-style="normal" fo:font-weight="normal" officeooo:rsid="0020d525" style:font-size-asian="12pt" style:font-weight-asian="normal" style:font-size-complex="12pt" style:font-weight-complex="normal"/>
    </style:style>
    <style:style style:name="T64" style:family="text">
      <style:text-properties fo:font-variant="normal" fo:text-transform="none" fo:color="#000000" loext:opacity="100%" style:font-name="Liberation Serif" fo:font-size="12pt" fo:letter-spacing="normal" fo:font-style="normal" fo:font-weight="normal" officeooo:rsid="000da764" style:font-size-asian="12pt" style:font-weight-asian="normal" style:font-size-complex="12pt" style:font-weight-complex="normal"/>
    </style:style>
    <style:style style:name="T65" style:family="text">
      <style:text-properties fo:font-variant="normal" fo:text-transform="none" fo:color="#000000" loext:opacity="100%" style:font-name="Liberation Serif" fo:font-size="12pt" fo:letter-spacing="normal" fo:font-style="normal" fo:font-weight="normal" officeooo:rsid="00246881" style:font-size-asian="12pt" style:font-weight-asian="normal" style:font-size-complex="12pt" style:font-weight-complex="normal"/>
    </style:style>
    <style:style style:name="T66" style:family="text">
      <style:text-properties fo:font-variant="normal" fo:text-transform="none" fo:color="#000000" loext:opacity="100%" style:font-name="Liberation Serif" fo:font-size="12pt" fo:letter-spacing="normal" fo:font-style="normal" fo:font-weight="normal" officeooo:rsid="0024c582" style:font-size-asian="12pt" style:font-weight-asian="normal" style:font-size-complex="12pt" style:font-weight-complex="normal"/>
    </style:style>
    <style:style style:name="T67" style:family="text">
      <style:text-properties fo:font-variant="normal" fo:text-transform="none" fo:color="#000000" loext:opacity="100%" style:font-name="Liberation Serif" fo:font-size="12pt" fo:letter-spacing="normal" fo:font-style="normal" fo:font-weight="normal" officeooo:rsid="00268a68" style:font-size-asian="12pt" style:font-weight-asian="normal" style:font-size-complex="12pt" style:font-weight-complex="normal"/>
    </style:style>
    <style:style style:name="T68"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69" style:family="text">
      <style:text-properties fo:font-variant="normal" fo:text-transform="none" fo:color="#000000" loext:opacity="100%" style:font-name="Liberation Serif" fo:font-size="12pt" fo:letter-spacing="normal" fo:font-style="normal" fo:font-weight="normal" style:font-size-asian="12pt" style:font-size-complex="12pt" loext:padding="0in" loext:border="none"/>
    </style:style>
    <style:style style:name="T70" style:family="text">
      <style:text-properties fo:font-variant="normal" fo:text-transform="none" fo:color="#000000" loext:opacity="100%" style:font-name="Liberation Serif" fo:font-size="12pt" fo:letter-spacing="normal" fo:font-style="normal" fo:font-weight="normal" officeooo:rsid="0043691f" style:font-size-asian="12pt" style:font-size-complex="12pt"/>
    </style:style>
    <style:style style:name="T71" style:family="text">
      <style:text-properties fo:font-variant="normal" fo:text-transform="none" fo:color="#000000" loext:opacity="100%" style:font-name="Liberation Serif" fo:font-size="12pt" fo:letter-spacing="normal" fo:font-style="normal" fo:font-weight="normal" officeooo:rsid="0048ab3f" style:font-size-asian="12pt" style:font-size-complex="12pt"/>
    </style:style>
    <style:style style:name="T72" style:family="text">
      <style:text-properties fo:font-variant="normal" fo:text-transform="none" fo:color="#000000" loext:opacity="100%" style:font-name="Liberation Serif" fo:font-size="12pt" fo:letter-spacing="normal" fo:font-style="normal" fo:font-weight="normal" officeooo:rsid="0049eaac" style:font-size-asian="12pt" style:font-size-complex="12pt" loext:padding="0in" loext:border="none"/>
    </style:style>
    <style:style style:name="T73" style:family="text">
      <style:text-properties fo:font-variant="normal" fo:text-transform="none" fo:color="#000000" loext:opacity="100%" style:font-name="Liberation Serif" fo:font-size="12pt" fo:letter-spacing="normal" fo:font-style="normal" fo:font-weight="normal" officeooo:rsid="004a91d1" style:font-size-asian="12pt" style:font-size-complex="12pt" loext:padding="0in" loext:border="none"/>
    </style:style>
    <style:style style:name="T74" style:family="text">
      <style:text-properties fo:font-variant="normal" fo:text-transform="none" fo:color="#000000" loext:opacity="100%" style:font-name="Liberation Serif" fo:font-size="12pt" fo:letter-spacing="normal" fo:font-style="normal" fo:font-weight="normal" style:font-weight-asian="normal" style:font-weight-complex="normal"/>
    </style:style>
    <style:style style:name="T75" style:family="text">
      <style:text-properties fo:font-variant="normal" fo:text-transform="none" fo:color="#000000" loext:opacity="100%" style:font-name="Liberation Serif" fo:font-size="12pt" fo:letter-spacing="normal" fo:font-style="normal" fo:font-weight="normal" officeooo:rsid="0022d011" style:font-weight-asian="normal" style:font-weight-complex="normal"/>
    </style:style>
    <style:style style:name="T76" style:family="text">
      <style:text-properties fo:font-variant="normal" fo:text-transform="none" fo:color="#000000" loext:opacity="100%" style:font-name="Liberation Serif" fo:font-size="12pt" fo:letter-spacing="normal" fo:font-style="normal" fo:font-weight="normal" officeooo:rsid="0024c582" style:font-weight-asian="normal" style:font-weight-complex="normal"/>
    </style:style>
    <style:style style:name="T77" style:family="text">
      <style:text-properties fo:font-variant="normal" fo:text-transform="none" fo:color="#000000" loext:opacity="100%" style:font-name="Liberation Serif" fo:font-size="12pt" fo:letter-spacing="normal" fo:font-style="normal" fo:font-weight="normal" officeooo:rsid="00268a68" style:font-weight-asian="normal" style:font-weight-complex="normal"/>
    </style:style>
    <style:style style:name="T78" style:family="text">
      <style:text-properties fo:font-variant="normal" fo:text-transform="none" fo:color="#000000" loext:opacity="100%" style:font-name="Liberation Serif" fo:font-size="12pt" fo:letter-spacing="normal" fo:font-style="normal" fo:font-weight="bold" style:font-weight-asian="bold" style:font-weight-complex="bold"/>
    </style:style>
    <style:style style:name="T79" style:family="text">
      <style:text-properties fo:font-variant="normal" fo:text-transform="none" fo:color="#000000" loext:opacity="100%" style:font-name="Liberation Serif" fo:font-size="12pt" fo:letter-spacing="normal" fo:font-style="normal" fo:font-weight="bold" style:font-size-asian="12pt" style:font-weight-asian="bold" style:font-size-complex="12pt" style:font-weight-complex="bold"/>
    </style:style>
    <style:style style:name="T80" style:family="text">
      <style:text-properties fo:font-variant="normal" fo:text-transform="none" fo:color="#000000" loext:opacity="100%" style:font-name="Liberation Serif" fo:font-size="12pt" fo:letter-spacing="normal" fo:font-style="normal" fo:font-weight="bold" officeooo:rsid="000683ae" style:font-size-asian="12pt" style:font-weight-asian="bold" style:font-size-complex="12pt" style:font-weight-complex="bold"/>
    </style:style>
    <style:style style:name="T81" style:family="text">
      <style:text-properties fo:font-variant="normal" fo:text-transform="none" fo:color="#000000" loext:opacity="100%" style:font-name="Liberation Serif" fo:font-size="12pt" fo:letter-spacing="normal" fo:font-style="normal" style:text-underline-style="none" fo:font-weight="normal" style:font-size-asian="12pt" style:font-weight-asian="normal" style:font-size-complex="12pt" style:font-weight-complex="normal"/>
    </style:style>
    <style:style style:name="T82" style:family="text">
      <style:text-properties fo:font-variant="normal" fo:text-transform="none" fo:color="#000000" loext:opacity="100%" style:font-name="Liberation Serif" fo:font-size="12pt" fo:letter-spacing="normal" fo:font-style="normal" style:text-underline-style="none" fo:font-weight="normal" style:font-size-asian="12pt" style:font-weight-asian="normal" style:font-size-complex="12pt" style:font-weight-complex="normal" loext:padding="0in" loext:border="none"/>
    </style:style>
    <style:style style:name="T83" style:family="text">
      <style:text-properties fo:font-variant="normal" fo:text-transform="none" fo:color="#000000" loext:opacity="100%" style:font-name="Liberation Serif" fo:font-size="12pt" fo:letter-spacing="normal" fo:font-style="normal" style:text-underline-style="none" fo:font-weight="normal" officeooo:rsid="0017ad17" style:font-size-asian="12pt" style:font-weight-asian="normal" style:font-size-complex="12pt" style:font-weight-complex="normal"/>
    </style:style>
    <style:style style:name="T84" style:family="text">
      <style:text-properties fo:font-variant="normal" fo:text-transform="none" fo:color="#000000" loext:opacity="100%" style:font-name="Liberation Serif" fo:font-size="12pt" fo:letter-spacing="normal" fo:font-style="normal" style:text-underline-style="none" fo:font-weight="normal" officeooo:rsid="001a0345" style:font-size-asian="12pt" style:font-weight-asian="normal" style:font-size-complex="12pt" style:font-weight-complex="normal"/>
    </style:style>
    <style:style style:name="T85" style:family="text">
      <style:text-properties fo:font-variant="normal" fo:text-transform="none" fo:color="#000000" loext:opacity="100%" style:font-name="Liberation Serif" fo:font-size="12pt" fo:letter-spacing="normal" fo:font-style="normal" style:text-underline-style="none" fo:font-weight="normal" officeooo:rsid="001bc12e" style:font-size-asian="12pt" style:font-weight-asian="normal" style:font-size-complex="12pt" style:font-weight-complex="normal"/>
    </style:style>
    <style:style style:name="T86" style:family="text">
      <style:text-properties fo:font-variant="normal" fo:text-transform="none" fo:color="#000000" loext:opacity="100%" style:font-name="Liberation Serif" fo:font-size="12pt" fo:letter-spacing="normal" fo:font-style="normal" style:text-underline-style="none" fo:font-weight="normal" officeooo:rsid="0017ad17" style:font-size-asian="12pt" style:font-size-complex="12pt"/>
    </style:style>
    <style:style style:name="T87"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style:font-size-asian="12pt" style:font-size-complex="12pt"/>
    </style:style>
    <style:style style:name="T88" style:family="text">
      <style:text-properties fo:font-variant="normal" fo:text-transform="none" fo:color="#000000" loext:opacity="100%" style:font-name="Liberation Serif" fo:font-size="12pt" fo:letter-spacing="normal" fo:font-style="italic" fo:font-weight="normal" style:font-size-asian="12pt" style:font-weight-asian="normal" style:font-size-complex="12pt" style:font-weight-complex="normal" loext:padding="0in" loext:border="none"/>
    </style:style>
    <style:style style:name="T89" style:family="text">
      <style:text-properties fo:font-variant="normal" fo:text-transform="none" fo:color="#000000" loext:opacity="100%" style:font-name="Liberation Serif" fo:font-size="12pt" fo:letter-spacing="normal" fo:font-weight="normal" officeooo:rsid="00131f35" style:font-size-asian="12pt" style:font-weight-asian="normal" style:font-size-complex="12pt" style:font-weight-complex="normal"/>
    </style:style>
    <style:style style:name="T90" style:family="text">
      <style:text-properties fo:font-variant="normal" fo:text-transform="none" fo:color="#000000" loext:opacity="100%" style:font-name="Liberation Serif" fo:font-size="12pt" fo:letter-spacing="normal" style:font-size-asian="12pt" style:font-size-complex="12pt"/>
    </style:style>
    <style:style style:name="T91" style:family="text">
      <style:text-properties fo:font-variant="normal" fo:text-transform="none" fo:color="#000000" loext:opacity="100%" fo:font-size="12pt" fo:letter-spacing="normal" fo:font-style="normal"/>
    </style:style>
    <style:style style:name="T92" style:family="text">
      <style:text-properties fo:font-variant="normal" fo:text-transform="none" fo:color="#000000" loext:opacity="100%" fo:font-size="12pt" fo:letter-spacing="normal" fo:font-style="normal" fo:font-weight="normal"/>
    </style:style>
    <style:style style:name="T93"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0683ae" style:text-blinking="false" style:font-size-asian="12pt" style:font-weight-asian="normal" style:font-size-complex="12pt" style:font-weight-complex="normal"/>
    </style:style>
    <style:style style:name="T94"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style:text-blinking="false" style:font-size-asian="12pt" style:font-size-complex="12pt" loext:padding="0in" loext:border="none"/>
    </style:style>
    <style:style style:name="T95"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style:text-blinking="false" fo:background-color="#ffffff" loext:char-shading-value="0" loext:padding="0in" loext:border="none"/>
    </style:style>
    <style:style style:name="T96"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loext:padding="0in" loext:border="none"/>
    </style:style>
    <style:style style:name="T97"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weight-asian="normal" style:font-size-complex="12pt" style:font-weight-complex="normal" loext:padding="0in" loext:border="none"/>
    </style:style>
    <style:style style:name="T98"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672733" style:text-blinking="false" fo:background-color="#ffffff" loext:char-shading-value="0" style:font-size-asian="12pt" style:font-weight-asian="normal" style:font-size-complex="12pt" style:font-weight-complex="normal" loext:padding="0in" loext:border="none"/>
    </style:style>
    <style:style style:name="T99"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loext:padding="0in" loext:border="none"/>
    </style:style>
    <style:style style:name="T100"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style:text-blinking="false" fo:background-color="#ffffff" loext:char-shading-value="0" loext:padding="0in" loext:border="none"/>
    </style:style>
    <style:style style:name="T101"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style:text-blinking="false" style:font-size-asian="12pt" style:font-size-complex="12pt" loext:padding="0in" loext:border="none"/>
    </style:style>
    <style:style style:name="T102" style:family="text">
      <style:text-properties fo:font-variant="normal" fo:text-transform="none" fo:color="#000000" loext:opacity="100%" style:font-name="Liberation Serif" fo:font-size="12pt" fo:letter-spacing="normal" fo:font-style="normal" fo:font-weight="normal"/>
    </style:style>
    <style:style style:name="T103"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style:style>
    <style:style style:name="T104"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loext:padding="0in" loext:border="none"/>
    </style:style>
    <style:style style:name="T105" style:family="text">
      <style:text-properties fo:font-variant="normal" fo:text-transform="none" fo:color="#000000" loext:opacity="100%" style:font-name="Liberation Serif" fo:font-size="12pt" fo:letter-spacing="normal" fo:font-style="normal" fo:font-weight="normal" officeooo:rsid="00672733" style:font-size-asian="12pt" style:font-weight-asian="normal" style:font-size-complex="12pt" style:font-weight-complex="normal"/>
    </style:style>
    <style:style style:name="T106"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107" style:family="text">
      <style:text-properties fo:font-variant="normal" fo:text-transform="none" fo:color="#000000" loext:opacity="100%" style:font-name="Liberation Serif" fo:font-size="12pt" fo:letter-spacing="normal" fo:font-style="normal" fo:font-weight="normal" style:font-size-asian="12pt" style:font-size-complex="12pt" loext:padding="0in" loext:border="none"/>
    </style:style>
    <style:style style:name="T108" style:family="text">
      <style:text-properties fo:font-variant="normal" fo:text-transform="none" fo:color="#000000" loext:opacity="100%" style:font-name="Liberation Serif" fo:font-size="12pt" fo:letter-spacing="normal" fo:font-style="normal" fo:font-weight="normal" officeooo:rsid="0060426b" style:font-size-asian="12pt" style:font-size-complex="12pt" loext:padding="0in" loext:border="none"/>
    </style:style>
    <style:style style:name="T109" style:family="text">
      <style:text-properties fo:font-variant="normal" fo:text-transform="none" fo:color="#000000" loext:opacity="100%" style:font-name="Liberation Serif" fo:font-size="12pt" fo:letter-spacing="normal" fo:font-style="normal" fo:font-weight="normal" officeooo:rsid="006979a5" style:font-size-asian="12pt" style:font-size-complex="12pt"/>
    </style:style>
    <style:style style:name="T110" style:family="text">
      <style:text-properties fo:font-variant="normal" fo:text-transform="none" fo:color="#000000" loext:opacity="100%" style:font-name="Liberation Serif" fo:font-size="12pt" fo:letter-spacing="normal" fo:font-style="normal" fo:font-weight="normal" officeooo:rsid="006a3b25" style:font-size-asian="12pt" style:font-size-complex="12pt"/>
    </style:style>
    <style:style style:name="T111" style:family="text">
      <style:text-properties fo:font-variant="normal" fo:text-transform="none" fo:color="#000000" loext:opacity="100%" style:font-name="Liberation Serif" fo:letter-spacing="normal"/>
    </style:style>
    <style:style style:name="T112" style:family="text">
      <style:text-properties fo:font-variant="normal" fo:text-transform="none" fo:color="#000000" loext:opacity="100%" style:font-name="Liberation Serif" fo:letter-spacing="normal" fo:font-weight="normal" officeooo:rsid="002c8fe9" style:font-weight-asian="normal" style:font-weight-complex="normal"/>
    </style:style>
    <style:style style:name="T113" style:family="text">
      <style:text-properties fo:font-variant="normal" fo:text-transform="none" fo:font-size="12pt" fo:letter-spacing="normal" fo:font-style="normal"/>
    </style:style>
    <style:style style:name="T114" style:family="text">
      <style:text-properties fo:font-variant="normal" fo:text-transform="none" fo:font-size="12pt" fo:letter-spacing="normal" fo:font-style="normal" fo:font-weight="normal"/>
    </style:style>
    <style:style style:name="T115" style:family="text">
      <style:text-properties fo:font-variant="normal" fo:text-transform="none" fo:font-size="12pt" fo:letter-spacing="normal" fo:font-style="normal" fo:font-weight="normal" officeooo:rsid="000ba27f" style:font-name-asian="Work Sans" style:font-size-asian="12pt" style:font-style-asian="normal" style:font-weight-asian="normal" style:font-name-complex="Work Sans" style:font-size-complex="12pt" style:font-style-complex="normal" style:font-weight-complex="normal" loext:padding="0in" loext:border="none"/>
    </style:style>
    <style:style style:name="T116"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117" style:family="text">
      <style:text-properties fo:font-variant="normal" fo:text-transform="none" fo:font-size="12pt" fo:letter-spacing="normal" fo:font-style="normal" fo:font-weight="normal" officeooo:rsid="00268a68" style:font-size-asian="12pt" style:font-weight-asian="normal" style:font-size-complex="12pt" style:font-weight-complex="normal"/>
    </style:style>
    <style:style style:name="T118" style:family="text">
      <style:text-properties fo:font-variant="normal" fo:text-transform="none" fo:font-size="12pt" fo:letter-spacing="normal" fo:font-style="normal" fo:font-weight="normal" style:font-size-asian="12pt" style:font-size-complex="12pt"/>
    </style:style>
    <style:style style:name="T119" style:family="text">
      <style:text-properties fo:font-variant="normal" fo:text-transform="none" fo:font-size="12pt" fo:letter-spacing="normal" fo:font-style="normal" fo:font-weight="normal" officeooo:rsid="002a5c1d" style:font-weight-asian="normal" style:font-weight-complex="normal"/>
    </style:style>
    <style:style style:name="T120" style:family="text">
      <style:text-properties fo:font-variant="normal" fo:text-transform="none" fo:font-size="12pt" fo:letter-spacing="normal" fo:font-style="normal" fo:font-weight="normal" officeooo:rsid="002c8fe9" style:font-weight-asian="normal" style:font-weight-complex="normal"/>
    </style:style>
    <style:style style:name="T121" style:family="text">
      <style:text-properties fo:font-variant="normal" fo:text-transform="none" fo:font-size="12pt" fo:letter-spacing="normal" fo:font-style="normal" fo:font-weight="normal" officeooo:rsid="004e0d60"/>
    </style:style>
    <style:style style:name="T122" style:family="text">
      <style:text-properties fo:font-variant="normal" fo:text-transform="none" fo:color="#24292e" loext:opacity="100%" style:font-name="Liberation Serif" fo:font-size="12pt" fo:letter-spacing="normal" fo:font-style="normal" fo:font-weight="normal" officeooo:rsid="000da764" style:font-size-asian="12pt" style:font-weight-asian="normal" style:font-size-complex="12pt" style:font-weight-complex="normal"/>
    </style:style>
    <style:style style:name="T123" style:family="text">
      <style:text-properties fo:font-variant="normal" fo:text-transform="none" fo:color="#24292e" loext:opacity="100%" style:font-name="Liberation Serif" fo:font-size="12pt" fo:letter-spacing="normal" fo:font-style="normal" fo:font-weight="normal" officeooo:rsid="000e6f26" style:font-size-asian="12pt" style:font-weight-asian="normal" style:font-size-complex="12pt" style:font-weight-complex="normal"/>
    </style:style>
    <style:style style:name="T124" style:family="text">
      <style:text-properties fo:font-variant="normal" fo:text-transform="none" fo:color="#24292e" loext:opacity="100%" style:font-name="Liberation Serif" fo:font-size="12pt" fo:letter-spacing="normal" fo:font-style="normal" fo:font-weight="normal" style:font-size-asian="12pt" style:font-size-complex="12pt"/>
    </style:style>
    <style:style style:name="T125" style:family="text">
      <style:text-properties fo:font-variant="normal" fo:text-transform="none" fo:color="#24292e" loext:opacity="100%" style:font-name="Liberation Serif" fo:font-size="12pt" fo:letter-spacing="normal" fo:font-style="normal" fo:font-weight="normal" officeooo:rsid="000f8e31" style:font-size-asian="12pt" style:font-size-complex="12pt"/>
    </style:style>
    <style:style style:name="T126" style:family="text">
      <style:text-properties fo:font-variant="normal" fo:text-transform="none" fo:color="#24292e" loext:opacity="100%" style:font-name="Liberation Serif" fo:font-size="12pt" fo:letter-spacing="normal" fo:font-style="normal" fo:font-weight="bold" style:font-size-asian="12pt" style:font-size-complex="12pt"/>
    </style:style>
    <style:style style:name="T127" style:family="text">
      <style:text-properties fo:font-variant="normal" fo:text-transform="none" fo:color="#24292e" loext:opacity="100%" style:font-name="Liberation Serif" fo:font-size="12pt" fo:letter-spacing="normal" fo:font-style="normal" fo:font-weight="bold" officeooo:rsid="000f0065" style:font-size-asian="12pt" style:font-size-complex="12pt"/>
    </style:style>
    <style:style style:name="T128" style:family="text">
      <style:text-properties fo:font-variant="normal" fo:text-transform="none" fo:letter-spacing="normal"/>
    </style:style>
    <style:style style:name="T129" style:family="text">
      <style:text-properties fo:font-variant="normal" fo:text-transform="none" fo:letter-spacing="normal" fo:font-style="normal"/>
    </style:style>
    <style:style style:name="T130" style:family="text">
      <style:text-properties fo:font-variant="normal" fo:text-transform="none" fo:letter-spacing="normal" fo:font-style="normal" fo:font-weight="normal"/>
    </style:style>
    <style:style style:name="T131" style:family="text">
      <style:text-properties fo:font-variant="normal" fo:text-transform="none" fo:letter-spacing="normal" fo:font-style="normal" fo:font-weight="normal" officeooo:rsid="0016d51e"/>
    </style:style>
    <style:style style:name="T132" style:family="text">
      <style:text-properties fo:font-variant="normal" fo:text-transform="none" fo:letter-spacing="normal" fo:font-style="normal" fo:font-weight="normal" officeooo:rsid="002c8fe9" style:font-weight-asian="normal" style:font-weight-complex="normal"/>
    </style:style>
    <style:style style:name="T133" style:family="text">
      <style:text-properties fo:font-variant="normal" fo:text-transform="none" fo:letter-spacing="normal" fo:font-style="normal" fo:font-weight="normal" officeooo:rsid="00453667"/>
    </style:style>
    <style:style style:name="T134" style:family="text">
      <style:text-properties fo:font-variant="normal" fo:text-transform="none" fo:letter-spacing="normal" fo:font-style="normal" fo:font-weight="normal" officeooo:rsid="0061af61"/>
    </style:style>
    <style:style style:name="T135" style:family="text">
      <style:text-properties fo:font-variant="normal" fo:text-transform="none" fo:letter-spacing="normal" fo:font-style="normal" fo:font-weight="normal" officeooo:rsid="006979a5"/>
    </style:style>
    <style:style style:name="T136" style:family="text">
      <style:text-properties fo:font-variant="normal" fo:text-transform="none" fo:letter-spacing="normal" fo:font-style="normal" fo:font-weight="normal" officeooo:rsid="006a3b25"/>
    </style:style>
    <style:style style:name="T137" style:family="text">
      <style:text-properties fo:font-variant="normal" fo:text-transform="none" fo:letter-spacing="normal" fo:font-style="normal" fo:font-weight="bold" officeooo:rsid="0061af61" style:font-weight-asian="bold" style:font-weight-complex="bold"/>
    </style:style>
    <style:style style:name="T138" style:family="text">
      <style:text-properties fo:font-variant="normal" fo:text-transform="none" fo:letter-spacing="normal" fo:font-weight="normal" officeooo:rsid="002c8fe9" style:font-weight-asian="normal" style:font-weight-complex="normal"/>
    </style:style>
    <style:style style:name="T139" style:family="text">
      <style:text-properties fo:font-variant="normal" fo:text-transform="none" fo:font-size="11.25pt" fo:letter-spacing="normal" fo:font-style="normal" fo:font-weight="normal" style:font-name-asian="Work Sans" style:font-size-asian="11.25pt" style:font-style-asian="normal" style:font-weight-asian="normal" style:font-name-complex="Work Sans" style:font-size-complex="11.25pt" style:font-style-complex="normal" style:font-weight-complex="normal" loext:padding="0in" loext:border="none"/>
    </style:style>
    <style:style style:name="T140" style:family="text">
      <style:text-properties fo:font-variant="normal" fo:text-transform="none" fo:color="#171717" loext:opacity="100%" style:text-line-through-style="none" style:text-line-through-type="none" style:font-name="Liberation Serif" fo:font-size="12pt" fo:letter-spacing="normal" fo:font-style="normal" style:text-underline-style="none" fo:font-weight="normal" style:text-blinking="false" fo:background-color="#ffffff" loext:char-shading-value="0" loext:padding="0in" loext:border="none"/>
    </style:style>
    <style:style style:name="T141" style:family="text">
      <style:text-properties fo:font-variant="normal" fo:text-transform="none" fo:color="#171717" loext:opacity="100%" fo:font-size="12pt" fo:letter-spacing="normal" fo:font-style="normal" fo:font-weight="normal"/>
    </style:style>
    <style:style style:name="T142" style:family="text">
      <style:text-properties fo:font-variant="normal" fo:text-transform="none" fo:color="#171717" loext:opacity="100%" style:font-name="Liberation Serif" fo:font-size="12pt" fo:letter-spacing="normal" fo:font-style="normal" fo:font-weight="normal"/>
    </style:style>
    <style:style style:name="T143"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fo:background-color="#ffffff" loext:char-shading-value="0" loext:padding="0in" loext:border="none"/>
    </style:style>
    <style:style style:name="T144" style:family="text">
      <style:text-properties fo:font-size="12pt" fo:font-weight="normal" style:font-weight-asian="normal" style:font-weight-complex="normal"/>
    </style:style>
    <style:style style:name="T145" style:family="text">
      <style:text-properties fo:font-size="12pt" style:font-size-asian="12pt" style:font-size-complex="12pt"/>
    </style:style>
    <style:style style:name="T146" style:family="text">
      <style:text-properties fo:font-size="12pt" officeooo:rsid="002c563a" style:font-size-asian="12pt" style:font-size-complex="12pt"/>
    </style:style>
    <style:style style:name="T147" style:family="text">
      <style:text-properties fo:font-size="12pt" fo:font-style="normal" fo:font-weight="normal" style:font-size-asian="12pt" style:font-size-complex="12pt"/>
    </style:style>
    <style:style style:name="T148" style:family="text">
      <style:text-properties style:font-name="Liberation Serif" fo:font-size="12pt" fo:font-weight="normal" style:font-size-asian="12pt" style:font-weight-asian="normal" style:font-size-complex="12pt" style:font-weight-complex="normal"/>
    </style:style>
    <style:style style:name="T149" style:family="text">
      <style:text-properties style:font-name="Liberation Serif" fo:font-weight="normal" style:font-weight-asian="normal" style:font-weight-complex="normal"/>
    </style:style>
    <style:style style:name="T150" style:family="text">
      <style:text-properties style:font-name="Liberation Serif" fo:font-weight="normal" officeooo:rsid="0022d011" style:font-weight-asian="normal" style:font-weight-complex="normal"/>
    </style:style>
    <style:style style:name="T151" style:family="text">
      <style:text-properties style:font-name="Liberation Serif" fo:font-weight="normal" officeooo:rsid="0024c582" style:font-weight-asian="normal" style:font-weight-complex="normal"/>
    </style:style>
    <style:style style:name="T152" style:family="text">
      <style:text-properties style:font-name="Liberation Serif" fo:font-weight="normal" officeooo:rsid="00268a68" style:font-weight-asian="normal" style:font-weight-complex="normal"/>
    </style:style>
    <style:style style:name="T153" style:family="text">
      <style:text-properties style:font-name="Liberation Serif" fo:font-weight="normal" officeooo:rsid="002c8fe9" style:font-weight-asian="normal" style:font-weight-complex="normal"/>
    </style:style>
    <style:style style:name="T154" style:family="text">
      <style:text-properties style:font-name="Liberation Serif" fo:font-weight="bold" officeooo:rsid="002c8fe9" style:font-weight-asian="bold" style:font-weight-complex="bold"/>
    </style:style>
    <style:style style:name="T155" style:family="text">
      <style:text-properties officeooo:rsid="000ba27f"/>
    </style:style>
    <style:style style:name="T156" style:family="text">
      <style:text-properties fo:font-style="normal"/>
    </style:style>
    <style:style style:name="T157" style:family="text">
      <style:text-properties fo:color="#000000" loext:opacity="100%"/>
    </style:style>
    <style:style style:name="T158" style:family="text">
      <style:text-properties fo:color="#000000" loext:opacity="100%" style:font-name="Liberation Serif"/>
    </style:style>
    <style:style style:name="T159" style:family="text">
      <style:text-properties fo:color="#000000" loext:opacity="100%" style:font-name="Liberation Serif" fo:font-weight="normal" style:font-weight-asian="normal" style:font-weight-complex="normal"/>
    </style:style>
    <style:style style:name="T160" style:family="text">
      <style:text-properties fo:color="#000000" loext:opacity="100%" style:font-name="Liberation Serif" fo:font-weight="normal" officeooo:rsid="002c8fe9" style:font-weight-asian="normal" style:font-weight-complex="normal"/>
    </style:style>
    <style:style style:name="T161" style:family="text">
      <style:text-properties fo:color="#000000" loext:opacity="100%" style:font-name="Liberation Serif" fo:font-size="12pt" fo:font-weight="normal" style:font-size-asian="12pt" style:font-weight-asian="normal" style:font-size-complex="12pt" style:font-weight-complex="normal"/>
    </style:style>
    <style:style style:name="T162" style:family="text">
      <style:text-properties fo:color="#000000" loext:opacity="100%" style:font-name="Liberation Serif" fo:font-size="12pt" fo:font-weight="normal" officeooo:rsid="0011af3d" style:font-size-asian="12pt" style:font-weight-asian="normal" style:font-size-complex="12pt" style:font-weight-complex="normal"/>
    </style:style>
    <style:style style:name="T163" style:family="text">
      <style:text-properties fo:color="#000000" loext:opacity="100%" style:font-name="Liberation Serif" fo:font-size="12pt" fo:font-weight="normal" officeooo:rsid="002c8fe9" style:font-size-asian="12pt" style:font-weight-asian="normal" style:font-size-complex="12pt" style:font-weight-complex="normal"/>
    </style:style>
    <style:style style:name="T164" style:family="text">
      <style:text-properties fo:color="#000000" loext:opacity="100%" style:font-name="Liberation Serif" fo:font-size="12pt" fo:font-weight="normal" officeooo:rsid="003eb78f" style:font-size-asian="12pt" style:font-weight-asian="normal" style:font-size-complex="12pt" style:font-weight-complex="normal"/>
    </style:style>
    <style:style style:name="T165" style:family="text">
      <style:text-properties fo:color="#000000" loext:opacity="100%" style:font-name="Liberation Serif" fo:font-size="12pt" fo:font-weight="normal" officeooo:rsid="003fd69d" style:font-size-asian="12pt" style:font-weight-asian="normal" style:font-size-complex="12pt" style:font-weight-complex="normal"/>
    </style:style>
    <style:style style:name="T166" style:family="text">
      <style:text-properties fo:color="#000000" loext:opacity="100%" style:font-name="Liberation Serif" fo:font-size="12pt" fo:font-weight="normal" officeooo:rsid="0042a5b7" style:font-size-asian="12pt" style:font-weight-asian="normal" style:font-size-complex="12pt" style:font-weight-complex="normal"/>
    </style:style>
    <style:style style:name="T167" style:family="text">
      <style:text-properties fo:color="#000000" loext:opacity="100%" style:font-name="Liberation Serif" fo:font-size="12pt" fo:font-weight="normal" officeooo:rsid="004a91d1" style:font-size-asian="12pt" style:font-weight-asian="normal" style:font-size-complex="12pt" style:font-weight-complex="normal"/>
    </style:style>
    <style:style style:name="T168" style:family="text">
      <style:text-properties fo:color="#000000" loext:opacity="100%" style:font-name="Liberation Serif" fo:font-size="12pt" style:font-size-asian="12pt" style:font-size-complex="12pt"/>
    </style:style>
    <style:style style:name="T169" style:family="text">
      <style:text-properties fo:color="#000000" loext:opacity="100%" style:font-name="Liberation Serif" fo:font-size="12pt" fo:font-weight="bold" officeooo:rsid="002c8fe9" style:font-size-asian="12pt" style:font-weight-asian="bold" style:font-size-complex="12pt" style:font-weight-complex="bold"/>
    </style:style>
    <style:style style:name="T170" style:family="text">
      <style:text-properties fo:color="#000000" loext:opacity="100%" style:font-name="Liberation Serif" fo:font-size="12pt" fo:font-weight="bold" officeooo:rsid="003eb78f" style:font-size-asian="12pt" style:font-weight-asian="bold" style:font-size-complex="12pt" style:font-weight-complex="bold"/>
    </style:style>
    <style:style style:name="T171" style:family="text">
      <style:text-properties fo:color="#000000" loext:opacity="100%" style:font-name="Liberation Serif" fo:font-size="12pt" fo:font-weight="bold" officeooo:rsid="003fd69d" style:font-size-asian="12pt" style:font-weight-asian="bold" style:font-size-complex="12pt" style:font-weight-complex="bold"/>
    </style:style>
    <style:style style:name="T172" style:family="text">
      <style:text-properties fo:color="#000000" loext:opacity="100%" style:font-name="Liberation Serif" fo:font-size="12pt" fo:font-weight="bold" officeooo:rsid="004a91d1" style:font-size-asian="12pt" style:font-weight-asian="bold" style:font-size-complex="12pt" style:font-weight-complex="bold"/>
    </style:style>
    <style:style style:name="T173" style:family="text">
      <style:text-properties fo:color="#000000" loext:opacity="100%" style:font-name="Liberation Serif" fo:font-size="12pt" fo:font-weight="bold" officeooo:rsid="0042a5b7" style:font-size-asian="12pt" style:font-weight-asian="bold" style:font-size-complex="12pt" style:font-weight-complex="bold"/>
    </style:style>
    <style:style style:name="T174" style:family="text">
      <style:text-properties fo:color="#000000" loext:opacity="100%" style:font-name="Liberation Serif" fo:font-weight="bold" officeooo:rsid="002c8fe9" style:font-weight-asian="bold" style:font-weight-complex="bold"/>
    </style:style>
    <style:style style:name="T175" style:family="text">
      <style:text-properties fo:color="#000000" loext:opacity="100%" fo:font-size="12pt" fo:font-weight="normal" style:font-size-asian="12pt" style:font-weight-asian="normal" style:font-size-complex="12pt" style:font-weight-complex="normal"/>
    </style:style>
    <style:style style:name="T176" style:family="text">
      <style:text-properties fo:color="#000000" loext:opacity="100%" style:font-name="Liberation Serif"/>
    </style:style>
    <style:style style:name="T177" style:family="text">
      <style:text-properties fo:color="#000000" loext:opacity="100%" style:font-name="Liberation Serif" fo:font-size="12pt" fo:font-weight="normal" style:font-size-asian="12pt" style:font-weight-asian="normal" style:font-size-complex="12pt" style:font-weight-complex="normal"/>
    </style:style>
    <style:style style:name="T178" style:family="text">
      <style:text-properties fo:color="#000000" loext:opacity="100%" style:font-name="Liberation Serif" fo:font-size="12pt" fo:font-weight="normal" officeooo:rsid="002c8fe9" style:font-size-asian="12pt" style:font-weight-asian="normal" style:font-size-complex="12pt" style:font-weight-complex="normal"/>
    </style:style>
    <style:style style:name="T179" style:family="text">
      <style:text-properties fo:color="#000000" loext:opacity="100%" style:font-name="Liberation Serif" fo:font-size="12pt" fo:font-weight="normal" officeooo:rsid="00691016" style:font-size-asian="12pt" style:font-weight-asian="normal" style:font-size-complex="12pt" style:font-weight-complex="normal"/>
    </style:style>
    <style:style style:name="T180" style:family="text">
      <style:text-properties fo:color="#000000" loext:opacity="100%" style:font-name="Liberation Serif" fo:font-size="12pt" fo:font-weight="normal" officeooo:rsid="00672733" style:font-size-asian="12pt" style:font-weight-asian="normal" style:font-size-complex="12pt" style:font-weight-complex="normal"/>
    </style:style>
    <style:style style:name="T181" style:family="text">
      <style:text-properties fo:color="#000000" loext:opacity="100%" style:font-name="Liberation Serif" fo:font-size="12pt" fo:font-weight="normal" officeooo:rsid="006979a5" style:font-size-asian="12pt" style:font-weight-asian="normal" style:font-size-complex="12pt" style:font-weight-complex="normal"/>
    </style:style>
    <style:style style:name="T182" style:family="text">
      <style:text-properties fo:color="#000000" loext:opacity="100%" style:font-name="Liberation Serif" fo:font-size="12pt" fo:letter-spacing="normal" fo:font-weight="normal"/>
    </style:style>
    <style:style style:name="T183" style:family="text">
      <style:text-properties fo:color="#000000" loext:opacity="100%" style:font-name="Liberation Serif" fo:font-size="12pt" fo:letter-spacing="normal" fo:font-weight="normal" style:font-size-asian="12pt" style:font-size-complex="12pt"/>
    </style:style>
    <style:style style:name="T184" style:family="text">
      <style:text-properties fo:color="#000000" loext:opacity="100%" style:font-name="Liberation Serif" fo:font-size="12pt" style:font-size-asian="12pt" style:font-size-complex="12pt"/>
    </style:style>
    <style:style style:name="T185" style:family="text">
      <style:text-properties fo:color="#000000" loext:opacity="100%" style:font-name="Liberation Serif" fo:font-size="12pt" style:font-size-asian="12pt" style:font-weight-asian="normal" style:font-size-complex="12pt" style:font-weight-complex="normal"/>
    </style:style>
    <style:style style:name="T186" style:family="text">
      <style:text-properties fo:color="#000000" loext:opacity="100%" style:font-name="Liberation Serif" fo:font-size="12pt" officeooo:rsid="00672733" style:font-size-asian="12pt" style:font-weight-asian="normal" style:font-size-complex="12pt" style:font-weight-complex="normal"/>
    </style:style>
    <style:style style:name="T187" style:family="text">
      <style:text-properties fo:color="#000000" loext:opacity="100%" style:font-name="Liberation Serif" fo:font-size="12pt" fo:font-weight="bold" officeooo:rsid="002c8fe9" style:font-size-asian="12pt" style:font-weight-asian="bold" style:font-size-complex="12pt" style:font-weight-complex="bold"/>
    </style:style>
    <style:style style:name="T188" style:family="text">
      <style:text-properties fo:color="#000000" loext:opacity="100%" style:font-name="Liberation Serif" fo:font-size="12pt" fo:font-weight="bold" officeooo:rsid="006f4850" style:font-size-asian="12pt" style:font-weight-asian="bold" style:font-size-complex="12pt" style:font-weight-complex="bold"/>
    </style:style>
    <style:style style:name="T189" style:family="text">
      <style:text-properties fo:color="#000000" loext:opacity="100%" style:font-name="Liberation Serif" fo:font-size="12pt" fo:font-weight="bold" officeooo:rsid="00672733" style:font-size-asian="12pt" style:font-weight-asian="bold" style:font-size-complex="12pt" style:font-weight-complex="bold"/>
    </style:style>
    <style:style style:name="T190" style:family="text">
      <style:text-properties fo:color="#000000" loext:opacity="100%" style:font-name="Liberation Serif" fo:font-weight="normal" officeooo:rsid="002c8fe9" style:font-weight-asian="normal" style:font-weight-complex="normal"/>
    </style:style>
    <style:style style:name="T191" style:family="text">
      <style:text-properties fo:color="#000000" loext:opacity="100%" style:font-name="Liberation Serif" fo:font-weight="normal" officeooo:rsid="00580b8d" style:font-weight-asian="normal" style:font-weight-complex="normal"/>
    </style:style>
    <style:style style:name="T192" style:family="text">
      <style:text-properties fo:color="#000000" loext:opacity="100%" style:font-name="Liberation Serif" fo:font-weight="normal" officeooo:rsid="005c40c1" style:font-weight-asian="normal" style:font-weight-complex="normal"/>
    </style:style>
    <style:style style:name="T193" style:family="text">
      <style:text-properties fo:color="#000000" loext:opacity="100%" style:font-name="Liberation Serif" fo:font-weight="normal" officeooo:rsid="0065a70f" style:font-weight-asian="normal" style:font-weight-complex="normal"/>
    </style:style>
    <style:style style:name="T194" style:family="text">
      <style:text-properties fo:color="#000000" loext:opacity="100%" style:font-name="Liberation Serif" fo:font-weight="bold" officeooo:rsid="002c8fe9" style:font-weight-asian="bold" style:font-weight-complex="bold"/>
    </style:style>
    <style:style style:name="T195" style:family="text">
      <style:text-properties fo:color="#000000" loext:opacity="100%" style:font-name="Liberation Serif" fo:font-weight="bold" officeooo:rsid="00580b8d" style:font-weight-asian="bold" style:font-weight-complex="bold"/>
    </style:style>
    <style:style style:name="T196" style:family="text">
      <style:text-properties fo:color="#000000" loext:opacity="100%" style:font-name="Liberation Serif" fo:font-weight="bold" officeooo:rsid="005c40c1" style:font-weight-asian="bold" style:font-weight-complex="bold"/>
    </style:style>
    <style:style style:name="T197" style:family="text">
      <style:text-properties fo:color="#000000" loext:opacity="100%" style:font-name="Liberation Serif" fo:font-weight="bold" officeooo:rsid="0065a70f" style:font-weight-asian="bold" style:font-weight-complex="bold"/>
    </style:style>
    <style:style style:name="T198" style:family="text">
      <style:text-properties fo:color="#000000" loext:opacity="100%" style:font-name="Liberation Serif" fo:font-weight="bold" officeooo:rsid="006f4850" style:font-weight-asian="bold" style:font-weight-complex="bold"/>
    </style:style>
    <style:style style:name="T199" style:family="text">
      <style:text-properties style:text-underline-style="none" fo:font-weight="normal" style:font-weight-asian="normal" style:font-weight-complex="normal"/>
    </style:style>
    <style:style style:name="T200" style:family="text">
      <style:text-properties officeooo:rsid="0011af3d"/>
    </style:style>
    <style:style style:name="T201" style:family="text">
      <style:text-properties officeooo:rsid="0012cff5"/>
    </style:style>
    <style:style style:name="T202" style:family="text">
      <style:text-properties officeooo:rsid="00131f35"/>
    </style:style>
    <style:style style:name="T203" style:family="text">
      <style:text-properties officeooo:rsid="0015586d"/>
    </style:style>
    <style:style style:name="T204" style:family="text">
      <style:text-properties officeooo:rsid="0017ad17"/>
    </style:style>
    <style:style style:name="T205" style:family="text">
      <style:text-properties officeooo:rsid="001bc12e"/>
    </style:style>
    <style:style style:name="T206" style:family="text">
      <style:text-properties officeooo:rsid="002a5c1d"/>
    </style:style>
    <style:style style:name="T207" style:family="text">
      <style:text-properties officeooo:rsid="002c8fe9"/>
    </style:style>
    <style:style style:name="T208" style:family="text">
      <style:text-properties officeooo:rsid="003d2ba4"/>
    </style:style>
    <style:style style:name="T209" style:family="text">
      <style:text-properties style:text-line-through-style="none" style:text-line-through-type="none" style:font-name="Liberation Serif" fo:font-size="10pt" style:text-underline-style="none" fo:font-weight="normal" style:text-blinking="false" style:font-size-asian="10pt" style:font-weight-asian="normal" style:font-size-complex="10pt" style:font-weight-complex="normal" loext:padding="0in" loext:border="none"/>
    </style:style>
    <style:style style:name="T210" style:family="text">
      <style:text-properties style:font-name="Liberation Serif"/>
    </style:style>
    <style:style style:name="T211" style:family="text">
      <style:text-properties style:font-name="Liberation Serif" fo:font-weight="normal" officeooo:rsid="002c8fe9" style:font-weight-asian="normal" style:font-weight-complex="normal"/>
    </style:style>
    <style:style style:name="T212" style:family="text">
      <style:text-properties style:font-name="Liberation Serif" fo:font-weight="normal" officeooo:rsid="005dbb9b" style:font-weight-asian="normal" style:font-weight-complex="normal"/>
    </style:style>
    <style:style style:name="T213" style:family="text">
      <style:text-properties style:font-name="Liberation Serif" fo:font-size="10pt" fo:font-weight="normal" style:font-size-asian="10pt" style:font-weight-asian="normal" style:font-size-complex="10pt" style:font-weight-complex="normal" loext:padding="0in" loext:border="none"/>
    </style:style>
    <style:style style:name="T214" style:family="text">
      <style:text-properties style:font-name="Liberation Serif" fo:font-weight="bold" officeooo:rsid="002c8fe9" style:font-weight-asian="bold" style:font-weight-complex="bold"/>
    </style:style>
    <style:style style:name="T215" style:family="text">
      <style:text-properties style:font-name="Liberation Serif" fo:font-weight="bold" officeooo:rsid="005dbb9b" style:font-weight-asian="bold" style:font-weight-complex="bold"/>
    </style:style>
    <style:style style:name="T216" style:family="text">
      <style:text-properties officeooo:rsid="00569c4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7874in" fo:text-indent="-0.25in" fo:margin-left="0.7874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0374in" fo:text-indent="-0.25in" fo:margin-left="1.0374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874in" fo:text-indent="-0.25in" fo:margin-left="2.7874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0374in" fo:text-indent="-0.25in" fo:margin-left="3.0374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7874in" fo:text-indent="-0.25in" fo:margin-left="0.7874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0374in" fo:text-indent="-0.25in" fo:margin-left="1.0374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874in" fo:text-indent="-0.25in" fo:margin-left="2.7874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0374in" fo:text-indent="-0.25in" fo:margin-left="3.0374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7874in" fo:text-indent="-0.25in" fo:margin-left="0.7874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0374in" fo:text-indent="-0.25in" fo:margin-left="1.0374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874in" fo:text-indent="-0.25in" fo:margin-left="2.7874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0374in" fo:text-indent="-0.25in" fo:margin-left="3.0374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5">
      <text:list-level-style-bullet text:level="1" text:style-name="Bullet_20_Symbols" loext:num-list-format="%1%." style:num-suffix="." text:bullet-char="•">
        <style:list-level-properties text:space-before="0.3957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3957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94280719" text:style-name="L1">
        <text:list-item>
          <text:p text:style-name="P29"><text:bookmark text:name="question-describe-the-different-c-classes-in-detail"/><text:span text:style-name="Strong_20_Emphasis"><text:span text:style-name="T175">Describe the different C# classes in detail.</text:span></text:span></text:p>
          <text:list>
            <text:list-item>
              <text:p text:style-name="P30">There are 4 types of classes that we can use in C#:</text:p>
            </text:list-item>
          </text:list>
        </text:list-item>
      </text:list>
      <text:list xml:id="list551921566" text:style-name="L2">
        <text:list-item>
          <text:list>
            <text:list-item>
              <text:p text:style-name="P46"><text:span text:style-name="Strong_20_Emphasis"><text:span text:style-name="T79">Static Class</text:span></text:span><text:span text:style-name="Strong_20_Emphasis"><text:span text:style-name="T56">: </text:span></text:span><text:span text:style-name="T56">It is the type of class that cannot be instantiated, in other words, we cannot create an object of that class using the new keyword and the class members can be called directly using their class name.</text:span></text:p>
            </text:list-item>
            <text:list-item>
              <text:p text:style-name="P46"><text:span text:style-name="Strong_20_Emphasis"><text:span text:style-name="T79">Abstract Class</text:span></text:span><text:span text:style-name="Strong_20_Emphasis"><text:span text:style-name="T56">:</text:span></text:span><text:span text:style-name="T56"> classes are declared using the abstract keyword. Objects cannot be created for abstract classes. If you want to use it then it must be inherited in a subclass.</text:span></text:p>
            </text:list-item>
            <text:list-item>
              <text:p text:style-name="P46"><text:span text:style-name="Strong_20_Emphasis"><text:span text:style-name="T79">Partial Class</text:span></text:span><text:span text:style-name="Strong_20_Emphasis"><text:span text:style-name="T56">:</text:span></text:span><text:span text:style-name="T56"> is a type of class that allows dividing their properties, methods, and events into multiple source files, and at compile time these files are combined into a single class.</text:span></text:p>
            </text:list-item>
            <text:list-item>
              <text:p text:style-name="P46"><text:span text:style-name="Strong_20_Emphasis"><text:span text:style-name="T25">Sealed Class</text:span></text:span><text:span text:style-name="Strong_20_Emphasis"><text:span text:style-name="T26">: </text:span></text:span><text:span text:style-name="Strong_20_Emphasis"><text:span text:style-name="T27">are used to restrict the inheritance feature of object-oriented programming. Once a class is defined as a sealed class, the class cannot be inherited.</text:span></text:span></text:p>
            </text:list-item>
          </text:list>
        </text:list-item>
      </text:list>
      <text:list xml:id="list2665107649" text:style-name="L3">
        <text:list-header>
          <text:p text:style-name="P47"><text:span text:style-name="Strong_20_Emphasis"><text:span text:style-name="T35"/></text:span></text:p>
        </text:list-header>
        <text:list-item>
          <text:p text:style-name="P48"><text:span text:style-name="Strong_20_Emphasis"><text:span text:style-name="T1">An Abstract class is a class which is denoted by abstract keyword and can be used only as a Base class. This class should always be inherited. An instance of the class itself cannot be created. If we do not want any program to create an object of a class, then such classes can be made abstract.</text:span></text:span></text:p>
          <text:list>
            <text:list-item>
              <text:p text:style-name="P51">Any method in the abstract class does not have implementations in the same class. But they must be implemented in the child class.</text:p>
              <text:list>
                <text:list-item>
                  <text:p text:style-name="P48"><text:span text:style-name="Strong_20_Emphasis"><text:span text:style-name="T1">Example:</text:span></text:span></text:p>
                </text:list-item>
              </text:list>
            </text:list-item>
          </text:list>
        </text:list-item>
      </text:list>
      <text:p text:style-name="Standard"><text:span text:style-name="Source_20_Text"><text:span text:style-name="T52"><text:tab/>abstract</text:span></text:span><text:span text:style-name="T52"> </text:span><text:span text:style-name="Source_20_Text"><text:span text:style-name="T52">class</text:span></text:span><text:span text:style-name="T52"> </text:span><text:span text:style-name="Source_20_Text"><text:span text:style-name="T52">AB1</text:span></text:span></text:p>
      <text:p text:style-name="Standard"><text:span text:style-name="Source_20_Text"><text:span text:style-name="T149"><text:tab/>{</text:span></text:span></text:p>
      <text:p text:style-name="Standard"><text:span text:style-name="Source_20_Text"><text:span text:style-name="T52"><text:tab/>Public void</text:span></text:span><text:span text:style-name="T52"> </text:span><text:span text:style-name="Source_20_Text"><text:span text:style-name="T52">Add();</text:span></text:span></text:p>
      <text:p text:style-name="Standard"><text:span text:style-name="Source_20_Text"><text:span text:style-name="T149"><text:tab/>}</text:span></text:span></text:p>
      <text:p text:style-name="Standard"><text:span text:style-name="Source_20_Text"><text:span text:style-name="T149"><text:tab/>Class childClass : AB1</text:span></text:span></text:p>
      <text:p text:style-name="Standard"><text:span text:style-name="Source_20_Text"><text:span text:style-name="T149"><text:tab/>{</text:span></text:span></text:p>
      <text:p text:style-name="Standard"><text:span text:style-name="Source_20_Text"><text:span text:style-name="T52"><text:tab/>childClass cs = new</text:span></text:span><text:span text:style-name="T52"> </text:span><text:span text:style-name="Source_20_Text"><text:span text:style-name="T52">childClass ();</text:span></text:span></text:p>
      <text:p text:style-name="Standard"><text:span text:style-name="Source_20_Text"><text:span text:style-name="T52"><text:tab/>int</text:span></text:span><text:span text:style-name="T52"> </text:span><text:span text:style-name="Source_20_Text"><text:span text:style-name="T52">Sum = cs.Add();</text:span></text:span></text:p>
      <text:p text:style-name="Standard"><text:span text:style-name="Source_20_Text"><text:span text:style-name="T149"><text:tab/>}</text:span></text:span></text:p>
      <text:list xml:id="list2273720181" text:style-name="L4">
        <text:list-item>
          <text:p text:style-name="P53">All the methods in an abstract class are implicitly virtual methods. Hence, the virtual keyword should not be used with any methods in the abstract class.</text:p>
        </text:list-item>
      </text:list>
      <text:list xml:id="list201141557792986" text:continue-list="list2665107649" text:style-name="L3">
        <text:list-header>
          <text:p text:style-name="P47"><text:span text:style-name="Strong_20_Emphasis"><text:span text:style-name="T31"/></text:span></text:p>
        </text:list-header>
        <text:list-item>
          <text:p text:style-name="P49"><text:span text:style-name="Strong_20_Emphasis"><text:span text:style-name="T4">D</text:span></text:span><text:span text:style-name="Strong_20_Emphasis"><text:span text:style-name="T1">ifference</text:span></text:span><text:span text:style-name="Strong_20_Emphasis"><text:span text:style-name="T4">s</text:span></text:span><text:span text:style-name="Strong_20_Emphasis"><text:span text:style-name="T1"> between public, static, and void:</text:span></text:span></text:p>
          <text:list>
            <text:list-item>
              <text:p text:style-name="P52">Public declared variables or methods are accessible anywhere in the application. </text:p>
            </text:list-item>
            <text:list-item>
              <text:p text:style-name="P52">Static declared variables or methods are globally accessible without creating an instance of the class. </text:p>
              <text:list>
                <text:list-item>
                  <text:p text:style-name="P49"><text:span text:style-name="T1">Static member are by default not globally accessible it depends upon the type of access modified used </text:span><text:span text:style-name="T4">(public, private, etc)</text:span><text:span text:style-name="T1">. The compiler stores the address of the method as the entry point and uses this information to begin execution before any objects are created.</text:span></text:p>
                </text:list-item>
              </text:list>
            </text:list-item>
            <text:list-item>
              <text:p text:style-name="P52">Void is a type modifier that states that the method or variable does not return any value.</text:p>
              <text:p text:style-name="P52"/>
            </text:list-item>
          </text:list>
        </text:list-item>
        <text:list-item>
          <text:p text:style-name="P57"><text:span text:style-name="Strong_20_Emphasis"><text:span text:style-name="T28">Access Modifiers are:</text:span></text:span></text:p>
          <text:list>
            <text:list-item>
              <text:p text:style-name="P57"><text:span text:style-name="Strong_20_Emphasis"><text:span text:style-name="T28">public – there are no restrictions on accessing public members</text:span></text:span></text:p>
            </text:list-item>
            <text:list-item>
              <text:p text:style-name="P57"><text:span text:style-name="Strong_20_Emphasis"><text:span text:style-name="T28">private – access is limited to within the class definition. This is the default access modifier type if none is formally specified</text:span></text:span></text:p>
            </text:list-item>
            <text:list-item>
              <text:p text:style-name="P57"><text:span text:style-name="Strong_20_Emphasis"><text:span text:style-name="T28">protected – access is limited to within the class definition and any class that inherits from the class</text:span></text:span></text:p>
            </text:list-item>
            <text:list-item>
              <text:p text:style-name="P57"><text:span text:style-name="Strong_20_Emphasis"><text:span text:style-name="T28">internal – access is limited exclusively to classes defined within the current project </text:span></text:span><text:soft-page-break/><text:span text:style-name="Strong_20_Emphasis"><text:span text:style-name="T28">assembly</text:span></text:span></text:p>
            </text:list-item>
            <text:list-item>
              <text:p text:style-name="P57"><text:span text:style-name="Strong_20_Emphasis"><text:span text:style-name="T28">protected internal – access is limited to the current assembly and types derived from the containing class, all members in the current project and all members in the derived class can access the variables</text:span></text:span></text:p>
            </text:list-item>
            <text:list-item>
              <text:p text:style-name="P57"><text:span text:style-name="Strong_20_Emphasis"><text:span text:style-name="T28">private protected – access is limited to the containing class or types derived from the containing class withing the current assembly</text:span></text:span></text:p>
            </text:list-item>
          </text:list>
          <text:p text:style-name="P47"><text:span text:style-name="Strong_20_Emphasis"><text:span text:style-name="T64"/></text:span></text:p>
        </text:list-item>
        <text:list-item>
          <text:p text:style-name="P47"><text:span text:style-name="Strong_20_Emphasis"><text:span text:style-name="T64">Interface – is a class with no implementation, it contains the declaration of methods, properties, and events. By default, the members of the interface class are abstract and public with no fields defined. If you want to access the interface methods then the interface must be implemented by another class using ‘:’ symbol. If you want to define the body of the methods that can only be implemented in the implementing class. </text:span></text:span></text:p>
          <text:p text:style-name="P47"><text:span text:style-name="Strong_20_Emphasis"><text:span text:style-name="T31"/></text:span></text:p>
        </text:list-item>
        <text:list-item>
          <text:p text:style-name="P47"><text:span text:style-name="Strong_20_Emphasis"><text:span text:style-name="T31">Namespace</text:span></text:span><text:span text:style-name="Strong_20_Emphasis"><text:span text:style-name="T34">s</text:span></text:span><text:span text:style-name="Strong_20_Emphasis"><text:span text:style-name="T31"> are</text:span></text:span><text:span text:style-name="Strong_20_Emphasis"><text:span text:style-name="T34"> </text:span></text:span><text:span text:style-name="Strong_20_Emphasis"><text:span text:style-name="T122">designed for providing a way to keep one set of names separate from another. The class names declared in one namespace d</text:span></text:span><text:span text:style-name="Strong_20_Emphasis"><text:span text:style-name="T123">o</text:span></text:span><text:span text:style-name="Strong_20_Emphasis"><text:span text:style-name="T122"> not conflict with the same class names declared in another, </text:span></text:span><text:span text:style-name="Strong_20_Emphasis"><text:span text:style-name="T123">helps control the scope of class and method names in larger programming projects</text:span></text:span><text:span text:style-name="Strong_20_Emphasis"><text:span text:style-name="T122">.</text:span></text:span><text:span text:style-name="Strong_20_Emphasis"><text:span text:style-name="T31"> </text:span></text:span></text:p>
          <text:p text:style-name="P47"><text:span text:style-name="Strong_20_Emphasis"><text:span text:style-name="T31"/></text:span></text:p>
        </text:list-item>
        <text:list-item>
          <text:p text:style-name="P50"><text:span text:style-name="Strong_20_Emphasis"><text:span text:style-name="T150">C</text:span></text:span><text:span text:style-name="Strong_20_Emphasis"><text:span text:style-name="T149">ollection classes in C#</text:span></text:span></text:p>
          <text:list>
            <text:list-item>
              <text:p text:style-name="P36">Collection classes are classes that are mainly used for data storage and retrieval, allocating dynamic memory during run time and access the items of the collection using the index value that makes the search easier and faster. These collection classes belong to the object class.</text:p>
              <text:list>
                <text:list-item>
                  <text:p text:style-name="P50"><text:span text:style-name="Strong_20_Emphasis"><text:span text:style-name="T78">Array lis</text:span></text:span><text:span text:style-name="Strong_20_Emphasis"><text:span text:style-name="T74">t: </text:span></text:span><text:span text:style-name="T74">refers to the ordered collection of the objects that are indexed individually. You can use it as an alternative to the array. Using index you can easily add or remove the items off the list and it will resize itself automatically. It works well for dynamic memory allocation, adding or searching items in the list.</text:span></text:p>
                </text:list-item>
                <text:list-item>
                  <text:p text:style-name="P50"><text:span text:style-name="Strong_20_Emphasis"><text:span text:style-name="T78">Hash table</text:span></text:span><text:span text:style-name="Strong_20_Emphasis"><text:span text:style-name="T74">: </text:span></text:span><text:span text:style-name="Strong_20_Emphasis"><text:span text:style-name="T75">use</text:span></text:span><text:span text:style-name="T74"> to access the item of the hash table- use the key-value to refer to the original assigned value to the variable. Each item in the hash table is stored as a key/value pair and the item is referenced with its key value.</text:span></text:p>
                </text:list-item>
                <text:list-item>
                  <text:p text:style-name="P50"><text:span text:style-name="Strong_20_Emphasis"><text:span text:style-name="T78">Stack</text:span></text:span><text:span text:style-name="Strong_20_Emphasis"><text:span text:style-name="T74">: </text:span></text:span><text:span text:style-name="T74">works on the concept of last-in and first-out </text:span><text:span text:style-name="T75">(LIFO)</text:span><text:span text:style-name="T74"> collection of the objects.</text:span></text:p>
                  <text:list>
                    <text:list-item>
                      <text:p text:style-name="P50"><text:span text:style-name="T75">Push -</text:span><text:span text:style-name="T74"> an item </text:span><text:span text:style-name="T75">on</text:span><text:span text:style-name="T74">to the list </text:span></text:p>
                    </text:list-item>
                    <text:list-item>
                      <text:p text:style-name="P50"><text:span text:style-name="T75">Pop - </text:span><text:span text:style-name="T74">remove</text:span><text:span text:style-name="T75">s</text:span><text:span text:style-name="T74"> the item f</text:span><text:span text:style-name="T75">rom</text:span><text:span text:style-name="T74"> the list </text:span></text:p>
                    </text:list-item>
                  </text:list>
                </text:list-item>
                <text:list-item>
                  <text:p text:style-name="P50"><text:span text:style-name="Strong_20_Emphasis"><text:span text:style-name="T78">Queue</text:span></text:span><text:span text:style-name="Strong_20_Emphasis"><text:span text:style-name="T74">: </text:span></text:span><text:span text:style-name="T74">this collection works on the concept of first-in and first-out </text:span><text:span text:style-name="T75">(FIFO)</text:span><text:span text:style-name="T74"> collection of the object. </text:span></text:p>
                  <text:list>
                    <text:list-item>
                      <text:p text:style-name="P50"><text:span text:style-name="T74">Enqueue - </text:span><text:span text:style-name="T75">a</text:span><text:span text:style-name="T74">dding an item to the list </text:span></text:p>
                    </text:list-item>
                    <text:list-item>
                      <text:p text:style-name="P50"><text:span text:style-name="T75">D</text:span><text:span text:style-name="T74">eque - removing the item </text:span><text:span text:style-name="T75">from</text:span><text:span text:style-name="T74"> the list.</text:span></text:p>
                    </text:list-item>
                  </text:list>
                </text:list-item>
                <text:list-item>
                  <text:p text:style-name="P50"><text:span text:style-name="Strong_20_Emphasis"><text:span text:style-name="T78">Sorted lis</text:span></text:span><text:span text:style-name="Strong_20_Emphasis"><text:span text:style-name="T74">t: </text:span></text:span><text:span text:style-name="T74">this collection class uses the combination of key and the index to access the item in a list.</text:span></text:p>
                </text:list-item>
                <text:list-item>
                  <text:p text:style-name="P50"><text:span text:style-name="Strong_20_Emphasis"><text:span text:style-name="T78">BitArray</text:span></text:span><text:span text:style-name="Strong_20_Emphasis"><text:span text:style-name="T74">: </text:span></text:span><text:span text:style-name="T74">this collection class is used to represent the array in binary form (0 and 1), use this collection class when you do not know the number and the items can be accessed by using integer indexes that start from zero.</text:span></text:p>
                </text:list-item>
              </text:list>
            </text:list-item>
          </text:list>
        </text:list-item>
      </text:list>
      <text:p text:style-name="Standard"><text:span text:style-name="Strong_20_Emphasis"><text:span text:style-name="T31"/></text:span></text:p>
      <text:list xml:id="list201140257334682" text:continue-numbering="true" text:style-name="L3">
        <text:list-item>
          <text:p text:style-name="P47"><text:span text:style-name="Strong_20_Emphasis"><text:span text:style-name="T31">Differences between Class and Struct:</text:span></text:span></text:p>
          <text:list>
            <text:list-item>
              <text:p text:style-name="P47"><text:span text:style-name="Strong_20_Emphasis"><text:span text:style-name="T31">Class supports inheritance, is passed by reference, is private by default, good for larger complex objects, and uses waste collection for memory management</text:span></text:span></text:p>
            </text:list-item>
            <text:list-item>
              <text:p text:style-name="P47"><text:span text:style-name="Strong_20_Emphasis"><text:span text:style-name="T31">Struct does not support inheritance, is passed by value, is public by default, good for small isolated models, does not use waste collection </text:span></text:span><text:span text:style-name="Strong_20_Emphasis"><text:span text:style-name="T32">thereby</text:span></text:span><text:span text:style-name="Strong_20_Emphasis"><text:span text:style-name="T31"> does not have memory management, </text:span></text:span><text:span text:style-name="Strong_20_Emphasis"><text:span text:style-name="T33">causes additional overhead, but faster retrival when stored on the stack</text:span></text:span></text:p>
            </text:list-item>
          </text:list>
        </text:list-item>
      </text:list>
      <text:p text:style-name="P5"><text:span text:style-name="Strong_20_Emphasis"><text:span text:style-name="T28"/></text:span></text:p>
      <text:list xml:id="list2515055353" text:style-name="L5">
        <text:list-item>
          <text:p text:style-name="P60"><text:soft-page-break/><text:span text:style-name="Strong_20_Emphasis"><text:span text:style-name="T60">A type is said to be </text:span></text:span><text:span text:style-name="Strong_20_Emphasis"><text:span text:style-name="T62">nullable</text:span></text:span><text:span text:style-name="Strong_20_Emphasis"><text:span text:style-name="T60"> if it can be assigned a value or can be assigned </text:span></text:span><text:span text:style-name="Strong_20_Emphasis"><text:span text:style-name="Source_20_Text"><text:span text:style-name="T61">null</text:span></text:span></text:span><text:span text:style-name="Strong_20_Emphasis"><text:span text:style-name="T60">, which means the type has no value whatsoever. By default, all reference types, such as</text:span></text:span><text:span text:style-name="Strong_20_Emphasis"><text:span text:style-name="T62"> </text:span></text:span><text:a xlink:type="simple" xlink:href="https://docs.microsoft.com/en-us/dotnet/api/system.string?view=net-5.0" text:style-name="Internet_20_link" text:visited-style-name="Visited_20_Internet_20_Link"><text:span text:style-name="Strong_20_Emphasis"><text:span text:style-name="T93">String</text:span></text:span></text:a><text:span text:style-name="Strong_20_Emphasis"><text:span text:style-name="T60">, are nullable, but all value types, such as </text:span></text:span><text:a xlink:type="simple" xlink:href="https://docs.microsoft.com/en-us/dotnet/api/system.int32?view=net-5.0" text:style-name="Internet_20_link" text:visited-style-name="Visited_20_Internet_20_Link"><text:span text:style-name="Strong_20_Emphasis"><text:span text:style-name="T93">Int32</text:span></text:span></text:a><text:span text:style-name="Strong_20_Emphasis"><text:span text:style-name="T60">, are not.</text:span></text:span></text:p>
          <text:list>
            <text:list-item>
              <text:p text:style-name="P60"><text:span text:style-name="T56">For example, you can store any value from </text:span><text:span text:style-name="Source_20_Text"><text:span text:style-name="T57">-2,147,483,648 </text:span></text:span><text:span text:style-name="T56">to </text:span><text:span text:style-name="Source_20_Text"><text:span text:style-name="T57">2,147,483,647 </text:span></text:span><text:span text:style-name="T56">or </text:span><text:span text:style-name="Source_20_Text"><text:span text:style-name="T57">null </text:span></text:span><text:span text:style-name="T56">in a </text:span><text:span text:style-name="Source_20_Text"><text:span text:style-name="T57">Nullable&lt;Int32&gt; </text:span></text:span><text:span text:style-name="T56">variable. Similarly, you can assign </text:span><text:span text:style-name="Source_20_Text"><text:span text:style-name="T57">true</text:span></text:span><text:span text:style-name="T56">, </text:span><text:span text:style-name="Source_20_Text"><text:span text:style-name="T57">false</text:span></text:span><text:span text:style-name="T56">, or </text:span><text:span text:style-name="Source_20_Text"><text:span text:style-name="T57">null </text:span></text:span><text:span text:style-name="T56">in a </text:span><text:span text:style-name="Source_20_Text"><text:span text:style-name="T57">Nullable&lt;bool&gt; </text:span></text:span><text:span text:style-name="T56">variable.</text:span></text:p>
              <text:p text:style-name="P31"/>
            </text:list-item>
          </text:list>
        </text:list-item>
        <text:list-item>
          <text:p text:style-name="P61"><text:span text:style-name="Strong_20_Emphasis"><text:span text:style-name="T63">Constructor- a method of a class, with the same name as the class, no specified return type, creates new objects of the class. There are two types of constructors:</text:span></text:span></text:p>
          <text:list>
            <text:list-item>
              <text:p text:style-name="P61"><text:span text:style-name="Strong_20_Emphasis"><text:span text:style-name="T56">Default constructor</text:span></text:span><text:span text:style-name="T56">: it has no parameter to pass.</text:span></text:p>
            </text:list-item>
            <text:list-item>
              <text:p text:style-name="P61"><text:span text:style-name="Strong_20_Emphasis"><text:span text:style-name="T74">Parameterized constructor: </text:span></text:span><text:span text:style-name="T74">it is invoked with parameters that are passed to the class during object creation.</text:span></text:p>
            </text:list-item>
          </text:list>
          <text:p text:style-name="P60"><text:span text:style-name="Strong_20_Emphasis"><text:span text:style-name="T28"/></text:span></text:p>
        </text:list-item>
        <text:list-item>
          <text:p text:style-name="P62"><text:span text:style-name="Strong_20_Emphasis"><text:span text:style-name="T37">Code compilation in C# includes the following four steps:</text:span></text:span><text:span text:style-name="Strong_20_Emphasis"><text:span text:style-name="T148"> </text:span></text:span></text:p>
        </text:list-item>
      </text:list>
      <text:list xml:id="list3037294480" text:style-name="L6">
        <text:list-item>
          <text:list>
            <text:list-item>
              <text:p text:style-name="P67"><text:span text:style-name="T5">C</text:span><text:span text:style-name="T1">ompile the source code in the managed code compatible with the C# compiler.</text:span></text:p>
            </text:list-item>
            <text:list-item>
              <text:p text:style-name="P67"><text:span text:style-name="T5">C</text:span><text:span text:style-name="T1">ombine the above newly created code into assemblies.</text:span></text:p>
            </text:list-item>
            <text:list-item>
              <text:p text:style-name="P67"><text:span text:style-name="T5">L</text:span><text:span text:style-name="T1">oad the CLR.</text:span></text:p>
            </text:list-item>
            <text:list-item>
              <text:p text:style-name="P67"><text:span text:style-name="T5">E</text:span><text:span text:style-name="T1">xecute the assembly by CLR to generate the output.</text:span></text:p>
            </text:list-item>
          </text:list>
        </text:list-item>
      </text:list>
      <text:p text:style-name="P6"/>
      <text:list xml:id="list1121152135" text:style-name="L7">
        <text:list-item>
          <text:p text:style-name="P54">Differences between Virtual Method and Abstract Method:</text:p>
          <text:list>
            <text:list-item>
              <text:p text:style-name="P54">Virtual method must have a default implementation, it can be overridden on the derived class, although it’s not mandatory. Overridden using the keyword override</text:p>
            </text:list-item>
            <text:list-item>
              <text:p text:style-name="P54">Abstract method does not have implementation it resides in the abstract class, it is mandatory that the derived class implements the abstract method. The override keyword is not necessary although it can be used.</text:p>
            </text:list-item>
          </text:list>
        </text:list-item>
      </text:list>
      <text:list xml:id="list201139895939864" text:continue-list="list2515055353" text:style-name="L5">
        <text:list-item>
          <text:list>
            <text:list-item>
              <text:list>
                <text:list-header>
                  <text:p text:style-name="P55"/>
                </text:list-header>
              </text:list>
            </text:list-item>
          </text:list>
        </text:list-item>
        <text:list-item>
          <text:p text:style-name="P63"><text:span text:style-name="Strong_20_Emphasis"><text:span text:style-name="T1">The various methods of passing parameters in a method include:</text:span></text:span></text:p>
          <text:list>
            <text:list-item>
              <text:p text:style-name="P63"><text:span text:style-name="T14">Output parameters</text:span><text:span text:style-name="T1">: Lets the method return more than one value.</text:span></text:p>
            </text:list-item>
            <text:list-item>
              <text:p text:style-name="P63"><text:span text:style-name="T14">Value parameters</text:span><text:span text:style-name="T1">: The formal value copies and stores the value of the actual argument, which enables the manipulation of the formal parameter without affecting the value of the actual parameter.</text:span></text:p>
            </text:list-item>
            <text:list-item>
              <text:p text:style-name="P63"><text:span text:style-name="T14">Reference parameters</text:span><text:span text:style-name="T1">: The memory address of the actual parameter is stored in the formal argument, which means any change to the formal parameter would reflect on the actual argument.</text:span></text:p>
            </text:list-item>
          </text:list>
        </text:list-item>
      </text:list>
      <text:p text:style-name="P3"><text:span text:style-name="Strong_20_Emphasis"><text:span text:style-name="T29"/></text:span></text:p>
      <text:list xml:id="list201141143872438" text:continue-numbering="true" text:style-name="L5">
        <text:list-item>
          <text:p text:style-name="P58"><text:span text:style-name="Strong_20_Emphasis"><text:span text:style-name="T30">What is an array?</text:span></text:span></text:p>
          <text:list>
            <text:list-item>
              <text:p text:style-name="P58"><text:span text:style-name="Strong_20_Emphasis"><text:span text:style-name="T30">An array is used to store multiple variables of the same type in a contiguous memory location.</text:span></text:span></text:p>
            </text:list-item>
            <text:list-item>
              <text:p text:style-name="P58"><text:span text:style-name="Strong_20_Emphasis"><text:span text:style-name="T30">Arrays can be jagged, single or multi-dimensional.</text:span></text:span></text:p>
              <text:list>
                <text:list-item>
                  <text:p text:style-name="P68">Jagged arrays (array of arrays) is an array whose elements are arrays, it can be either single or multi-dimensional. </text:p>
                  <text:list>
                    <text:list-item>
                      <text:p text:style-name="P68">Example:</text:p>
                      <text:p text:style-name="P68">int[] jaggedArray = new int[4][];</text:p>
                    </text:list-item>
                  </text:list>
                </text:list-item>
                <text:list-item>
                  <text:p text:style-name="P68">Single dimension arrays are a linear array where the variables are stored in a single row.</text:p>
                  <text:list>
                    <text:list-item>
                      <text:p text:style-name="P68">Example:</text:p>
                      <text:p text:style-name="P68">Double numbers = new double[10];</text:p>
                      <text:p text:style-name="P68">int[] score = new int[4] {25, 24, 23, 25};</text:p>
                    </text:list-item>
                  </text:list>
                </text:list-item>
                <text:list-item>
                  <text:p text:style-name="P68">Multi-dimensional arrays(rectangular arrays) have more than one dimension.</text:p>
                  <text:list>
                    <text:list-item>
                      <text:p text:style-name="P68">Example:</text:p>
                      <text:p text:style-name="P68"><text:soft-page-break/>int[,] numbers = new int[3, 2] {{1, 2}, {2, 3}, {3, 4}};</text:p>
                    </text:list-item>
                  </text:list>
                </text:list-item>
              </text:list>
            </text:list-item>
          </text:list>
        </text:list-item>
        <text:list-item>
          <text:p text:style-name="P68">Properties of an Array:</text:p>
          <text:list>
            <text:list-item>
              <text:p text:style-name="P68">Length: gets the total number of elements in the array</text:p>
            </text:list-item>
            <text:list-item>
              <text:p text:style-name="P68">IsFixedSize: tell whether the array is fixed in size or not</text:p>
            </text:list-item>
            <text:list-item>
              <text:p text:style-name="P68">IsReadOnly: tells whether the array is read-only or not</text:p>
              <text:p text:style-name="P68"/>
            </text:list-item>
          </text:list>
        </text:list-item>
        <text:list-item>
          <text:p text:style-name="P68">Array <text:span text:style-name="T155">Class</text:span>: <text:span text:style-name="T155">is the base class for all arrays, it provides many properties and methods and is present in the namespace system.</text:span></text:p>
          <text:p text:style-name="P68"/>
        </text:list-item>
        <text:list-item>
          <text:p text:style-name="P64"><text:span text:style-name="Strong_20_Emphasis"><text:span text:style-name="T149">Indexer - </text:span></text:span><text:span text:style-name="Strong_20_Emphasis"><text:span text:style-name="T152">a</text:span></text:span><text:span text:style-name="T74">lso known as an indexed property </text:span><text:span text:style-name="T77">or smart arrays</text:span><text:span text:style-name="T74">, an indexer is a class property allowing accessing a member variable of some class using features of an array. Used for treating an object as an array, </text:span><text:span text:style-name="T77">an </text:span><text:span text:style-name="T74">indexer allows using classes more intuitively. Defining an indexer enables creating classes that act like virtual arrays. Instances of such classes can be accessed using the [] array access operator.</text:span></text:p>
        </text:list-item>
      </text:list>
      <text:p text:style-name="P8"/>
      <text:list xml:id="list201140432928826" text:continue-numbering="true" text:style-name="L5">
        <text:list-item>
          <text:p text:style-name="P69">What is a string <text:span text:style-name="T206">a</text:span>nd its properties?</text:p>
          <text:list>
            <text:list-item>
              <text:p text:style-name="P69">A string is a collection of char objects</text:p>
            </text:list-item>
            <text:list-item>
              <text:p text:style-name="P69">Properties are:</text:p>
              <text:list>
                <text:list-item>
                  <text:p text:style-name="P69">Length: gets the number of objects in the current String</text:p>
                </text:list-item>
                <text:list-item>
                  <text:p text:style-name="P69">Char get the char object in the current string</text:p>
                  <text:p text:style-name="P69"/>
                </text:list-item>
              </text:list>
            </text:list-item>
          </text:list>
        </text:list-item>
        <text:list-item>
          <text:p text:style-name="P65"><text:span text:style-name="Strong_20_Emphasis"><text:span text:style-name="T1">Some of the basic string operations are:</text:span></text:span></text:p>
          <text:list>
            <text:list-item>
              <text:p text:style-name="P65"><text:span text:style-name="Strong_20_Emphasis"><text:span text:style-name="T40">Concatenate</text:span></text:span><text:span text:style-name="T39">: Two strings can be concatenated either by using a System.String.Concat or by using + operator.</text:span></text:p>
            </text:list-item>
            <text:list-item>
              <text:p text:style-name="P66"><text:span text:style-name="Strong_20_Emphasis"><text:span text:style-name="T40">Modify</text:span></text:span><text:span text:style-name="T39">: Replace(a, b) is used to replace a string with another string. </text:span></text:p>
            </text:list-item>
            <text:list-item>
              <text:p text:style-name="P39">Trim() is used to trim the string at the end or at the beginning.</text:p>
            </text:list-item>
            <text:list-item>
              <text:p text:style-name="P65"><text:span text:style-name="Strong_20_Emphasis"><text:span text:style-name="T40">Compare</text:span></text:span><text:span text:style-name="T39">: System.StringComparison() is used to compare two strings, either a case-sensitive comparison or not case sensitive. Mainly takes two parameters, original string, and string to be compared with.</text:span></text:p>
            </text:list-item>
            <text:list-item>
              <text:p text:style-name="P65"><text:span text:style-name="Strong_20_Emphasis"><text:span text:style-name="T40">Search</text:span></text:span><text:span text:style-name="T39">: StartWith, EndsWith methods are used to search a particular string.</text:span></text:p>
            </text:list-item>
          </text:list>
        </text:list-item>
      </text:list>
      <text:p text:style-name="P27"/>
      <text:list xml:id="list1031582977" text:style-name="L8">
        <text:list-item>
          <text:p text:style-name="P94">What is parsing? How to parse a Date Time string?</text:p>
          <text:list>
            <text:list-item>
              <text:p text:style-name="P95">Parsing converts a string into another data type.</text:p>
            </text:list-item>
          </text:list>
        </text:list-item>
      </text:list>
      <text:p text:style-name="P12"><text:span text:style-name="Strong_20_Emphasis"><text:span text:style-name="T199"><text:tab/>Example:</text:span></text:span></text:p>
      <text:p text:style-name="P12"><text:span text:style-name="Emphasis"><text:span text:style-name="T49"><text:tab/>string text = “500”;</text:span></text:span><text:span text:style-name="T42"><text:line-break/><text:tab/></text:span><text:span text:style-name="Emphasis"><text:span text:style-name="T49">int num = int.Parse(text);</text:span></text:span><text:span text:style-name="T42"><text:line-break/><text:tab/>500 is an integer. So, the Parse method converts the string 500 into its own base type, <text:tab/>i.e. int.</text:span></text:p>
      <text:p text:style-name="P12"><text:span text:style-name="Strong_20_Emphasis"><text:span text:style-name="T43"><text:tab/>Follow the same method to convert a DateTime string.</text:span></text:span><text:span text:style-name="T42"><text:line-break/><text:tab/>string dateTime = “Jan 1, 2018”;<text:line-break/><text:tab/>DateTime parsedValue = DateTime.Parse(dateTime)</text:span></text:p>
      <text:p text:style-name="P9"/>
      <text:list xml:id="list201140650779915" text:continue-list="list201140432928826" text:style-name="L5">
        <text:list-item>
          <text:p text:style-name="P69">Escape sequence is denoted by a backslash \ it indicates that the character that follows should be interpreted literally or it is a special character. An escape sequence is considered a single character. String escape sequences:</text:p>
          <text:list>
            <text:list-item>
              <text:p text:style-name="P69">\n – newline character</text:p>
            </text:list-item>
            <text:list-item>
              <text:p text:style-name="P69">\b – backspace</text:p>
            </text:list-item>
            <text:list-item>
              <text:p text:style-name="P69">\\ - backslash</text:p>
            </text:list-item>
            <text:list-item>
              <text:p text:style-name="P69">\’ - single quote</text:p>
            </text:list-item>
            <text:list-item>
              <text:p text:style-name="P69"><text:soft-page-break/>\” - double quote</text:p>
              <text:p text:style-name="P69"/>
            </text:list-item>
          </text:list>
        </text:list-item>
        <text:list-item>
          <text:p text:style-name="P69">Regular expression is a template to match a set of input, the pattern can consist of operators, constructs, or character literals. Regex is used for string parsing and replacing the string character. Example:</text:p>
          <text:list>
            <text:list-item>
              <text:p text:style-name="P96">* matches the preceding character zero or more times. So, a*b regex is equivalent to b, ab, aab, aaab and so on.</text:p>
            </text:list-item>
          </text:list>
        </text:list-item>
      </text:list>
      <text:p text:style-name="Standard"><text:span text:style-name="Strong_20_Emphasis"><text:span text:style-name="T148"><text:tab/></text:span></text:span><text:span text:style-name="Strong_20_Emphasis"><text:span text:style-name="T161">Searching a string using Regex:</text:span></text:span></text:p>
      <text:p text:style-name="Standard"><text:span text:style-name="Source_20_Text"><text:span text:style-name="T51"><text:tab/>static</text:span></text:span><text:span text:style-name="T51"> </text:span><text:span text:style-name="Source_20_Text"><text:span text:style-name="T51">void</text:span></text:span><text:span text:style-name="T51"> </text:span><text:span text:style-name="Source_20_Text"><text:span text:style-name="T51">Main(string[] args)</text:span></text:span></text:p>
      <text:p text:style-name="Standard"><text:span text:style-name="Source_20_Text"><text:span text:style-name="T161"><text:tab/>{</text:span></text:span></text:p>
      <text:p text:style-name="Standard"><text:span text:style-name="Source_20_Text"><text:span text:style-name="T51"><text:tab/>string[] languages = { "C#", "Python", "Java"</text:span></text:span><text:span text:style-name="T51"> </text:span><text:span text:style-name="Source_20_Text"><text:span text:style-name="T51">};</text:span></text:span></text:p>
      <text:p text:style-name="Standard"><text:span text:style-name="Source_20_Text"><text:span text:style-name="T51"><text:tab/>foreach(string</text:span></text:span><text:span text:style-name="T51"> </text:span><text:span text:style-name="Source_20_Text"><text:span text:style-name="T51">s in</text:span></text:span><text:span text:style-name="T51"> </text:span><text:span text:style-name="Source_20_Text"><text:span text:style-name="T51">languages)</text:span></text:span></text:p>
      <text:p text:style-name="Standard"><text:span text:style-name="Source_20_Text"><text:span text:style-name="T161"><text:tab/>{</text:span></text:span></text:p>
      <text:p text:style-name="Standard"><text:span text:style-name="Source_20_Text"><text:span text:style-name="T51"><text:tab/>if(System.Text.RegularExpressions.Regex.IsMatch(s,"Python"))</text:span></text:span></text:p>
      <text:p text:style-name="Standard"><text:span text:style-name="Source_20_Text"><text:span text:style-name="T161"><text:tab/>{</text:span></text:span></text:p>
      <text:p text:style-name="P1"><text:span text:style-name="Source_20_Text"><text:span text:style-name="T54"><text:tab/>Console.WriteLine("Match found"); </text:span></text:span></text:p>
      <text:p text:style-name="P1"><text:span text:style-name="Source_20_Text"><text:span text:style-name="T55"><text:tab/>}</text:span></text:span></text:p>
      <text:p text:style-name="P16"><text:span text:style-name="T139"><text:tab/></text:span><text:span text:style-name="T115">}</text:span></text:p>
      <text:p text:style-name="P25"><text:tab/>}</text:p>
      <text:list xml:id="list1725947601" text:style-name="L9">
        <text:list-item>
          <text:p text:style-name="P98">The above example searches for “Python” against the set of inputs from the languages array. It uses Regex.IsMatch which returns true in case if the pattern is found in the input. The pattern can be any regular expression representing the input that we want to match.</text:p>
          <text:p text:style-name="P109"/>
        </text:list-item>
      </text:list>
      <text:list xml:id="list201140592565833" text:continue-list="list1031582977" text:style-name="L8">
        <text:list-item>
          <text:p text:style-name="P71">Exception handling is done using four keywords in C#:</text:p>
          <text:list>
            <text:list-item>
              <text:p text:style-name="P71"><text:span text:style-name="Strong_20_Emphasis"><text:span text:style-name="T126">try </text:span></text:span><text:span text:style-name="T124">– Contains a block of code for which an exception will be checked.</text:span></text:p>
            </text:list-item>
            <text:list-item>
              <text:p text:style-name="P71"><text:span text:style-name="Strong_20_Emphasis"><text:span text:style-name="T127">c</text:span></text:span><text:span text:style-name="Strong_20_Emphasis"><text:span text:style-name="T126">atch </text:span></text:span><text:span text:style-name="T124">– It is a program that catches an exception with the help of exception handler.</text:span></text:p>
            </text:list-item>
            <text:list-item>
              <text:p text:style-name="P71"><text:span text:style-name="Strong_20_Emphasis"><text:span text:style-name="T127">f</text:span></text:span><text:span text:style-name="Strong_20_Emphasis"><text:span text:style-name="T126">inally </text:span></text:span><text:span text:style-name="T124">– It is a block of code written to execute regardless whether an exception is caught or not. </text:span><text:span text:style-name="T125">(Good place to keep closing connections to a database/releasing file handlers as it will execute at the end of the try-catch block)</text:span></text:p>
            </text:list-item>
            <text:list-item>
              <text:p text:style-name="P71"><text:span text:style-name="Strong_20_Emphasis"><text:span text:style-name="T127">t</text:span></text:span><text:span text:style-name="Strong_20_Emphasis"><text:span text:style-name="T126">hrow </text:span></text:span><text:span text:style-name="T124">– Throws an exception when a problem occurs.</text:span></text:p>
            </text:list-item>
          </text:list>
        </text:list-item>
        <text:list-item>
          <text:p text:style-name="P40">Multiple catch blocks cannot be executed. Once the proper catch code is executed, the control is transferred to the finally block and the code that follows the finally block is executed.</text:p>
          <text:p text:style-name="P40"/>
        </text:list-item>
        <text:list-item>
          <text:p text:style-name="P42">Differences between finally and finalize block:</text:p>
          <text:list>
            <text:list-item>
              <text:p text:style-name="P72"><text:span text:style-name="Emphasis"><text:span text:style-name="T46">The finally </text:span></text:span><text:span text:style-name="T45">block is called after the execution of try and catch block. It is used for exception handling. Regardless of whether an exception is caught or not, this block of code will be executed. Usually, this block will have a clean-up code.</text:span></text:p>
            </text:list-item>
            <text:list-item>
              <text:p text:style-name="P72"><text:span text:style-name="T200">The fi</text:span>nalize method is called just before garbage collection. It is used to perform clean up operations of Unmanaged code. It is automatically called when a given instance is not subsequently called.</text:p>
            </text:list-item>
          </text:list>
        </text:list-item>
      </text:list>
      <text:p text:style-name="P13"/>
      <text:list xml:id="list201140483500568" text:continue-numbering="true" text:style-name="L8">
        <text:list-item>
          <text:p text:style-name="P72"><text:span text:style-name="T162">Di</text:span><text:span text:style-name="Strong_20_Emphasis"><text:span text:style-name="T57">fference between Continue and Break Statement</text:span></text:span></text:p>
          <text:list>
            <text:list-item>
              <text:p text:style-name="P32">Break statement breaks the loop. It makes the control of the program to exit the loop.</text:p>
            </text:list-item>
            <text:list-item>
              <text:p text:style-name="P32">Continue statement makes the control of the program to exit only the current iteration. It does not break the loop.</text:p>
              <text:p text:style-name="P32"/>
            </text:list-item>
          </text:list>
        </text:list-item>
        <text:list-item>
          <text:p text:style-name="P73"><text:span text:style-name="Strong_20_Emphasis"><text:span text:style-name="T58">E</text:span></text:span><text:span text:style-name="Strong_20_Emphasis"><text:span text:style-name="T56">vents are user actions that generate notifications to the application to which it must respond. The user actions can be mouse movements, key press, </text:span></text:span><text:span text:style-name="Strong_20_Emphasis"><text:span text:style-name="T58">etc</text:span></text:span><text:span text:style-name="Strong_20_Emphasis"><text:span text:style-name="T56">.</text:span></text:span></text:p>
          <text:list>
            <text:list-item>
              <text:p text:style-name="P73">Programmatically, a class that raises an event is called a publisher and a class which <text:soft-page-break/>responds/receives the event is called a subscriber. Event<text:span text:style-name="T202">s</text:span> should have at least one subscriber else that event is never raised.</text:p>
            </text:list-item>
            <text:list-item>
              <text:p text:style-name="P73">Delegates are used to declare Events.</text:p>
            </text:list-item>
            <text:list-item>
              <text:p text:style-name="P110">Example:</text:p>
            </text:list-item>
          </text:list>
        </text:list-item>
      </text:list>
      <text:p text:style-name="P14"><text:span text:style-name="Emphasis"><text:span text:style-name="T1"><text:tab/>Public delegate void PrintNumbers();</text:span></text:span></text:p>
      <text:p text:style-name="P18"><text:span text:style-name="Emphasis"><text:span text:style-name="T89"><text:tab/>Event PrintNumbers myEvent;</text:span></text:span></text:p>
      <text:list xml:id="list954740566" text:style-name="L10">
        <text:list-item>
          <text:p text:style-name="P111"><text:span text:style-name="Emphasis"><text:span text:style-name="T58">Publisher is a class </text:span></text:span><text:span text:style-name="Emphasis"><text:span text:style-name="T59">that raises an event</text:span></text:span><text:span text:style-name="Emphasis"><text:span text:style-name="T89"> </text:span></text:span></text:p>
        </text:list-item>
        <text:list-item>
          <text:p text:style-name="P111"><text:span text:style-name="Emphasis"><text:span text:style-name="T58">Subscribers </text:span></text:span><text:span text:style-name="Emphasis"><text:span text:style-name="T59">respond/receive the event</text:span></text:span><text:span text:style-name="Emphasis"><text:span text:style-name="T58"> that it is interested in.</text:span></text:span><text:span text:style-name="Emphasis"><text:span text:style-name="T89"> </text:span></text:span></text:p>
        </text:list-item>
      </text:list>
      <text:list xml:id="list201140326302962" text:continue-list="list201140483500568" text:style-name="L8">
        <text:list-item>
          <text:list>
            <text:list-header>
              <text:p text:style-name="P32"/>
            </text:list-header>
          </text:list>
        </text:list-item>
        <text:list-item>
          <text:p text:style-name="P112">Delegate is a variable that holds the reference to a method, it is a function pointer or function object. All delegates are derived from the System.Delegate namespac<text:span text:style-name="T201">e, delegates provide a form of encapsulation to the reference method which will get internally called when a delegate is called. </text:span></text:p>
          <text:list>
            <text:list-item>
              <text:p text:style-name="P113">Delegate allows a function to be passed as an argument to another function - it is a function object</text:p>
            </text:list-item>
            <text:list-item>
              <text:p text:style-name="P112">Declaring a delegate:</text:p>
              <text:list>
                <text:list-item>
                  <text:p text:style-name="P112">public delegate void AddNumbers(int n);</text:p>
                  <text:p text:style-name="P112">// <text:span text:style-name="T201">after the declaration of a delegate, the object must be created by the delegate using the new keyword</text:span></text:p>
                  <text:p text:style-name="P113">AddNumbers an1 = new AddNumbers(number);</text:p>
                </text:list-item>
              </text:list>
            </text:list-item>
            <text:list-item>
              <text:p text:style-name="P113">Example:</text:p>
              <text:p text:style-name="P113"><text:span text:style-name="Source_20_Text"><text:span text:style-name="T54">public</text:span></text:span><text:span text:style-name="T54"> </text:span><text:span text:style-name="Source_20_Text"><text:span text:style-name="T54">delegate</text:span></text:span><text:span text:style-name="T54"> </text:span><text:span text:style-name="Source_20_Text"><text:span text:style-name="T54">int</text:span></text:span><text:span text:style-name="T54"> </text:span><text:span text:style-name="Source_20_Text"><text:span text:style-name="T54">myDel(int</text:span></text:span><text:span text:style-name="T54"> </text:span><text:span text:style-name="Source_20_Text"><text:span text:style-name="T54">number);</text:span></text:span></text:p>
            </text:list-item>
          </text:list>
        </text:list-item>
      </text:list>
      <text:p text:style-name="P4"><text:span text:style-name="Source_20_Text"><text:span text:style-name="T54"><text:tab/>public</text:span></text:span><text:span text:style-name="T54"> </text:span><text:span text:style-name="Source_20_Text"><text:span text:style-name="T54">class</text:span></text:span><text:span text:style-name="T54"> </text:span><text:span text:style-name="Source_20_Text"><text:span text:style-name="T54">Program</text:span></text:span></text:p>
      <text:p text:style-name="P4"><text:span text:style-name="Source_20_Text"><text:span text:style-name="T54"><text:tab/>{</text:span></text:span></text:p>
      <text:p text:style-name="P4"><text:span text:style-name="Source_20_Text"><text:span text:style-name="T54"><text:tab/>public</text:span></text:span><text:span text:style-name="T54"> </text:span><text:span text:style-name="Source_20_Text"><text:span text:style-name="T54">int</text:span></text:span><text:span text:style-name="T54"> </text:span><text:span text:style-name="Source_20_Text"><text:span text:style-name="T54">AddNumbers(int</text:span></text:span><text:span text:style-name="T54"> </text:span><text:span text:style-name="Source_20_Text"><text:span text:style-name="T54">a)</text:span></text:span></text:p>
      <text:p text:style-name="P4"><text:span text:style-name="Source_20_Text"><text:span text:style-name="T54"><text:tab/>{</text:span></text:span></text:p>
      <text:p text:style-name="P4"><text:span text:style-name="Source_20_Text"><text:span text:style-name="T54"><text:tab/>int</text:span></text:span><text:span text:style-name="T54"> </text:span><text:span text:style-name="Source_20_Text"><text:span text:style-name="T54">Sum = a + 10;</text:span></text:span></text:p>
      <text:p text:style-name="P4"><text:span text:style-name="Source_20_Text"><text:span text:style-name="T54"><text:tab/>return</text:span></text:span><text:span text:style-name="T54"> </text:span><text:span text:style-name="Source_20_Text"><text:span text:style-name="T54">Sum;</text:span></text:span></text:p>
      <text:p text:style-name="P4"><text:span text:style-name="Source_20_Text"><text:span text:style-name="T54"><text:tab/>}</text:span></text:span></text:p>
      <text:p text:style-name="P4"><text:span text:style-name="Source_20_Text"><text:span text:style-name="T54"><text:tab/>public</text:span></text:span><text:span text:style-name="T54"> </text:span><text:span text:style-name="Source_20_Text"><text:span text:style-name="T54">void</text:span></text:span><text:span text:style-name="T54"> </text:span><text:span text:style-name="Source_20_Text"><text:span text:style-name="T54">Start()</text:span></text:span></text:p>
      <text:p text:style-name="P4"><text:span text:style-name="Source_20_Text"><text:span text:style-name="T54"><text:tab/>{</text:span></text:span></text:p>
      <text:p text:style-name="P4"><text:span text:style-name="Source_20_Text"><text:span text:style-name="T54"><text:tab/>myDel DelgateExample = AddNumbers;</text:span></text:span></text:p>
      <text:p text:style-name="P4"><text:span text:style-name="Source_20_Text"><text:span text:style-name="T54"><text:tab/>}</text:span></text:span></text:p>
      <text:p text:style-name="P4"><text:span text:style-name="Source_20_Text"><text:span text:style-name="T54"><text:tab/>}</text:span></text:span></text:p>
      <text:list xml:id="list201141808766985" text:continue-numbering="true" text:style-name="L8">
        <text:list-item>
          <text:list>
            <text:list-item>
              <text:list>
                <text:list-header>
                  <text:p text:style-name="P41"/>
                </text:list-header>
              </text:list>
            </text:list-item>
          </text:list>
        </text:list-item>
        <text:list-item>
          <text:p text:style-name="P73"><text:span text:style-name="Strong_20_Emphasis"><text:span text:style-name="T1">Different types of Delegates are:</text:span></text:span></text:p>
          <text:list>
            <text:list-item>
              <text:p text:style-name="P73"><text:span text:style-name="Strong_20_Emphasis"><text:span text:style-name="T57">Single Delegate</text:span></text:span><text:span text:style-name="T56">: A delegate that can call a single method.</text:span></text:p>
            </text:list-item>
            <text:list-item>
              <text:p text:style-name="P73"><text:span text:style-name="Strong_20_Emphasis"><text:span text:style-name="T57">Multicast Delegate</text:span></text:span><text:span text:style-name="T56">: A delegate that can call multiple methods. + and – operators are used to subscribe and unsubscribe respectively.</text:span></text:p>
            </text:list-item>
            <text:list-item>
              <text:p text:style-name="P73"><text:span text:style-name="Strong_20_Emphasis"><text:span text:style-name="T57">Generic Delegate</text:span></text:span><text:span text:style-name="T56">: It does not require an instance of the delegate to be defined. It is of three types, Action, Funcs and Predicate.</text:span></text:p>
            </text:list-item>
            <text:list-item>
              <text:p text:style-name="P73"><text:span text:style-name="T1">Action– In the above example of delegates and events, we can replace the definition of delegate and event using Action keyword. The Action delegate defines a method that can be </text:span><text:span text:style-name="T148">called on arguments but does not return a result</text:span></text:p>
            </text:list-item>
            <text:list-item>
              <text:p text:style-name="P70"><text:span text:style-name="Emphasis"><text:span text:style-name="T48">Public delegate void deathInfo();</text:span></text:span><text:span text:style-name="T39"><text:line-break/></text:span><text:span text:style-name="Emphasis"><text:span text:style-name="T48">Public event deathInfo deathDate;</text:span></text:span><text:span text:style-name="T39"><text:line-break/>//Replacing with Action//<text:line-break/></text:span><text:span text:style-name="Emphasis"><text:span text:style-name="T48">Public event Action deathDate;</text:span></text:span></text:p>
              <text:list>
                <text:list-item>
                  <text:p text:style-name="P73">Action implicitly refers to a delegate.</text:p>
                </text:list-item>
              </text:list>
            </text:list-item>
            <text:list-item>
              <text:p text:style-name="P73"><text:soft-page-break/><text:span text:style-name="Strong_20_Emphasis"><text:span text:style-name="T41">Func</text:span></text:span><text:span text:style-name="T36">– A Func delegate defines a method that can be called on arguments and returns a result.</text:span></text:p>
              <text:list>
                <text:list-item>
                  <text:p text:style-name="P73"><text:span text:style-name="Emphasis"><text:span text:style-name="T47">Func &lt;int, string, bool&gt; myDel </text:span></text:span><text:span text:style-name="T36">is same as </text:span><text:span text:style-name="Emphasis"><text:span text:style-name="T47">delegate bool myDel(int a, string b);</text:span></text:span></text:p>
                </text:list-item>
              </text:list>
            </text:list-item>
          </text:list>
        </text:list-item>
      </text:list>
      <text:list xml:id="list2385915427" text:style-name="L11">
        <text:list-item>
          <text:p text:style-name="P114"><text:span text:style-name="Strong_20_Emphasis"><text:span text:style-name="T41">Predicate</text:span></text:span><text:span text:style-name="T36">– Defines a method that can be called on arguments and always returns the boo</text:span><text:span text:style-name="T38">l</text:span></text:p>
          <text:list>
            <text:list-item>
              <text:p text:style-name="P114"><text:span text:style-name="Emphasis"><text:span text:style-name="T47">Predicate&lt;string&gt; myDel </text:span></text:span><text:span text:style-name="T36">is same as </text:span><text:span text:style-name="Emphasis"><text:span text:style-name="T47">delegate bool myDel(string s);</text:span></text:span></text:p>
            </text:list-item>
          </text:list>
        </text:list-item>
      </text:list>
      <text:list xml:id="list201140494844469" text:continue-list="list201141808766985" text:style-name="L8">
        <text:list-header>
          <text:p text:style-name="P70"><text:span text:style-name="Strong_20_Emphasis"><text:span text:style-name="T1"/></text:span></text:p>
        </text:list-header>
        <text:list-item>
          <text:p text:style-name="P70"><text:span text:style-name="Strong_20_Emphasis"><text:span text:style-name="T1">What are C# I/O classes? What are the commonly used I/O classes? </text:span></text:span></text:p>
          <text:list>
            <text:list-item>
              <text:p text:style-name="P33">C# has System.IO namespace, consisting of classes that are used to perform various operations on files like creating, deleting, opening, closing, etc.</text:p>
            </text:list-item>
            <text:list-item>
              <text:p text:style-name="P74"><text:span text:style-name="Strong_20_Emphasis"><text:span text:style-name="T74">Whenever you open a file for reading or writing it becomes a stream which is a sequence of bytes traveling from source to destination. The two commonly used streams are input and output. </text:span></text:span></text:p>
              <text:list>
                <text:list-item>
                  <text:p text:style-name="P74"><text:span text:style-name="Strong_20_Emphasis"><text:span text:style-name="T74">The stream is an abstract class that is the parent class for the file handling process. </text:span></text:span></text:p>
                </text:list-item>
                <text:list-item>
                  <text:p text:style-name="P74"><text:span text:style-name="Strong_20_Emphasis"><text:span text:style-name="T56">The file is a static class with many static methods to handle file operation</text:span></text:span><text:span text:style-name="Strong_20_Emphasis"><text:span text:style-name="T24">.</text:span></text:span></text:p>
                </text:list-item>
              </text:list>
            </text:list-item>
            <text:list-item>
              <text:p text:style-name="P75"><text:span text:style-name="Strong_20_Emphasis"><text:span text:style-name="T1">Some commonly used I/O classes are:</text:span></text:span></text:p>
              <text:list>
                <text:list-item>
                  <text:p text:style-name="P144"><text:span text:style-name="Strong_20_Emphasis"><text:span text:style-name="T144"><text:s/>FileStream – </text:span></text:span><text:span text:style-name="Strong_20_Emphasis"><text:span text:style-name="T3">this stream reads from and writes to any location within a file</text:span></text:span></text:p>
                </text:list-item>
                <text:list-item>
                  <text:p text:style-name="P144"><text:span text:style-name="Strong_20_Emphasis"><text:span text:style-name="T144">DirectoryInfo - </text:span></text:span><text:span text:style-name="Strong_20_Emphasis"><text:span text:style-name="T1">perform operations on directories</text:span></text:span></text:p>
                </text:list-item>
                <text:list-item>
                  <text:p text:style-name="P144"><text:span text:style-name="Strong_20_Emphasis"><text:span text:style-name="T1">FileInfo - perform operations on files</text:span></text:span></text:p>
                </text:list-item>
                <text:list-item>
                  <text:p text:style-name="P144"><text:span text:style-name="Strong_20_Emphasis"><text:span text:style-name="T1">BinaryReader -read primitive data types from a binary stream</text:span></text:span></text:p>
                </text:list-item>
                <text:list-item>
                  <text:p text:style-name="P145"><text:span text:style-name="Strong_20_Emphasis"><text:span text:style-name="T1">BinaryWriter - write primitive data types in binary format</text:span></text:span></text:p>
                </text:list-item>
                <text:list-item>
                  <text:p text:style-name="P76"><text:span text:style-name="Strong_20_Emphasis"><text:span text:style-name="T57">File </text:span></text:span><text:span text:style-name="T56">– Helps in manipulating a file.</text:span></text:p>
                </text:list-item>
                <text:list-item>
                  <text:p text:style-name="P75"><text:span text:style-name="Strong_20_Emphasis"><text:span text:style-name="T57">StreamWriter </text:span></text:span><text:span text:style-name="T56">– Used for writing characters to a stream.</text:span></text:p>
                </text:list-item>
                <text:list-item>
                  <text:p text:style-name="P75"><text:span text:style-name="Strong_20_Emphasis"><text:span text:style-name="T57">StreamReader </text:span></text:span><text:span text:style-name="T56">– Used for reading characters </text:span><text:span text:style-name="T66">from</text:span><text:span text:style-name="T56"> a stream.</text:span></text:p>
                </text:list-item>
                <text:list-item>
                  <text:p text:style-name="P75"><text:span text:style-name="Strong_20_Emphasis"><text:span text:style-name="T57">StringWriter </text:span></text:span><text:span text:style-name="T56">– Used for </text:span><text:span text:style-name="T66">writ</text:span><text:span text:style-name="T56">ing a string buffer.</text:span></text:p>
                </text:list-item>
                <text:list-item>
                  <text:p text:style-name="P75"><text:span text:style-name="Strong_20_Emphasis"><text:span text:style-name="T57">StringReader </text:span></text:span><text:span text:style-name="T56">– Used for </text:span><text:span text:style-name="T66">read</text:span><text:span text:style-name="T56">ing a string buffer.</text:span></text:p>
                </text:list-item>
                <text:list-item>
                  <text:p text:style-name="P75"><text:span text:style-name="Strong_20_Emphasis"><text:span text:style-name="T57">Path </text:span></text:span><text:span text:style-name="T56">– Used for performing operations related to the path information.</text:span></text:p>
                </text:list-item>
              </text:list>
            </text:list-item>
            <text:list-item>
              <text:p text:style-name="P75"><text:span text:style-name="Strong_20_Emphasis"><text:span text:style-name="T1">What is StreamReader/StreamWriter class?</text:span></text:span></text:p>
              <text:list>
                <text:list-item>
                  <text:p text:style-name="P33">StreamReader and StreamWriter are classes of namespace System.IO. They are used when we want to read or write charact90, Reader-based data, respectively. </text:p>
                  <text:list>
                    <text:list-item>
                      <text:p text:style-name="P75"><text:span text:style-name="Strong_20_Emphasis"><text:span text:style-name="T57">Some of the members of StreamReader are: </text:span></text:span><text:span text:style-name="T56">Close(), Read(), Readline().</text:span></text:p>
                    </text:list-item>
                    <text:list-item>
                      <text:p text:style-name="P75"><text:span text:style-name="Strong_20_Emphasis"><text:span text:style-name="T57">Members of StreamWriter are: </text:span></text:span><text:span text:style-name="T56">Close(), Write(), Writeline().</text:span></text:p>
                    </text:list-item>
                    <text:list-item>
                      <text:p text:style-name="P34">Example:</text:p>
                    </text:list-item>
                  </text:list>
                  <text:p text:style-name="P70"><text:span text:style-name="Source_20_Text"><text:span text:style-name="T159">Class Program1</text:span></text:span></text:p>
                  <text:p text:style-name="P70"><text:span text:style-name="Source_20_Text"><text:span text:style-name="T159">{</text:span></text:span></text:p>
                  <text:p text:style-name="P70"><text:span text:style-name="Source_20_Text"><text:span text:style-name="T50">using(StreamReader sr = new</text:span></text:span><text:span text:style-name="T50"> </text:span><text:span text:style-name="Source_20_Text"><text:span text:style-name="T50">StreamReader(“C:\ReadMe.txt”)</text:span></text:span></text:p>
                  <text:p text:style-name="P70"><text:span text:style-name="Source_20_Text"><text:span text:style-name="T159">{</text:span></text:span></text:p>
                  <text:p text:style-name="P70"><text:span text:style-name="Source_20_Text"><text:span text:style-name="T159">//----------------code to read-------------------//</text:span></text:span></text:p>
                  <text:p text:style-name="P70"><text:span text:style-name="Source_20_Text"><text:span text:style-name="T159">}</text:span></text:span></text:p>
                  <text:p text:style-name="P70"><text:span text:style-name="Source_20_Text"><text:span text:style-name="T50">using(StreamWriter sw = new</text:span></text:span><text:span text:style-name="T50"> </text:span><text:span text:style-name="Source_20_Text"><text:span text:style-name="T50">StreamWriter(“C:\ReadMe.txt”))</text:span></text:span></text:p>
                  <text:p text:style-name="P70"><text:span text:style-name="Source_20_Text"><text:span text:style-name="T159">{</text:span></text:span></text:p>
                  <text:p text:style-name="P70"><text:span text:style-name="Source_20_Text"><text:span text:style-name="T159">//-------------code to write-------------------//</text:span></text:span></text:p>
                  <text:p text:style-name="P70"><text:span text:style-name="Source_20_Text"><text:span text:style-name="T159">}</text:span></text:span></text:p>
                  <text:p text:style-name="P70"><text:span text:style-name="Source_20_Text"><text:span text:style-name="T159">}</text:span></text:span></text:p>
                  <text:p text:style-name="P70"><text:span text:style-name="Source_20_Text"><text:span text:style-name="T159"/></text:span></text:p>
                </text:list-item>
              </text:list>
            </text:list-item>
          </text:list>
        </text:list-item>
        <text:list-item>
          <text:p text:style-name="P40">Destructor is used to clean up the memory and free the resources. But in C# this is done by the garbage collector on its own. System.GC.Collect() is called internally for cleaning up. But sometimes it may be necessary to implement destructors manually. </text:p>
          <text:p text:style-name="P40"/>
        </text:list-item>
        <text:list-item>
          <text:p text:style-name="P70"><text:span text:style-name="Strong_20_Emphasis"><text:span text:style-name="T1">What are Boxing and Unboxing?</text:span></text:span></text:p>
        </text:list-item>
      </text:list>
      <text:p text:style-name="Standard"><text:soft-page-break/><text:span text:style-name="Strong_20_Emphasis"><text:span text:style-name="T82"><text:tab/></text:span></text:span><text:span text:style-name="T81">Converting a value type to reference type is called Boxing.</text:span></text:p>
      <text:p text:style-name="Standard"><text:span text:style-name="Strong_20_Emphasis"><text:span text:style-name="T1"><text:tab/>For Example:</text:span></text:span></text:p>
      <text:p text:style-name="P7"><text:tab/>int Value1 -= 10;<text:line-break/><text:tab/>//————Boxing——————//<text:line-break/><text:tab/>object boxedValue = Value1;</text:p>
      <text:p text:style-name="Standard"><text:span text:style-name="T81"><text:tab/>Explicit conversion of same reference type (created by boxing) back to value type is called <text:tab/></text:span><text:span text:style-name="Strong_20_Emphasis"><text:span text:style-name="T82">Unboxing</text:span></text:span><text:span text:style-name="T81">.</text:span></text:p>
      <text:p text:style-name="Standard"><text:span text:style-name="Strong_20_Emphasis"><text:span text:style-name="T82"><text:tab/>For Example:</text:span></text:span><text:span text:style-name="T81"><text:line-break/><text:tab/>//————UnBoxing——————//<text:line-break/><text:tab/>int UnBoxing = int (boxedValue);</text:span></text:p>
      <text:p text:style-name="P26"/>
      <text:list xml:id="list201141478305370" text:continue-numbering="true" text:style-name="L8">
        <text:list-item>
          <text:p text:style-name="P115">Synchronization is a way to create a thread-safe code where only one thread can access the resource at any given time. The synchronous call waits for the method to complete before continuing with the program flow. Synchronous programming badly affects the UI operations when the user tries to perform time-consuming operations since only one thread will be used.</text:p>
        </text:list-item>
        <text:list-item>
          <text:p text:style-name="P115">In Asynchronous operation<text:span text:style-name="T203">s</text:span>, the method call will immediately return so that the program can perform other operations while the called method completes its work in certain situations.</text:p>
        </text:list-item>
        <text:list-item>
          <text:p text:style-name="P115"><text:span text:style-name="T130">Asynchronous programming means that the process runs independently of main or other processes. </text:span><text:span text:style-name="T131">Example of Asynchronous</text:span></text:p>
        </text:list-item>
      </text:list>
      <text:p text:style-name="P20"><text:tab/>Public async Task&lt;int&gt; CalculateCount()</text:p>
      <text:p text:style-name="P20"><text:tab/>{</text:p>
      <text:p text:style-name="P20"><text:tab/>// write code to calculate Count of characters in a file</text:p>
      <text:p text:style-name="P20"><text:tab/>await Task.Delay(1000);</text:p>
      <text:p text:style-name="P20"><text:tab/>return 1;</text:p>
      <text:p text:style-name="P20"><text:tab/>}</text:p>
      <text:p text:style-name="P20"><text:tab/>public async Task myMethod()</text:p>
      <text:p text:style-name="P20"><text:tab/>{</text:p>
      <text:p text:style-name="P20"><text:tab/>Task&lt;int&gt; count = CalculateCount();</text:p>
      <text:p text:style-name="P20"><text:tab/>int result = await count;</text:p>
      <text:p text:style-name="P21"><text:tab/>}</text:p>
      <text:list xml:id="list3824361683" text:style-name="L12">
        <text:list-item>
          <text:p text:style-name="P149">Async keyword is used for the method declaration.</text:p>
        </text:list-item>
        <text:list-item>
          <text:p text:style-name="P149">The count is of a task of type int which calls the method CalculateCount().</text:p>
        </text:list-item>
        <text:list-item>
          <text:p text:style-name="P149">Calculatecount() starts execution and calculates something.</text:p>
        </text:list-item>
        <text:list-item>
          <text:p text:style-name="P149">Independent work is done on my thread and then await count statement is reached.</text:p>
        </text:list-item>
        <text:list-item>
          <text:p text:style-name="P149">If the Calculatecount is not finished, myMethod will return to its calling method, thus the main thread doesn’t get blocked.</text:p>
        </text:list-item>
        <text:list-item>
          <text:p text:style-name="P149">If the Calculatecount is already finished, then we have the result available when the control reaches await count. So the next step will continue in the same thread. However, it is not the situation in the above case where the Delay of 1 second is involved.</text:p>
        </text:list-item>
      </text:list>
      <text:p text:style-name="Standard"/>
      <text:list xml:id="list201140276122191" text:continue-list="list201141478305370" text:style-name="L8">
        <text:list-item>
          <text:p text:style-name="P77">A Thread is a set of instructions that can be executed, which will enable our program to perform concurrent processing <text:span text:style-name="T204">which</text:span> helps us do more than one operation at a time. By default, C# has only one thread, <text:span text:style-name="T204">b</text:span>ut other threads can be created to execute the code in parallel with the original thread.</text:p>
          <text:list>
            <text:list-item>
              <text:p text:style-name="P124"><text:span text:style-name="T114">Threads are lightweight programs that save the CPU consumption and increase the efficiency of the application.</text:span> </text:p>
            </text:list-item>
            <text:list-item>
              <text:p text:style-name="P77"><text:soft-page-break/><text:span text:style-name="T56">Thread</text:span><text:span text:style-name="T65">s</text:span><text:span text:style-name="T56"> ha</text:span><text:span text:style-name="T65">ve</text:span><text:span text:style-name="T56"> a life cycle. It starts whenever a thread class is created and is terminated after the execution. </text:span><text:span text:style-name="Emphasis"><text:span text:style-name="T88">System.Threading </text:span></text:span><text:span text:style-name="T56">is the namespace which needs to be included to create threads and use its members.</text:span></text:p>
            </text:list-item>
            <text:list-item>
              <text:p text:style-name="P77"><text:span text:style-name="T56">Threads are created by extending the Thread Class. </text:span><text:span text:style-name="Emphasis"><text:span text:style-name="T88">Start() </text:span></text:span><text:span text:style-name="T56">method is used to begin thread execution.</text:span></text:p>
            </text:list-item>
          </text:list>
        </text:list-item>
      </text:list>
      <text:p text:style-name="Standard"><text:tab/>//CallThread is the target method//</text:p>
      <text:p text:style-name="Standard"><text:tab/><text:span text:style-name="T156">ThreadStart methodThread = new ThreadStart(CallThread);</text:span></text:p>
      <text:p text:style-name="Standard"><text:s/><text:tab/><text:span text:style-name="T156">Thread childThread = new Thread(methodThread);</text:span></text:p>
      <text:p text:style-name="P15"><text:s/><text:tab/><text:span text:style-name="T156">childThread.Start();</text:span></text:p>
      <text:list xml:id="list818475314" text:style-name="L13">
        <text:list-item>
          <text:p text:style-name="P138">C# can execute more than one task at a time. This is done by handling different processes by different threads. This is called MultiThreading.</text:p>
        </text:list-item>
        <text:list-item>
          <text:p text:style-name="P138"><text:span text:style-name="Strong_20_Emphasis"><text:span text:style-name="T1">There are several thread methods that are used to handle multi-threaded operations</text:span></text:span><text:span text:style-name="Strong_20_Emphasis">:</text:span></text:p>
          <text:list>
            <text:list-item>
              <text:p text:style-name="P138">Start</text:p>
            </text:list-item>
            <text:list-item>
              <text:p text:style-name="P138"><text:s/>Sleep</text:p>
            </text:list-item>
            <text:list-item>
              <text:p text:style-name="P138">Abort </text:p>
            </text:list-item>
            <text:list-item>
              <text:p text:style-name="P138">Suspend </text:p>
            </text:list-item>
            <text:list-item>
              <text:p text:style-name="P138">Resume </text:p>
            </text:list-item>
            <text:list-item>
              <text:p text:style-name="P138">Join.</text:p>
            </text:list-item>
          </text:list>
        </text:list-item>
      </text:list>
      <text:list xml:id="list201140029227486" text:continue-list="list201140276122191" text:style-name="L8">
        <text:list-item>
          <text:p text:style-name="P78"><text:span text:style-name="Strong_20_Emphasis"><text:span text:style-name="T2">Example</text:span></text:span><text:span text:style-name="Strong_20_Emphasis"><text:span text:style-name="T1"> Properties of thread class are:</text:span></text:span></text:p>
          <text:list>
            <text:list-item>
              <text:p text:style-name="P78"><text:span text:style-name="Strong_20_Emphasis"><text:span text:style-name="T57">IsAlive </text:span></text:span><text:span text:style-name="T56">– contains value True when a thread is Active.</text:span></text:p>
            </text:list-item>
            <text:list-item>
              <text:p text:style-name="P78"><text:span text:style-name="Strong_20_Emphasis"><text:span text:style-name="T57">Name </text:span></text:span><text:span text:style-name="T56">– Can return the name of the thread. Also, can set a name for the thread.</text:span></text:p>
            </text:list-item>
            <text:list-item>
              <text:p text:style-name="P78"><text:span text:style-name="Strong_20_Emphasis"><text:span text:style-name="T57">Priority </text:span></text:span><text:span text:style-name="T56">– returns the prioritized value of the task set by the operating system.</text:span></text:p>
            </text:list-item>
            <text:list-item>
              <text:p text:style-name="P78"><text:span text:style-name="Strong_20_Emphasis"><text:span text:style-name="T57">IsBackground </text:span></text:span><text:span text:style-name="T56">– gets or sets a value which indicates whether a thread should be a background process or foreground.</text:span></text:p>
            </text:list-item>
            <text:list-item>
              <text:p text:style-name="P78"><text:span text:style-name="Strong_20_Emphasis"><text:span text:style-name="T57">ThreadState</text:span></text:span><text:span text:style-name="T56">– describes the thread state.</text:span></text:p>
            </text:list-item>
          </text:list>
        </text:list-item>
        <text:list-item>
          <text:p text:style-name="P78"><text:span text:style-name="Strong_20_Emphasis"><text:span text:style-name="T1">Different states of a thread are:</text:span></text:span></text:p>
          <text:list>
            <text:list-item>
              <text:p text:style-name="P79"><text:span text:style-name="Strong_20_Emphasis"><text:span text:style-name="T57">Aborted </text:span></text:span><text:span text:style-name="Strong_20_Emphasis"><text:span text:style-name="T56">– Thread is dead but not changed to state stopped</text:span></text:span></text:p>
            </text:list-item>
            <text:list-item>
              <text:p text:style-name="P78"><text:span text:style-name="Strong_20_Emphasis"><text:span text:style-name="T57">Running </text:span></text:span><text:span text:style-name="T56">– Thread starts execution.</text:span></text:p>
            </text:list-item>
            <text:list-item>
              <text:p text:style-name="P78"><text:span text:style-name="Strong_20_Emphasis"><text:span text:style-name="T57">Stopped </text:span></text:span><text:span text:style-name="T56">– Thread has stopped.</text:span></text:p>
            </text:list-item>
            <text:list-item>
              <text:p text:style-name="P80"><text:span text:style-name="Strong_20_Emphasis"><text:span text:style-name="T57">Suspended </text:span></text:span><text:span text:style-name="T56">– Thread has been suspended.</text:span></text:p>
            </text:list-item>
            <text:list-item>
              <text:p text:style-name="P80"><text:span text:style-name="Strong_20_Emphasis"><text:span text:style-name="T57">Unstarted </text:span></text:span><text:span text:style-name="T56">– Thread is created, </text:span><text:span text:style-name="T67">but has not started to execute</text:span><text:span text:style-name="T56">.</text:span></text:p>
            </text:list-item>
            <text:list-item>
              <text:p text:style-name="P80"><text:span text:style-name="Strong_20_Emphasis"><text:span text:style-name="T57">WaitSleepJoin </text:span></text:span><text:span text:style-name="T56">– Thread calls sleep, calls wait on another object and calls join on another thread.</text:span></text:p>
            </text:list-item>
          </text:list>
        </text:list-item>
      </text:list>
      <text:p text:style-name="P22"/>
      <text:list xml:id="list201140615420610" text:continue-numbering="true" text:style-name="L8">
        <text:list-item>
          <text:p text:style-name="P125"><text:span text:style-name="T117">Race condition – when t</text:span><text:span text:style-name="T116">wo threads access the same resource and try to change it at the same time. It is almost impossible to predict which thread succeeds in accessing the resource first. When two threads try to write a value to the same resource, the last value written is saved. </text:span></text:p>
        </text:list-item>
      </text:list>
      <text:p text:style-name="P23"/>
      <text:list xml:id="list201140539715589" text:continue-numbering="true" text:style-name="L8">
        <text:list-item>
          <text:p text:style-name="P78">A Deadlock is a situation where a process is not able to complete its execution because two or more processes are waiting for each other to finish. This usually occurs in multi-threading.</text:p>
          <text:list>
            <text:list-item>
              <text:p text:style-name="P78">Here a shared resource is being held by a process and another process is waiting for the first process to release it and the thread holding the locked item is waiting for another process to complete.</text:p>
              <text:p text:style-name="P139">private static object objA = new object();</text:p>
              <text:p text:style-name="P139">private static object objB = new object();</text:p>
              <text:p text:style-name="P139">private static void PerformTaskA();</text:p>
              <text:p text:style-name="P139">{</text:p>
              <text:list>
                <text:list-header>
                  <text:p text:style-name="P139">lock(objB)</text:p>
                  <text:p text:style-name="P139">{</text:p>
                  <text:list>
                    <text:list-header>
                      <text:p text:style-name="P139"><text:soft-page-break/>Thread.Sleep(1000);</text:p>
                      <text:p text:style-name="P139">lock(objA)</text:p>
                      <text:p text:style-name="P139">{</text:p>
                      <text:p text:style-name="P139">}</text:p>
                    </text:list-header>
                  </text:list>
                  <text:p text:style-name="P139">}</text:p>
                </text:list-header>
              </text:list>
              <text:p text:style-name="P139">}</text:p>
              <text:p text:style-name="P139">private static void PerformTaskB()</text:p>
              <text:p text:style-name="P139">{</text:p>
              <text:list text:continue-numbering="true">
                <text:list-header>
                  <text:p text:style-name="P139">lock objA()</text:p>
                  <text:p text:style-name="P139">{</text:p>
                  <text:list>
                    <text:list-header>
                      <text:p text:style-name="P139">lock objB()</text:p>
                      <text:p text:style-name="P139">{</text:p>
                      <text:p text:style-name="P139">}</text:p>
                    </text:list-header>
                  </text:list>
                  <text:p text:style-name="P139">}</text:p>
                </text:list-header>
              </text:list>
              <text:p text:style-name="P139">}</text:p>
            </text:list-item>
          </text:list>
          <text:p text:style-name="P140">public static void Main()</text:p>
          <text:p text:style-name="P140">{</text:p>
          <text:list text:continue-numbering="true">
            <text:list-header>
              <text:p text:style-name="P140">Thread thread1 = new Thread(PerformTaskA);</text:p>
              <text:p text:style-name="P140">Thread thread2 = new Thread(PerformTaskB);</text:p>
              <text:p text:style-name="P140">thread1.Start(); thread2.Start();</text:p>
            </text:list-header>
          </text:list>
          <text:p text:style-name="P140">}</text:p>
          <text:list text:continue-numbering="true">
            <text:list-item>
              <text:p text:style-name="P140">Perform tasks accesses objB and waits for 1 second, meanwhile PerformTaskB tries to access objA. After 1 second, PerformTaskA tries to access objA which is locked by PerformTaskB, PerformTaskB tries to access objB which is locked by PerformTaskA.</text:p>
            </text:list-item>
            <text:list-item>
              <text:p text:style-name="P140">This creates a deadlock</text:p>
            </text:list-item>
          </text:list>
        </text:list-item>
      </text:list>
      <text:p text:style-name="P19"/>
      <text:list xml:id="list201141459432210" text:continue-numbering="true" text:style-name="L8">
        <text:list-item>
          <text:p text:style-name="P140"><text:span text:style-name="T68">Circular reference is situation in which two or more resources are interdependent on each other causes the lock condition and make the resources unusable.</text:span> </text:p>
          <text:p text:style-name="P140"/>
        </text:list-item>
        <text:list-item>
          <text:p text:style-name="P129">Thread pool is a collection of threads. These threads can be used to perform tasks without disturbing the primary thread. Once the thread completes the task, the thread returns to the pool.</text:p>
          <text:list>
            <text:list-item>
              <text:p text:style-name="P129">System.Threading.ThreadPool namespace has classes that manage the threads in the pool and its operations.</text:p>
            </text:list-item>
          </text:list>
        </text:list-item>
      </text:list>
      <text:p text:style-name="P17"><text:tab/>System.Threading.ThreadPool.QueueUserWorkItem(new <text:tab/>System.Threading.WaitCallback(SomeTask));</text:p>
      <text:list xml:id="list3610805277" text:style-name="L14">
        <text:list-item>
          <text:p text:style-name="P130">The above line queues a task. SomeTask methods should have a parameter of type Object.</text:p>
        </text:list-item>
      </text:list>
      <text:p text:style-name="P23"/>
      <text:list xml:id="list201140927637592" text:continue-list="list201141459432210" text:style-name="L8">
        <text:list-item>
          <text:p text:style-name="P78"><text:span text:style-name="T44">Generics or Generic class is used to create classes or objects which do not have any specific </text:span><text:span text:style-name="T83">data type, the data type is assigned during runtime or when it is used in the program. Generics </text:span><text:span text:style-name="Strong_20_Emphasis"><text:span text:style-name="T86">allow you to write a class or method that can work with any data type</text:span></text:span><text:span text:style-name="Strong_20_Emphasis"><text:span text:style-name="T83">.</text:span></text:span></text:p>
          <text:list>
            <text:list-item>
              <text:p text:style-name="P81"><text:span text:style-name="Strong_20_Emphasis"><text:span text:style-name="T84">Example:</text:span></text:span></text:p>
              <text:p text:style-name="P81"><text:span text:style-name="Strong_20_Emphasis"><text:span text:style-name="T84">class DataStore&lt;T&gt;</text:span></text:span></text:p>
              <text:p text:style-name="P81"><text:span text:style-name="Strong_20_Emphasis"><text:span text:style-name="T84">{ </text:span></text:span></text:p>
              <text:list>
                <text:list-header>
                  <text:p text:style-name="P81"><text:span text:style-name="Strong_20_Emphasis"><text:span text:style-name="T84">public T Data {get; set;}</text:span></text:span></text:p>
                </text:list-header>
              </text:list>
            </text:list-item>
          </text:list>
        </text:list-item>
      </text:list>
      <text:p text:style-name="P2"><text:span text:style-name="Strong_20_Emphasis"><text:span text:style-name="T84"><text:tab/>}</text:span></text:span></text:p>
      <text:p text:style-name="P2"><text:span text:style-name="Strong_20_Emphasis"><text:span text:style-name="T84"><text:tab/>DataStore&lt;string&gt; store = new DataStore&lt;string&gt;();</text:span></text:span></text:p>
      <text:list xml:id="list201141788979212" text:continue-numbering="true" text:style-name="L8">
        <text:list-header>
          <text:p text:style-name="P43"/>
        </text:list-header>
        <text:list-item>
          <text:p text:style-name="P78">Get and Set are called Accessors: <text:span text:style-name="T205">t</text:span>he<text:span text:style-name="T205">y</text:span> are use<text:span text:style-name="T205">d</text:span> by Properties. The property provides a mechanism to read <text:span text:style-name="T205">and</text:span> write the value of a private field. For accessing that private field, <text:soft-page-break/>accessors are used.</text:p>
          <text:list>
            <text:list-item>
              <text:p text:style-name="P78">Get Property is used to return the value of a property</text:p>
            </text:list-item>
            <text:list-item>
              <text:p text:style-name="P78">Set Property accessor is used to set the value.</text:p>
              <text:p text:style-name="P78"/>
            </text:list-item>
          </text:list>
        </text:list-item>
        <text:list-item>
          <text:p text:style-name="P82">Serialization is a process of converting code to its binary format. Once it is converted to bytes, it can be easily stored and written to a disk or any such storage devices. Serializations are mainly useful when we do not want to lose the original form of the code and it can be retrieved anytime in the future.</text:p>
          <text:list>
            <text:list-item>
              <text:p text:style-name="P82">Any class which is marked with the attribute [Serializable] will be converted to its binary form.</text:p>
            </text:list-item>
            <text:list-item>
              <text:p text:style-name="P82"><text:span text:style-name="T168">To Serialize an object we need the object to be serialized, a stream that can contain the serialized object and namespace System.Runtime.Serialization can contain classes for serialization</text:span>.</text:p>
            </text:list-item>
            <text:list-item>
              <text:p text:style-name="P79"><text:span text:style-name="Strong_20_Emphasis"><text:span text:style-name="T74">Binary Serialization – </text:span></text:span><text:span text:style-name="T74">Faster and demands less space; it converts any code into its binary form. Serialize and restore public and non-public properties.</text:span></text:p>
            </text:list-item>
            <text:list-item>
              <text:p text:style-name="P79"><text:span text:style-name="Strong_20_Emphasis"><text:span text:style-name="T74">SOAP –</text:span></text:span><text:span text:style-name="T74"> produces a complete SOAP compliant envelope that is usable by any system capable of understanding SOAP. The classes about this type of serialization reside in System.Runtime.Serialization.</text:span></text:p>
            </text:list-item>
            <text:list-item>
              <text:p text:style-name="P79"><text:span text:style-name="Strong_20_Emphasis"><text:span text:style-name="T74">XML Serialization – </text:span></text:span><text:span text:style-name="T74">Serializes all the public properties to the XML document. In addition to being easy to read, the XML document manipulated in several formats. The classes in this type of serialization reside in System.sml.Serialization.</text:span></text:p>
            </text:list-item>
            <text:list-item>
              <text:p text:style-name="P37">The reverse process of getting the C# code back from the binary form is called Deserialization.</text:p>
              <text:p text:style-name="P82"/>
            </text:list-item>
          </text:list>
        </text:list-item>
        <text:list-item>
          <text:p text:style-name="P141"><text:span text:style-name="T44">D</text:span><text:span text:style-name="T42">ifference between String and StringBuilder:</text:span></text:p>
          <text:list>
            <text:list-item>
              <text:p text:style-name="P44">String is an immutable object that holds string value, performance is slow, creates new instance to override or change the previous value. String belongs to the System namespace</text:p>
            </text:list-item>
            <text:list-item>
              <text:p text:style-name="P44">StringBuilder is mutable object, performance is fast, uses the same instance of StringBuilder to perform operation such as insert value in an existing string, belong to the System.Text.Stringbuilder namespace</text:p>
            </text:list-item>
          </text:list>
        </text:list-item>
      </text:list>
      <text:p text:style-name="P28"/>
      <text:list xml:id="list201140840191847" text:continue-numbering="true" text:style-name="L8">
        <text:list-item>
          <text:p text:style-name="P83"><text:span text:style-name="T81">An </text:span><text:span text:style-name="Strong_20_Emphasis"><text:span text:style-name="T81">enum </text:span></text:span><text:span text:style-name="T81">is a value type with a set of related named constants often referred to as an enumerator list. The enum keyword is used to declare an enumeration. It is a primitive data type, which is user defined. An enum is used to create numeric constants in .NET framework. All the members of enum are of enum type. The</text:span><text:span text:style-name="T85">re</text:span><text:span text:style-name="T81"> must be a numeric value for each enum type.</text:span></text:p>
          <text:list>
            <text:list-item>
              <text:p text:style-name="P56">Enums are strongly typed constant, i.e. an enum of one type may not be implicitly assigned to an enum of another type even though the underlying value of their members are the same.</text:p>
            </text:list-item>
            <text:list-item>
              <text:p text:style-name="P56">Enum values are fixed. Enum can be displayed as a string and processed as an integer.</text:p>
            </text:list-item>
            <text:list-item>
              <text:p text:style-name="P56">The default type is int, and the approved types are byte, sbyte, short, ushort, uint, long, and ulong. </text:p>
            </text:list-item>
            <text:list-item>
              <text:p text:style-name="P56">Enums are value types and are created on the stack and not on the heap</text:p>
            </text:list-item>
            <text:list-item>
              <text:p text:style-name="P56">Every enum type automatically derives from System.Enum, thus we can use System.Enum methods on enums.</text:p>
              <text:p text:style-name="P56"/>
            </text:list-item>
          </text:list>
        </text:list-item>
        <text:list-item>
          <text:p text:style-name="P79"><text:bookmark text:name="question-explain-reflection-in-c"/><text:span text:style-name="Strong_20_Emphasis"><text:span text:style-name="T149">Reflection</text:span></text:span><text:span text:style-name="Strong_20_Emphasis"><text:span text:style-name="T74"> - </text:span></text:span><text:span text:style-name="Strong_20_Emphasis"><text:span text:style-name="T76">t</text:span></text:span><text:span text:style-name="T74">he ability of code to access the metadata of the assembly during runtime. A program reflects upon itself and uses the metadata to:</text:span></text:p>
          <text:list>
            <text:list-item>
              <text:p text:style-name="P99">Inform the user, or</text:p>
            </text:list-item>
            <text:list-item>
              <text:p text:style-name="P79"><text:span text:style-name="T149">Modify the behavio</text:span><text:span text:style-name="T151">r</text:span></text:p>
            </text:list-item>
            <text:list-item>
              <text:p text:style-name="P79"><text:span text:style-name="T149">The system contains all classes and methods that manage the information of all the loaded </text:span><text:soft-page-break/><text:span text:style-name="T149">types and methods. Reflection namespace. Implementation of reflection is in 2 steps:</text:span></text:p>
              <text:list>
                <text:list-item>
                  <text:p text:style-name="P99">Get the type of the object, then</text:p>
                </text:list-item>
                <text:list-item>
                  <text:p text:style-name="P99">Use the type to identify members, such as properties and methods</text:p>
                </text:list-item>
              </text:list>
            </text:list-item>
          </text:list>
        </text:list-item>
      </text:list>
      <text:p text:style-name="P11"/>
      <text:list xml:id="list201141220368853" text:continue-numbering="true" text:style-name="L8">
        <text:list-item>
          <text:p text:style-name="P70"><text:bookmark text:name="question-what-can-you-tell-us-about-the-xsd-file-in-c"/><text:span text:style-name="Strong_20_Emphasis"><text:span text:style-name="T149">XSD file - </text:span></text:span><text:span text:style-name="T74">XSD denotes XML Schema Definition. The XML file can have any attributes, elements, and tags if there is no XSD file associated with it. The XSD file gives a structure for the XML file, meaning that it determines what, and also the order of, the elements and properties that should be there in the XML file. </text:span><text:span text:style-name="Strong_20_Emphasis"><text:span text:style-name="T74">Note</text:span></text:span><text:span text:style-name="T74">: - During serialization of C# code, the classes are converted to XSD compliant format by the Xsd.exe tool</text:span><text:span text:style-name="T23">.</text:span></text:p>
          <text:p text:style-name="P45"/>
        </text:list-item>
        <text:list-item>
          <text:p text:style-name="P80"><text:span text:style-name="Strong_20_Emphasis"><text:span text:style-name="T152">D</text:span></text:span><text:span text:style-name="Strong_20_Emphasis"><text:span text:style-name="T149">ifferences between ref and out keywords:</text:span></text:span></text:p>
          <text:list>
            <text:list-item>
              <text:p text:style-name="P38">In any C# function, there can be three types of parameters, namely in, out and ref. Although both out and ref are treated differently at the run time, they receive the same treatment during compile time. </text:p>
            </text:list-item>
            <text:list-item>
              <text:p text:style-name="P38">It is not possible to pass properties as an out or ref parameter. </text:p>
            </text:list-item>
            <text:list-item>
              <text:p text:style-name="P80"><text:span text:style-name="T56">An argument passed as ref must be initialized before passing to the method whereas out parameter needs not to be initialized before passing to a method.</text:span><text:span text:style-name="T74"> </text:span></text:p>
            </text:list-item>
          </text:list>
        </text:list-item>
      </text:list>
      <text:p text:style-name="P24"/>
      <text:list xml:id="list201140810542647" text:continue-numbering="true" text:style-name="L8">
        <text:list-item>
          <text:p text:style-name="P107">A Singleton Design Pattern ensures that a class has one and only one instance and provides a global point of access to the same. There are numerous ways of implementing the Singleton Design Patterns in C#. </text:p>
          <text:list>
            <text:list-item>
              <text:p text:style-name="P107">Following are the typical characteristics of a Singleton Pattern:</text:p>
              <text:list>
                <text:list-item>
                  <text:p text:style-name="P107"><text:bookmark text:name="ez-clearholder-sky-4"/>A public static means of getting the reference to the single instance created</text:p>
                </text:list-item>
                <text:list-item>
                  <text:p text:style-name="P107">A single constructor, private and parameter-less</text:p>
                </text:list-item>
                <text:list-item>
                  <text:p text:style-name="P107">A static variable holding a reference to the single instance created</text:p>
                </text:list-item>
                <text:list-item>
                  <text:p text:style-name="P107">The class is sealed</text:p>
                  <text:p text:style-name="P107"/>
                </text:list-item>
              </text:list>
            </text:list-item>
          </text:list>
        </text:list-item>
        <text:list-item>
          <text:p text:style-name="P126"><text:span text:style-name="T5">Extension Method – adds functionality to the extended class,</text:span><text:span text:style-name="T119"> add new methods to the existing ones, </text:span><text:span text:style-name="T120">t</text:span><text:span text:style-name="T119">he methods that are added are static. At times, when you want to add methods to an existing class but don’t perceive the right to modify that class or don’t hold the rights, you can create a new static class containing the new methods. Once the extended methods are declared, bind this class with the existing one and see the methods will be added to the existing one.</text:span><text:span text:style-name="T5"> </text:span></text:p>
          <text:p text:style-name="P100"/>
        </text:list-item>
        <text:list-item>
          <text:p text:style-name="P108"><text:span text:style-name="T146">D</text:span><text:span text:style-name="T145">ifference between “is” and “as” operators in c</text:span><text:span text:style-name="T146">#</text:span></text:p>
          <text:list>
            <text:list-item>
              <text:p text:style-name="P108"><text:span text:style-name="T145">“</text:span><text:span text:style-name="T147">is” operator is used to check the compatibility of an object with a given type, and it returns the result as Boolean.</text:span></text:p>
            </text:list-item>
            <text:list-item>
              <text:p text:style-name="P108"><text:span text:style-name="T145">“</text:span><text:span text:style-name="T147">as” operator is used for casting of an object to a type or a class.</text:span></text:p>
              <text:p text:style-name="P97"/>
            </text:list-item>
          </text:list>
        </text:list-item>
        <text:list-item>
          <text:p text:style-name="P101">Difference between Equality Operator (==) and Equals() method:</text:p>
          <text:list>
            <text:list-item>
              <text:p text:style-name="P101"><text:span text:style-name="Strong_20_Emphasis"><text:span text:style-name="T92">Equality operator (==</text:span></text:span><text:span text:style-name="T91">) is a reference type which means that if equality operator is used, it will return true only if both the references point to the same object.</text:span></text:p>
            </text:list-item>
            <text:list-item>
              <text:p text:style-name="P101"><text:span text:style-name="Strong_20_Emphasis"><text:span text:style-name="T92">Equality operator:</text:span></text:span><text:span text:style-name="T91"> Compares by reference</text:span></text:p>
            </text:list-item>
            <text:list-item>
              <text:p text:style-name="P101"><text:span text:style-name="Strong_20_Emphasis"><text:span text:style-name="T92">Equals() method: </text:span></text:span><text:span text:style-name="T91">Equals method is used to compare the values carried by the objects. int x=10, int y=10. If x==y is compared then, the values carried by x and y are compared which is equal and therefore they return true.</text:span></text:p>
            </text:list-item>
            <text:list-item>
              <text:p text:style-name="P101"><text:span text:style-name="Strong_20_Emphasis"><text:span text:style-name="T92">Equals(): </text:span></text:span><text:span text:style-name="T91">Compares by value</text:span><text:span text:style-name="T157"> </text:span></text:p>
            </text:list-item>
          </text:list>
        </text:list-item>
      </text:list>
      <text:p text:style-name="P10"/>
      <text:p text:style-name="P10"/>
      <text:list xml:id="list201140115073541" text:continue-numbering="true" text:style-name="L8">
        <text:list-item>
          <text:p text:style-name="P106">Keywords in C#:</text:p>
          <text:list>
            <text:list-item>
              <text:p text:style-name="P102"><text:soft-page-break/>Modifier Keywords: </text:p>
              <text:list>
                <text:list-item>
                  <text:p text:style-name="P116"><text:span text:style-name="T15">abstract</text:span><text:span text:style-name="T6"> - </text:span><text:span text:style-name="T130">modifier indicates that the thing being modified has a missing or incomplete implementation. The abstract modifier can be used with classes, methods, properties, indexers, and events</text:span> </text:p>
                </text:list-item>
                <text:list-item>
                  <text:p text:style-name="P84"><text:span text:style-name="T169"><text:s/>async</text:span><text:span text:style-name="T163"> - </text:span><text:span text:style-name="T68">modifier to specify that a method, </text:span><text:a xlink:type="simple" xlink:href="https://docs.microsoft.com/en-us/dotnet/csharp/language-reference/operators/lambda-expressions" text:style-name="Internet_20_link" text:visited-style-name="Visited_20_Internet_20_Link"><text:span text:style-name="T96">lambda expression</text:span></text:a><text:span text:style-name="T68">, or </text:span><text:a xlink:type="simple" xlink:href="https://docs.microsoft.com/en-us/dotnet/csharp/language-reference/operators/delegate-operator" text:style-name="Internet_20_link" text:visited-style-name="Visited_20_Internet_20_Link"><text:span text:style-name="T96">anonymous method</text:span></text:a><text:span text:style-name="T90"> </text:span><text:span text:style-name="T68">is asynchronous.</text:span><text:span text:style-name="T168"> </text:span></text:p>
                </text:list-item>
                <text:list-item>
                  <text:p text:style-name="P116"><text:span text:style-name="T15">const</text:span><text:span text:style-name="T6"> -</text:span><text:span text:style-name="T130">keyword to declare a constant field or a constant local. Constant fields and locals aren't variables and may not be modified. Constants can be numbers, Boolean values, strings, or a null reference.</text:span> </text:p>
                </text:list-item>
                <text:list-item>
                  <text:p text:style-name="P116"><text:span text:style-name="T15">event</text:span><text:span text:style-name="T6"> -</text:span><text:span text:style-name="T130">keyword is used to declare an event in a publisher class</text:span> </text:p>
                </text:list-item>
                <text:list-item>
                  <text:p text:style-name="P116"><text:span text:style-name="T15">extern</text:span><text:span text:style-name="T6"> - </text:span><text:span text:style-name="T130">modifier is used to declare a method that is implemented externally</text:span> </text:p>
                </text:list-item>
                <text:list-item>
                  <text:p text:style-name="P116"><text:span text:style-name="T15">new</text:span><text:span text:style-name="T6"> -</text:span><text:span text:style-name="T130">operator creates a new instance of a type</text:span> </text:p>
                </text:list-item>
                <text:list-item>
                  <text:p text:style-name="P116"><text:span text:style-name="T15">override</text:span><text:span text:style-name="T6"> - </text:span><text:span text:style-name="T130">modifier is required to extend or modify the abstract or virtual implementation of an inherited method, property, indexer, or event.</text:span> </text:p>
                </text:list-item>
                <text:list-item>
                  <text:p text:style-name="P116"><text:span text:style-name="T15">partial</text:span><text:span text:style-name="T6"> - </text:span><text:span text:style-name="T130">Partial type definitions allow for the definition of a class, struct, interface, or record to be split into multiple files.</text:span> <text:span text:style-name="T130">A partial method has its signature defined in one part of a partial type, and its implementation defined in another part of the type</text:span> </text:p>
                </text:list-item>
                <text:list-item>
                  <text:p text:style-name="P116"><text:span text:style-name="T15">readonly</text:span><text:span text:style-name="T6"> -</text:span><text:span text:style-name="T130">indicates that assignment to the field can only occur as part of the declaration or in a constructor in the same class. A readonly field can be assigned and reassigned multiple times within the field declaration and constructor.</text:span> </text:p>
                </text:list-item>
                <text:list-item>
                  <text:p text:style-name="P116"><text:span text:style-name="T15">sealed</text:span><text:span text:style-name="T6"> - </text:span><text:span text:style-name="T130">modifier prevents other classes from inheriting from it</text:span> </text:p>
                </text:list-item>
                <text:list-item>
                  <text:p text:style-name="P84"><text:span text:style-name="T169">static</text:span><text:span text:style-name="T163"> -</text:span><text:span text:style-name="T68">modifier to declare a static member, which belongs to the type itself rather than to a specific object. The </text:span><text:span text:style-name="Source_20_Text"><text:span text:style-name="T69">static</text:span></text:span><text:span text:style-name="T90"> </text:span><text:span text:style-name="T68">modifier can be used to declare </text:span><text:span text:style-name="Source_20_Text"><text:span text:style-name="T69">static </text:span></text:span><text:span text:style-name="T68">class</text:span></text:p>
                </text:list-item>
                <text:list-item>
                  <text:p text:style-name="P116"><text:span text:style-name="T15">unsafe</text:span><text:span text:style-name="T6"> -</text:span><text:span text:style-name="T130">keyword denotes an unsafe context, which is required for any operation involving pointers</text:span> </text:p>
                </text:list-item>
                <text:list-item>
                  <text:p text:style-name="P116"><text:span text:style-name="T15">virtual</text:span><text:span text:style-name="T6"> -</text:span><text:span text:style-name="T130">keyword is used to modify a method, property, indexer, or event declaration and allow for it to be overridden in a derived class</text:span> </text:p>
                </text:list-item>
                <text:list-item>
                  <text:p text:style-name="P116"><text:span text:style-name="T15">volatile</text:span><text:span text:style-name="T6">-</text:span><text:span text:style-name="T130">keyword indicates that a field might be modified by multiple threads that are executing at the same time</text:span> </text:p>
                </text:list-item>
              </text:list>
            </text:list-item>
            <text:list-item>
              <text:p text:style-name="P122">Access Modifier Keywords: </text:p>
              <text:list>
                <text:list-item>
                  <text:p text:style-name="P59"><text:span text:style-name="Strong_20_Emphasis"><text:span text:style-name="T80">public</text:span></text:span><text:span text:style-name="Strong_20_Emphasis"><text:span text:style-name="T60"> – there are no restrictions on accessing public members</text:span></text:span></text:p>
                </text:list-item>
                <text:list-item>
                  <text:p text:style-name="P59"><text:span text:style-name="Strong_20_Emphasis"><text:span text:style-name="T80">private</text:span></text:span><text:span text:style-name="Strong_20_Emphasis"><text:span text:style-name="T60"> – access is limited to within the class definition. This is the default access modifier type if none is formally specified</text:span></text:span></text:p>
                </text:list-item>
                <text:list-item>
                  <text:p text:style-name="P59"><text:span text:style-name="Strong_20_Emphasis"><text:span text:style-name="T80">protected</text:span></text:span><text:span text:style-name="Strong_20_Emphasis"><text:span text:style-name="T60"> – access is limited to within the class definition and any class that inherits from the class</text:span></text:span></text:p>
                </text:list-item>
                <text:list-item>
                  <text:p text:style-name="P59"><text:span text:style-name="Strong_20_Emphasis"><text:span text:style-name="T80">internal</text:span></text:span><text:span text:style-name="Strong_20_Emphasis"><text:span text:style-name="T60"> – access is limited exclusively to classes defined within the current project assembly</text:span></text:span></text:p>
                </text:list-item>
              </text:list>
            </text:list-item>
            <text:list-item>
              <text:p text:style-name="P122">Statement Keywords: </text:p>
              <text:list>
                <text:list-item>
                  <text:p text:style-name="P123"><text:span text:style-name="T14">i</text:span><text:span text:style-name="T15">f </text:span><text:span text:style-name="T16">&amp;</text:span><text:span text:style-name="T15"> else</text:span><text:span text:style-name="T207"> – </text:span><text:span text:style-name="T208">commonly used together although if can be used alone</text:span></text:p>
                </text:list-item>
                <text:list-item>
                  <text:p text:style-name="P117"><text:span text:style-name="T15">switch</text:span><text:span text:style-name="T6">-</text:span><text:span text:style-name="T130">statement selects a statement list to execute based on a pattern match with a match expression,</text:span> </text:p>
                </text:list-item>
                <text:list-item>
                  <text:p text:style-name="P123"><text:span text:style-name="T15">case</text:span><text:span text:style-name="T207"> – </text:span><text:span text:style-name="T208">used in switch statements, remember to use default case and break at the end</text:span></text:p>
                </text:list-item>
                <text:list-item>
                  <text:p text:style-name="P85"><text:span text:style-name="T169">d</text:span><text:span text:style-name="T170">o</text:span><text:span text:style-name="T164"> -</text:span><text:span text:style-name="T68">statement executes a statement or a block of statements while a specified Boolean expression evaluates to </text:span><text:span text:style-name="Source_20_Text"><text:span text:style-name="T69">true</text:span></text:span><text:span text:style-name="T68">.</text:span><text:span text:style-name="T168"> </text:span></text:p>
                </text:list-item>
                <text:list-item>
                  <text:p text:style-name="P85"><text:span text:style-name="T170">f</text:span><text:span text:style-name="T169">or</text:span><text:span text:style-name="T163"> - </text:span><text:span text:style-name="T68">statement executes a statement or a block of statements while a specified Boolean expression evaluates to </text:span><text:span text:style-name="Source_20_Text"><text:span text:style-name="T69">true</text:span></text:span><text:span text:style-name="T168"> </text:span></text:p>
                </text:list-item>
                <text:list-item>
                  <text:p text:style-name="P85"><text:span text:style-name="T169">foreach</text:span><text:span text:style-name="T163"> - </text:span><text:span text:style-name="T68">statement executes a statement or a block of statements for each element in an instance of the type that implements the </text:span><text:a xlink:type="simple" xlink:href="https://docs.microsoft.com/en-us/dotnet/api/system.collections.ienumerable" text:style-name="Internet_20_link" text:visited-style-name="Visited_20_Internet_20_Link">System.Collections.IEnumerable</text:a><text:span text:style-name="T96"> </text:span><text:span text:style-name="T68">or </text:span><text:a xlink:type="simple" xlink:href="https://docs.microsoft.com/en-us/dotnet/api/system.collections.generic.ienumerable-1" text:style-name="Internet_20_link" text:visited-style-name="Visited_20_Internet_20_Link">System.Collections.Generic.Ienumerable&lt;T&gt;</text:a><text:span text:style-name="T96"> </text:span><text:span text:style-name="T68">interface</text:span><text:span text:style-name="T168"> </text:span></text:p>
                </text:list-item>
                <text:list-item>
                  <text:p text:style-name="P118"><text:soft-page-break/><text:span text:style-name="T15">in</text:span><text:span text:style-name="T6"> - </text:span><text:span text:style-name="T130">keyword is used in the following contexts:</text:span></text:p>
                  <text:list>
                    <text:list-item>
                      <text:p text:style-name="P86"><text:a xlink:type="simple" xlink:href="https://docs.microsoft.com/en-us/dotnet/csharp/language-reference/keywords/in-generic-modifier" text:style-name="Internet_20_link" text:visited-style-name="Visited_20_Internet_20_Link"><text:span text:style-name="T94">generic type parameters</text:span></text:a><text:span text:style-name="T68"> in generic interfaces and delegates.</text:span></text:p>
                    </text:list-item>
                    <text:list-item>
                      <text:p text:style-name="P86"><text:span text:style-name="T68">As a </text:span><text:a xlink:type="simple" xlink:href="https://docs.microsoft.com/en-us/dotnet/csharp/language-reference/keywords/in-parameter-modifier" text:style-name="Internet_20_link" text:visited-style-name="Visited_20_Internet_20_Link"><text:span text:style-name="T87">parameter modifier</text:span></text:a><text:span text:style-name="T68">, which lets you pass an argument to a method by reference rather than by value.</text:span></text:p>
                    </text:list-item>
                    <text:list-item>
                      <text:p text:style-name="P86"><text:a xlink:type="simple" xlink:href="https://docs.microsoft.com/en-us/dotnet/csharp/language-reference/statements/iteration-statements#the-foreach-statement" text:style-name="Internet_20_link" text:visited-style-name="Visited_20_Internet_20_Link">Foreach</text:a><text:span text:style-name="T94"> </text:span><text:span text:style-name="T68">statements.</text:span></text:p>
                    </text:list-item>
                    <text:list-item>
                      <text:p text:style-name="P86"><text:a xlink:type="simple" xlink:href="https://docs.microsoft.com/en-us/dotnet/csharp/language-reference/keywords/from-clause" text:style-name="Internet_20_link" text:visited-style-name="Visited_20_Internet_20_Link">from clauses</text:a><text:span text:style-name="T94"> </text:span><text:span text:style-name="T68">in LINQ query expressions.</text:span></text:p>
                    </text:list-item>
                    <text:list-item>
                      <text:p text:style-name="P86"><text:a xlink:type="simple" xlink:href="https://docs.microsoft.com/en-us/dotnet/csharp/language-reference/keywords/join-clause" text:style-name="Internet_20_link" text:visited-style-name="Visited_20_Internet_20_Link">join clauses</text:a><text:span text:style-name="T94"> </text:span><text:span text:style-name="T68">in LINQ query expressions.</text:span></text:p>
                    </text:list-item>
                  </text:list>
                </text:list-item>
                <text:list-item>
                  <text:p text:style-name="P85"><text:span text:style-name="T171">w</text:span><text:span text:style-name="T169">hile</text:span><text:span text:style-name="T163"> -</text:span><text:span text:style-name="T68">statement executes a statement or a block of statements while a specified Boolean expression evaluates to </text:span><text:span text:style-name="Source_20_Text"><text:span text:style-name="T69">true</text:span></text:span><text:span text:style-name="T68">. Because that expression is evaluated before each execution of the loop, a </text:span><text:span text:style-name="Source_20_Text"><text:span text:style-name="T69">while </text:span></text:span><text:span text:style-name="T68">loop executes zero or more times.</text:span><text:span text:style-name="T168"> </text:span></text:p>
                </text:list-item>
                <text:list-item>
                  <text:p text:style-name="P85"><text:span text:style-name="T172">b</text:span><text:span text:style-name="T169">reak</text:span><text:span text:style-name="T163"> - </text:span><text:span text:style-name="T68">statement terminates the closest enclosing </text:span><text:a xlink:type="simple" xlink:href="https://docs.microsoft.com/en-us/dotnet/csharp/language-reference/statements/iteration-statements" text:style-name="Internet_20_link" text:visited-style-name="Visited_20_Internet_20_Link">iteration statement</text:a><text:span text:style-name="T96"> </text:span><text:span text:style-name="T68">(that is,</text:span><text:span text:style-name="Source_20_Text"><text:span text:style-name="T69"> </text:span></text:span><text:span text:style-name="Source_20_Text"><text:span text:style-name="T73">f</text:span></text:span><text:span text:style-name="Source_20_Text"><text:span text:style-name="T69">or</text:span></text:span><text:span text:style-name="T68">, </text:span><text:span text:style-name="Source_20_Text"><text:span text:style-name="T69">foreach</text:span></text:span><text:span text:style-name="T68">, </text:span><text:span text:style-name="Source_20_Text"><text:span text:style-name="T69">while</text:span></text:span><text:span text:style-name="T68">, or </text:span><text:span text:style-name="Source_20_Text"><text:span text:style-name="T69">do </text:span></text:span><text:span text:style-name="T68">loop) or </text:span><text:a xlink:type="simple" xlink:href="https://docs.microsoft.com/en-us/dotnet/csharp/language-reference/statements/selection-statements#the-switch-statement" text:style-name="Internet_20_link" text:visited-style-name="Visited_20_Internet_20_Link"><text:span text:style-name="Source_20_Text"><text:span text:style-name="T96">switch</text:span></text:span></text:a><text:a xlink:type="simple" xlink:href="https://docs.microsoft.com/en-us/dotnet/csharp/language-reference/statements/selection-statements#the-switch-statement" text:style-name="Internet_20_link" text:visited-style-name="Visited_20_Internet_20_Link"><text:span text:style-name="T96"> statement</text:span></text:a><text:span text:style-name="T68">. The </text:span><text:span text:style-name="Source_20_Text"><text:span text:style-name="T69">break </text:span></text:span><text:span text:style-name="T68">statement transfers control to the statement that follows the terminated statement, if any.</text:span><text:span text:style-name="T168"> </text:span></text:p>
                </text:list-item>
                <text:list-item>
                  <text:p text:style-name="P85"><text:span text:style-name="T173">c</text:span><text:span text:style-name="T169">ontinue</text:span><text:span text:style-name="T163"> - </text:span><text:span text:style-name="T68">statement starts a new iteration of the closest enclosing </text:span><text:a xlink:type="simple" xlink:href="https://docs.microsoft.com/en-us/dotnet/csharp/language-reference/statements/iteration-statements" text:style-name="Internet_20_link" text:visited-style-name="Visited_20_Internet_20_Link">iteration statement</text:a><text:span text:style-name="T96"> </text:span><text:span text:style-name="T68">(that is, </text:span><text:span text:style-name="Source_20_Text"><text:span text:style-name="T69">for</text:span></text:span><text:span text:style-name="T68">, </text:span><text:span text:style-name="Source_20_Text"><text:span text:style-name="T69">foreach</text:span></text:span><text:span text:style-name="T68">, </text:span><text:span text:style-name="Source_20_Text"><text:span text:style-name="T69">while</text:span></text:span><text:span text:style-name="T68">, or </text:span><text:span text:style-name="Source_20_Text"><text:span text:style-name="T69">do </text:span></text:span><text:span text:style-name="T68">loop</text:span><text:span text:style-name="T168"> </text:span></text:p>
                </text:list-item>
                <text:list-item>
                  <text:p text:style-name="P119"><text:span text:style-name="T15">default</text:span><text:span text:style-name="T6"> - </text:span><text:span text:style-name="T130">keyword in the following contexts:</text:span></text:p>
                  <text:list>
                    <text:list-item>
                      <text:p text:style-name="P87"><text:span text:style-name="T68">To specify the default case in the </text:span><text:a xlink:type="simple" xlink:href="https://docs.microsoft.com/en-us/dotnet/csharp/language-reference/statements/selection-statements#the-switch-statement" text:style-name="Internet_20_link" text:visited-style-name="Visited_20_Internet_20_Link"><text:span text:style-name="Source_20_Text"><text:span text:style-name="T94">switch </text:span></text:span></text:a><text:a xlink:type="simple" xlink:href="https://docs.microsoft.com/en-us/dotnet/csharp/language-reference/statements/selection-statements#the-switch-statement" text:style-name="Internet_20_link" text:visited-style-name="Visited_20_Internet_20_Link"><text:span text:style-name="T94">statement</text:span></text:a><text:span text:style-name="T68">.</text:span></text:p>
                    </text:list-item>
                    <text:list-item>
                      <text:p text:style-name="P87"><text:span text:style-name="T68">As the </text:span><text:a xlink:type="simple" xlink:href="https://docs.microsoft.com/en-us/dotnet/csharp/language-reference/operators/default" text:style-name="Internet_20_link" text:visited-style-name="Visited_20_Internet_20_Link">default operator or literal</text:a><text:span text:style-name="T94"> </text:span><text:span text:style-name="T68">to produce the default value of a type.</text:span></text:p>
                    </text:list-item>
                    <text:list-item>
                      <text:p text:style-name="P87"><text:span text:style-name="T68">As the </text:span><text:a xlink:type="simple" xlink:href="https://docs.microsoft.com/en-us/dotnet/csharp/language-reference/keywords/where-generic-type-constraint" text:style-name="Internet_20_link" text:visited-style-name="Visited_20_Internet_20_Link"><text:span text:style-name="Source_20_Text"><text:span text:style-name="T94">default </text:span></text:span></text:a><text:a xlink:type="simple" xlink:href="https://docs.microsoft.com/en-us/dotnet/csharp/language-reference/keywords/where-generic-type-constraint" text:style-name="Internet_20_link" text:visited-style-name="Visited_20_Internet_20_Link">type constraint</text:a><text:span text:style-name="T94"> </text:span><text:span text:style-name="T68">on a generic method override or explicit interface <text:s/>implementation.</text:span></text:p>
                    </text:list-item>
                  </text:list>
                </text:list-item>
                <text:list-item>
                  <text:p text:style-name="P117"><text:span text:style-name="T17">g</text:span><text:span text:style-name="T15">oto</text:span><text:span text:style-name="T6"> -</text:span><text:span text:style-name="T130">statement transfers control to a statement that is marked by a label,</text:span> </text:p>
                </text:list-item>
                <text:list-item>
                  <text:p text:style-name="P117"><text:span text:style-name="T15">return</text:span><text:span text:style-name="T6"> - </text:span><text:span text:style-name="T130">statement terminates execution of the function in which it appears and returns control and the function's result, if any, to the caller</text:span> </text:p>
                </text:list-item>
                <text:list-item>
                  <text:p text:style-name="P85"><text:span text:style-name="T169">yield</text:span><text:span text:style-name="T163"> - </text:span><text:a xlink:type="simple" xlink:href="https://docs.microsoft.com/en-us/dotnet/csharp/language-reference/keywords/#contextual-keywords" text:style-name="Internet_20_link" text:visited-style-name="Visited_20_Internet_20_Link">contextual keyword</text:a><text:span text:style-name="T96"> </text:span><text:span text:style-name="T68">in a statement, you indicate that the method, operator, or </text:span><text:span text:style-name="Source_20_Text"><text:span text:style-name="T69">get </text:span></text:span><text:span text:style-name="T68">accessor in which it appears is an iterato</text:span><text:span text:style-name="T70">r</text:span></text:p>
                </text:list-item>
                <text:list-item>
                  <text:p text:style-name="P117"><text:span text:style-name="T15">throw</text:span><text:span text:style-name="T6"> - </text:span><text:span text:style-name="T130">Signals the occurrence of an exception during program execution</text:span> </text:p>
                </text:list-item>
                <text:list-item>
                  <text:p text:style-name="P117"><text:span text:style-name="T15">try</text:span><text:span text:style-name="T6"> - </text:span><text:span text:style-name="T130">block contains the guarded code that may cause the exception. The block is executed until an exception is thrown or it is completed successfully</text:span> </text:p>
                </text:list-item>
                <text:list-item>
                  <text:p text:style-name="P117"><text:span text:style-name="T15">catch</text:span><text:span text:style-name="T6"> - </text:span><text:span text:style-name="T130">statement handles th</text:span><text:span text:style-name="T133">e</text:span><text:span text:style-name="T130"> exception</text:span> </text:p>
                </text:list-item>
                <text:list-item>
                  <text:p text:style-name="P85"><text:span text:style-name="T169">finally</text:span><text:span text:style-name="T163"> - </text:span><text:span text:style-name="T68">block, you can clean up any resources that are allocated in a </text:span><text:a xlink:type="simple" xlink:href="https://docs.microsoft.com/en-us/dotnet/csharp/language-reference/keywords/try-catch" text:style-name="Internet_20_link" text:visited-style-name="Visited_20_Internet_20_Link">try</text:a><text:span text:style-name="T96"> </text:span><text:span text:style-name="T68">block, and you can run code even if an exception occurs in the </text:span><text:span text:style-name="Source_20_Text"><text:span text:style-name="T69">try </text:span></text:span><text:span text:style-name="T68">block. Typically, the statements of a </text:span><text:span text:style-name="Source_20_Text"><text:span text:style-name="T69">finally </text:span></text:span><text:span text:style-name="T68">block run when control leaves a </text:span><text:span text:style-name="Source_20_Text"><text:span text:style-name="T69">try </text:span></text:span><text:span text:style-name="T68">statement. The transfer of control can occur as a result of normal execution, of execution of a </text:span><text:span text:style-name="Source_20_Text"><text:span text:style-name="T69">break</text:span></text:span><text:span text:style-name="T68">, </text:span><text:span text:style-name="Source_20_Text"><text:span text:style-name="T69">continue</text:span></text:span><text:span text:style-name="T68">, </text:span><text:span text:style-name="Source_20_Text"><text:span text:style-name="T69">goto</text:span></text:span><text:span text:style-name="T68">, or </text:span><text:span text:style-name="Source_20_Text"><text:span text:style-name="T69">return </text:span></text:span><text:span text:style-name="T68">statement, or of propagation of an exception out of the </text:span><text:span text:style-name="Source_20_Text"><text:span text:style-name="T69">try </text:span></text:span><text:span text:style-name="T68">statement</text:span><text:span text:style-name="T168"> </text:span></text:p>
                </text:list-item>
                <text:list-item>
                  <text:p text:style-name="P117"><text:span text:style-name="T15">checked</text:span><text:span text:style-name="T6"> - </text:span><text:span text:style-name="T130">keyword is used to explicitly enable overflow checking for integral-type arithmetic operations and conversions</text:span> </text:p>
                </text:list-item>
                <text:list-item>
                  <text:p text:style-name="P117"><text:span text:style-name="T15">unchecked</text:span><text:span text:style-name="T6"> - </text:span><text:span text:style-name="T130">keyword is used to suppress overflow-checking for integral-type arithmetic operations and conversions.</text:span> </text:p>
                </text:list-item>
                <text:list-item>
                  <text:p text:style-name="P117"><text:span text:style-name="T18">f</text:span><text:span text:style-name="T15">ixed</text:span><text:span text:style-name="T6"> -</text:span><text:span text:style-name="T130">statement sets a pointer to a managed variable and "pins" that variable during the execution of the statement.</text:span> </text:p>
                </text:list-item>
                <text:list-item>
                  <text:p text:style-name="P117"><text:span text:style-name="T18">l</text:span><text:span text:style-name="T15">ock</text:span><text:span text:style-name="T6">- </text:span><text:span text:style-name="T130">statement acquires the mutual-exclusion lock for a given object, executes a statement block, and then releases the lock. While a lock is held, the thread that holds the lock can again acquire and release the lock. Any other thread is blocked from acquiring the lock and waits until the lock is released</text:span> </text:p>
                </text:list-item>
              </text:list>
            </text:list-item>
            <text:list-item>
              <text:p text:style-name="P102">Method Parameter Keyword: </text:p>
              <text:list>
                <text:list-item>
                  <text:p text:style-name="P88"><text:span text:style-name="T169">params</text:span><text:span text:style-name="T163"> - </text:span><text:span text:style-name="T68">keyword, you can specify a </text:span><text:a xlink:type="simple" xlink:href="https://docs.microsoft.com/en-us/dotnet/csharp/language-reference/keywords/method-parameters" text:style-name="Internet_20_link" text:visited-style-name="Visited_20_Internet_20_Link"><text:span text:style-name="T96">method parameter</text:span></text:a><text:span text:style-name="T90"> </text:span><text:span text:style-name="T68">that takes a variable number of arguments. The parameter type must be a single-dimensional array</text:span></text:p>
                </text:list-item>
                <text:list-item>
                  <text:p text:style-name="P120"><text:span text:style-name="T15">ref</text:span><text:span text:style-name="T6"> - </text:span><text:span text:style-name="T132">keyword indicates that a value is passed by reference. It is used in four different contexts:</text:span></text:p>
                  <text:list>
                    <text:list-item>
                      <text:p text:style-name="P35"><text:soft-page-break/>In a method signature and in a method call, to pass an argument to a method by reference</text:p>
                    </text:list-item>
                    <text:list-item>
                      <text:p text:style-name="P35">In a method signature, to return a value to the caller by reference. </text:p>
                    </text:list-item>
                    <text:list-item>
                      <text:p text:style-name="P35">In a member body, to indicate that a reference return value is stored locally as a reference that the caller intends to modify. Or to indicate that a local variable accesses another value by reference. </text:p>
                    </text:list-item>
                    <text:list-item>
                      <text:p text:style-name="P88"><text:span text:style-name="T68">In a </text:span><text:span text:style-name="Source_20_Text"><text:span text:style-name="T69">struct </text:span></text:span><text:span text:style-name="T68">declaration, to declare a </text:span><text:span text:style-name="Source_20_Text"><text:span text:style-name="T69">ref struct </text:span></text:span><text:span text:style-name="T68">or a </text:span><text:span text:style-name="Source_20_Text"><text:span text:style-name="T69">readonly ref struct</text:span></text:span><text:span text:style-name="T68">. </text:span></text:p>
                    </text:list-item>
                  </text:list>
                </text:list-item>
                <text:list-item>
                  <text:p text:style-name="P120"><text:span text:style-name="T6"><text:s/></text:span><text:span text:style-name="T18">o</text:span><text:span text:style-name="T15">ut</text:span><text:span text:style-name="T6"> - </text:span><text:span text:style-name="T132">keyword in two contexts:</text:span></text:p>
                  <text:list>
                    <text:list-item>
                      <text:p text:style-name="P88"><text:span text:style-name="T68">As a </text:span><text:a xlink:type="simple" xlink:href="https://docs.microsoft.com/en-us/dotnet/csharp/language-reference/keywords/out-parameter-modifier" text:style-name="Internet_20_link" text:visited-style-name="Visited_20_Internet_20_Link"><text:span text:style-name="T94">parameter modifier</text:span></text:a><text:span text:style-name="T68">, which lets you pass an argument to a method by reference rather than by value.</text:span></text:p>
                    </text:list-item>
                    <text:list-item>
                      <text:p text:style-name="P88"><text:span text:style-name="T68">In </text:span><text:a xlink:type="simple" xlink:href="https://docs.microsoft.com/en-us/dotnet/csharp/language-reference/keywords/out-generic-modifier" text:style-name="Internet_20_link" text:visited-style-name="Visited_20_Internet_20_Link">generic type parameter declarations</text:a><text:span text:style-name="T94"> </text:span><text:span text:style-name="T68">for interfaces and delegates, which specifies that a type parameter is covariant.</text:span></text:p>
                    </text:list-item>
                  </text:list>
                </text:list-item>
              </text:list>
            </text:list-item>
            <text:list-item>
              <text:p text:style-name="P103">Access Keyword<text:span text:style-name="T168">s: </text:span></text:p>
              <text:list>
                <text:list-item>
                  <text:p text:style-name="P121"><text:span text:style-name="T15">base</text:span><text:span text:style-name="T6"> - </text:span><text:span text:style-name="T130">keyword is used to access members of the base class from within a derived class</text:span> </text:p>
                </text:list-item>
                <text:list-item>
                  <text:p text:style-name="P121"><text:span text:style-name="T15">this</text:span><text:span text:style-name="T6"> - </text:span><text:span text:style-name="T130">keyword refers to the current instance of the class and is also used as a modifier of the first parameter of an extension method.</text:span> </text:p>
                </text:list-item>
              </text:list>
            </text:list-item>
            <text:list-item>
              <text:p text:style-name="P122">Namespace Keywords: </text:p>
              <text:list>
                <text:list-item>
                  <text:p text:style-name="P121"><text:span text:style-name="T15">using</text:span><text:span text:style-name="T6"> -</text:span><text:span text:style-name="T138"> </text:span><text:span text:style-name="T130">keyword has two major uses:</text:span></text:p>
                  <text:list>
                    <text:list-item>
                      <text:p text:style-name="P89"><text:span text:style-name="T68">The </text:span><text:a xlink:type="simple" xlink:href="https://docs.microsoft.com/en-us/dotnet/csharp/language-reference/keywords/using-statement" text:style-name="Internet_20_link" text:visited-style-name="Visited_20_Internet_20_Link">using statement</text:a><text:span text:style-name="T94"> </text:span><text:span text:style-name="T68">defines a scope at the end of which an object will be disposed.</text:span></text:p>
                    </text:list-item>
                    <text:list-item>
                      <text:p text:style-name="P89"><text:span text:style-name="T68">The </text:span><text:a xlink:type="simple" xlink:href="https://docs.microsoft.com/en-us/dotnet/csharp/language-reference/keywords/using-directive" text:style-name="Internet_20_link" text:visited-style-name="Visited_20_Internet_20_Link">using directive</text:a><text:span text:style-name="T94"> </text:span><text:span text:style-name="T68">creates an alias for a namespace or imports types defined in other namespace</text:span><text:span text:style-name="T71">s</text:span></text:p>
                    </text:list-item>
                  </text:list>
                </text:list-item>
                <text:list-item>
                  <text:p text:style-name="P121"><text:span text:style-name="T15">operator</text:span><text:span text:style-name="T6"> -</text:span><text:span text:style-name="T130">keyword to declare an operator. An operator declaration must satisfy the following rules:</text:span></text:p>
                  <text:list>
                    <text:list-item>
                      <text:p text:style-name="P89"><text:span text:style-name="T68">It includes both a </text:span><text:span text:style-name="Source_20_Text"><text:span text:style-name="T69">public </text:span></text:span><text:span text:style-name="T68">and a </text:span><text:span text:style-name="Source_20_Text"><text:span text:style-name="T69">static </text:span></text:span><text:span text:style-name="T68">modifier.</text:span></text:p>
                    </text:list-item>
                    <text:list-item>
                      <text:p text:style-name="P89"><text:span text:style-name="T68">A unary operator has one input parameter. A binary operator has two input parameters. In each case, at least one parameter must have type </text:span><text:span text:style-name="Source_20_Text"><text:span text:style-name="T69">T </text:span></text:span><text:span text:style-name="T68">or </text:span><text:span text:style-name="Source_20_Text"><text:span text:style-name="T69">T? </text:span></text:span><text:span text:style-name="Source_20_Text"><text:span text:style-name="T72">w</text:span></text:span><text:span text:style-name="T68">here </text:span><text:span text:style-name="Source_20_Text"><text:span text:style-name="T69">T </text:span></text:span><text:span text:style-name="T68">is the type that contains the operator declaration</text:span></text:p>
                    </text:list-item>
                  </text:list>
                </text:list-item>
                <text:list-item>
                  <text:p text:style-name="P89"><text:span text:style-name="T169">extern</text:span><text:span text:style-name="T163"> alias -</text:span><text:span text:style-name="T68">declaration introduces an additional root-level namespace that parallels (but does not lie within) the global namespace</text:span> </text:p>
                </text:list-item>
              </text:list>
            </text:list-item>
            <text:list-item>
              <text:p text:style-name="P102">Literal Keywords: </text:p>
              <text:list>
                <text:list-item>
                  <text:p text:style-name="P127"><text:span text:style-name="T15">null</text:span><text:span text:style-name="T6"> -</text:span><text:span text:style-name="T114">keyword is a literal that represents a null reference, one that does not refer to any object</text:span> </text:p>
                </text:list-item>
                <text:list-item>
                  <text:p text:style-name="P127"><text:span text:style-name="T15">false</text:span><text:span text:style-name="T6"> - </text:span><text:span text:style-name="T114">The default value of the </text:span><text:span text:style-name="T121">bool </text:span><text:span text:style-name="T114">type</text:span> </text:p>
                </text:list-item>
                <text:list-item>
                  <text:p text:style-name="P127"><text:span text:style-name="T15">true</text:span><text:span text:style-name="T6"> – </text:span><text:span text:style-name="T9">bool value type</text:span></text:p>
                </text:list-item>
                <text:list-item>
                  <text:p text:style-name="P90"><text:span text:style-name="T174">void</text:span><text:span text:style-name="T160"> - </text:span><text:span text:style-name="T53">as the return type of a </text:span><text:a xlink:type="simple" xlink:href="https://docs.microsoft.com/en-us/dotnet/csharp/programming-guide/classes-and-structs/methods" text:style-name="Internet_20_link" text:visited-style-name="Visited_20_Internet_20_Link">method</text:a><text:span text:style-name="T95"> </text:span><text:span text:style-name="T53">(or a </text:span><text:a xlink:type="simple" xlink:href="https://docs.microsoft.com/en-us/dotnet/csharp/programming-guide/classes-and-structs/local-functions" text:style-name="Internet_20_link" text:visited-style-name="Visited_20_Internet_20_Link"><text:span text:style-name="T95">local function</text:span></text:a><text:span text:style-name="T53">) to specify that the method doesn't return a value</text:span><text:span text:style-name="T158"> </text:span></text:p>
                </text:list-item>
              </text:list>
            </text:list-item>
            <text:list-item>
              <text:p text:style-name="P128">Operator Keywords: </text:p>
              <text:list>
                <text:list-item>
                  <text:p text:style-name="P131"><text:span text:style-name="T15">as</text:span><text:span text:style-name="T207"> -</text:span><text:span text:style-name="T129">operator explicitly converts the result of an expression to a given reference or nullable value type</text:span> </text:p>
                </text:list-item>
                <text:list-item>
                  <text:p text:style-name="P91"><text:span text:style-name="T169">await</text:span><text:span text:style-name="T163"> - </text:span><text:span text:style-name="T56">operator suspends evaluation of the enclosing </text:span><text:a xlink:type="simple" xlink:href="https://docs.microsoft.com/en-us/dotnet/csharp/language-reference/keywords/async" text:style-name="Internet_20_link" text:visited-style-name="Visited_20_Internet_20_Link">async</text:a><text:span text:style-name="T97"> </text:span><text:span text:style-name="T56">method until the asynchronous operation represented by its operand completes. When the asynchronous operation completes, the </text:span><text:span text:style-name="Source_20_Text"><text:span text:style-name="T57">await </text:span></text:span><text:span text:style-name="T56">operator returns the result of the operation, if any</text:span><text:span text:style-name="T161"> </text:span></text:p>
                </text:list-item>
                <text:list-item>
                  <text:p text:style-name="P131"><text:span text:style-name="T15">is</text:span><text:span text:style-name="T207"> - </text:span><text:span text:style-name="T129">operator checks if the result of an expression is compatible with a given type</text:span> </text:p>
                </text:list-item>
                <text:list-item>
                  <text:p text:style-name="P131"><text:span text:style-name="T15">sizeof</text:span><text:span text:style-name="T207"> - </text:span><text:span text:style-name="T128"> </text:span><text:span text:style-name="T129">operator returns the number of bytes occupied by a variable of a given type</text:span> </text:p>
                </text:list-item>
                <text:list-item>
                  <text:p text:style-name="P91"><text:span text:style-name="T169">typeof</text:span><text:span text:style-name="T163"> - <text:s/></text:span><text:span text:style-name="T56">operator obtains the </text:span><text:a xlink:type="simple" xlink:href="https://docs.microsoft.com/en-us/dotnet/api/system.type" text:style-name="Internet_20_link" text:visited-style-name="Visited_20_Internet_20_Link">System.Type</text:a><text:span text:style-name="T97"> </text:span><text:span text:style-name="T56">instance for a type. The argument to the </text:span><text:span text:style-name="Source_20_Text"><text:span text:style-name="T57">typeof </text:span></text:span><text:span text:style-name="T56">operator must be the name of a type or a type parameter</text:span><text:span text:style-name="T161"> </text:span></text:p>
                </text:list-item>
                <text:list-item>
                  <text:p text:style-name="P91"><text:span text:style-name="T169">stackalloc</text:span><text:span text:style-name="T163"> - </text:span><text:span text:style-name="T56">expression allocates a block of memory on the stack. A stack allocated memory block created during the method execution is automatically discarded when that method returns. You cannot explicitly free the memory allocated with </text:span><text:span text:style-name="Source_20_Text"><text:span text:style-name="T57">stackalloc</text:span></text:span><text:span text:style-name="T56">. A </text:span><text:soft-page-break/><text:span text:style-name="T56">stack allocated memory block is not subject to </text:span><text:a xlink:type="simple" xlink:href="https://docs.microsoft.com/en-us/dotnet/standard/garbage-collection/" text:style-name="Internet_20_link" text:visited-style-name="Visited_20_Internet_20_Link">garbage collection</text:a><text:span text:style-name="T97"> </text:span><text:span text:style-name="T56">and doesn't have to be pinned with a </text:span><text:a xlink:type="simple" xlink:href="https://docs.microsoft.com/en-us/dotnet/csharp/language-reference/keywords/fixed-statement" text:style-name="Internet_20_link" text:visited-style-name="Visited_20_Internet_20_Link"><text:span text:style-name="Source_20_Text"><text:span text:style-name="T97">fixed</text:span></text:span></text:a><text:a xlink:type="simple" xlink:href="https://docs.microsoft.com/en-us/dotnet/csharp/language-reference/keywords/fixed-statement" text:style-name="Internet_20_link" text:visited-style-name="Visited_20_Internet_20_Link"><text:span text:style-name="T97"> statement</text:span></text:a><text:span text:style-name="T161"> </text:span></text:p>
                </text:list-item>
              </text:list>
            </text:list-item>
            <text:list-item>
              <text:p text:style-name="P102">Contextual Keywords: </text:p>
              <text:list>
                <text:list-item>
                  <text:p text:style-name="P91"><text:span text:style-name="T174">add</text:span><text:span text:style-name="T160"> -</text:span><text:span text:style-name="T53">contextual keyword is used to define a custom event accessor that is invoked when client code subscribes to your </text:span><text:a xlink:type="simple" xlink:href="https://docs.microsoft.com/en-us/dotnet/csharp/language-reference/keywords/event" text:style-name="Internet_20_link" text:visited-style-name="Visited_20_Internet_20_Link"><text:span text:style-name="T95">event</text:span></text:a><text:span text:style-name="T53">.</text:span></text:p>
                </text:list-item>
                <text:list-item>
                  <text:p text:style-name="P135"><text:span text:style-name="T216">v</text:span>ar -</text:p>
                </text:list-item>
                <text:list-item>
                  <text:p text:style-name="P135">dynamic - </text:p>
                </text:list-item>
                <text:list-item>
                  <text:p text:style-name="P137"><text:span text:style-name="T15">globa</text:span><text:span text:style-name="T19">l</text:span><text:span text:style-name="T10"> - </text:span><text:span text:style-name="T114">namespace is the namespace that contains namespaces and types that are not declared inside a named namespace.</text:span> </text:p>
                </text:list-item>
                <text:list-item>
                  <text:p text:style-name="P91"><text:span text:style-name="T195">s</text:span><text:span text:style-name="T174">et</text:span><text:span text:style-name="T160"> - </text:span><text:span text:style-name="T53">keyword defines an </text:span><text:span text:style-name="Emphasis"><text:span text:style-name="T182">accessor</text:span></text:span><text:span text:style-name="T111"> </text:span><text:span text:style-name="T53">method in a property or indexer that assigns a value to the property or the indexer element</text:span><text:span text:style-name="T158"> </text:span></text:p>
                </text:list-item>
                <text:list-item>
                  <text:p text:style-name="P134"><text:span text:style-name="T14">value</text:span> - <text:span text:style-name="T113">references the value that client code is attempting to assign to the property or indexer</text:span> </text:p>
                </text:list-item>
              </text:list>
            </text:list-item>
            <text:list-item>
              <text:p text:style-name="P128">Type Keywords: </text:p>
              <text:list>
                <text:list-item>
                  <text:p text:style-name="P91"><text:span text:style-name="T169">bool</text:span><text:span text:style-name="T163"> - </text:span><text:span text:style-name="T68">type keyword is an alias for the .NET </text:span><text:a xlink:type="simple" xlink:href="https://docs.microsoft.com/en-us/dotnet/api/system.boolean" text:style-name="Internet_20_link" text:visited-style-name="Visited_20_Internet_20_Link">System.Boolean</text:a><text:span text:style-name="T96"> </text:span><text:span text:style-name="T68">structure type that represents a Boolean value, which can be either </text:span><text:span text:style-name="Source_20_Text"><text:span text:style-name="T69">true </text:span></text:span><text:span text:style-name="T68">or </text:span><text:span text:style-name="Source_20_Text"><text:span text:style-name="T69">false</text:span></text:span><text:span text:style-name="T168"> </text:span></text:p>
                </text:list-item>
                <text:list-item>
                  <text:p text:style-name="P91"><text:span text:style-name="T174">char</text:span><text:span text:style-name="T160"> - </text:span><text:span text:style-name="T53">type keyword is an alias for the .NET </text:span><text:a xlink:type="simple" xlink:href="https://docs.microsoft.com/en-us/dotnet/api/system.char" text:style-name="Internet_20_link" text:visited-style-name="Visited_20_Internet_20_Link">System.Char</text:a><text:span text:style-name="T95"> </text:span><text:span text:style-name="T53">structure type that represents a Unicode UTF-16 characte</text:span><text:span text:style-name="T158"> </text:span></text:p>
                </text:list-item>
                <text:list-item>
                  <text:p text:style-name="P135">class - </text:p>
                </text:list-item>
                <text:list-item>
                  <text:p text:style-name="P135">decimal - </text:p>
                </text:list-item>
                <text:list-item>
                  <text:p text:style-name="P135">double - </text:p>
                </text:list-item>
                <text:list-item>
                  <text:p text:style-name="P91"><text:span text:style-name="T174">enum</text:span><text:span text:style-name="T160"> - </text:span><text:span text:style-name="T53">is a </text:span><text:a xlink:type="simple" xlink:href="https://docs.microsoft.com/en-us/dotnet/csharp/language-reference/builtin-types/value-types" text:style-name="Internet_20_link" text:visited-style-name="Visited_20_Internet_20_Link">value type</text:a><text:span text:style-name="T95"> </text:span><text:span text:style-name="T53">defined by a set of named constants of the underlying </text:span><text:a xlink:type="simple" xlink:href="https://docs.microsoft.com/en-us/dotnet/csharp/language-reference/builtin-types/integral-numeric-types" text:style-name="Internet_20_link" text:visited-style-name="Visited_20_Internet_20_Link">integral numeric</text:a><text:span text:style-name="T95"> </text:span><text:span text:style-name="T53">type.</text:span><text:span text:style-name="T158"> </text:span></text:p>
                </text:list-item>
                <text:list-item>
                  <text:p text:style-name="P91"><text:span text:style-name="T196">f</text:span><text:span text:style-name="T174">loat</text:span><text:span text:style-name="T160"> - </text:span><text:span text:style-name="T53">represent real numbers. All floating-point numeric types are </text:span><text:a xlink:type="simple" xlink:href="https://docs.microsoft.com/en-us/dotnet/csharp/language-reference/builtin-types/value-types" text:style-name="Internet_20_link" text:visited-style-name="Visited_20_Internet_20_Link"><text:span text:style-name="T95">value types</text:span></text:a><text:span text:style-name="T158"> </text:span></text:p>
                </text:list-item>
                <text:list-item>
                  <text:p text:style-name="P142"><text:span text:style-name="T15">string</text:span><text:span text:style-name="T6"> - </text:span><text:span text:style-name="T141">type represents a sequence of zero or more Unicode characters</text:span> </text:p>
                </text:list-item>
                <text:list-item>
                  <text:p text:style-name="P91"><text:span text:style-name="T154">struc</text:span><text:span text:style-name="T215">t</text:span><text:span text:style-name="T212"> -</text:span><text:span text:style-name="T142">is a </text:span><text:a xlink:type="simple" xlink:href="https://docs.microsoft.com/en-us/dotnet/csharp/language-reference/builtin-types/value-types" text:style-name="Internet_20_link" text:visited-style-name="Visited_20_Internet_20_Link"><text:span text:style-name="T143">value type</text:span></text:a><text:span text:style-name="T140"> </text:span><text:span text:style-name="T142">that can encapsulate data and related functionality</text:span><text:span text:style-name="T210"> </text:span></text:p>
                </text:list-item>
              </text:list>
            </text:list-item>
            <text:list-item>
              <text:p text:style-name="P102">Query Keywords: </text:p>
              <text:list>
                <text:list-item>
                  <text:p text:style-name="P92"><text:span text:style-name="T154">fr</text:span><text:span text:style-name="T169">om</text:span><text:span text:style-name="T163"> - </text:span><text:span text:style-name="T68">A query expression must begin with a </text:span><text:span text:style-name="Source_20_Text"><text:span text:style-name="T69">from </text:span></text:span><text:span text:style-name="T68">clause</text:span><text:span text:style-name="T168"> </text:span><text:span text:style-name="T68">The </text:span><text:span text:style-name="Source_20_Text"><text:span text:style-name="T69">fro</text:span></text:span><text:span text:style-name="Source_20_Text"><text:span text:style-name="T108">m </text:span></text:span><text:span text:style-name="T68">clause specifies the following:</text:span></text:p>
                  <text:list>
                    <text:list-item>
                      <text:p text:style-name="P132"><text:span text:style-name="T130">The data source on which the query or sub-query will be run.</text:span></text:p>
                    </text:list-item>
                    <text:list-item>
                      <text:p text:style-name="P92"><text:span text:style-name="T68">A local </text:span><text:span text:style-name="Emphasis"><text:span text:style-name="T68">range variable </text:span></text:span><text:span text:style-name="T68">that represents each element in the source sequence</text:span></text:p>
                    </text:list-item>
                  </text:list>
                </text:list-item>
                <text:list-item>
                  <text:p text:style-name="P91"><text:span text:style-name="T169">where</text:span><text:span text:style-name="T163"> - </text:span><text:span text:style-name="T68">clause is used in a query expression to specify which elements from the data source will be returned in the query expression. It applies a Boolean condition (</text:span><text:span text:style-name="Emphasis"><text:span text:style-name="T183">predicate</text:span></text:span><text:span text:style-name="T68">) to each source element (referenced by the range variable) and returns those for which the specified condition is true</text:span><text:span text:style-name="T168"> </text:span></text:p>
                </text:list-item>
                <text:list-item>
                  <text:p text:style-name="P133"><text:span text:style-name="T137">where</text:span><text:span text:style-name="T134"> - </text:span><text:span text:style-name="T130">clause in a generic definition specifies constraints on the types that are used as arguments for type parameters in a generic type, method, delegate, or local function.</text:span> </text:p>
                </text:list-item>
                <text:list-item>
                  <text:p text:style-name="P137"><text:span text:style-name="T20">s</text:span><text:span text:style-name="T15">elect</text:span><text:span text:style-name="T6"> -</text:span><text:span text:style-name="T114">clause specifies the type of values that will be produced when the query is executed.</text:span> </text:p>
                </text:list-item>
                <text:list-item>
                  <text:p text:style-name="P91"><text:span text:style-name="T197">g</text:span><text:span text:style-name="T174">roup</text:span><text:span text:style-name="T160"> -</text:span><text:span text:style-name="T112"> </text:span><text:span text:style-name="T53">clause returns a sequence of </text:span><text:a xlink:type="simple" xlink:href="https://docs.microsoft.com/en-us/dotnet/api/system.linq.igrouping-2" text:style-name="Internet_20_link" text:visited-style-name="Visited_20_Internet_20_Link">Igrouping&lt;Tkey,Telement&gt;</text:a><text:span text:style-name="T95"> </text:span><text:span text:style-name="T53">objects that contain zero or more items that match the key value for the group.</text:span><text:span text:style-name="T158"> </text:span></text:p>
                </text:list-item>
                <text:list-item>
                  <text:p text:style-name="P91"><text:span text:style-name="T198">i</text:span><text:span text:style-name="T174">nto</text:span><text:span text:style-name="T160"> -</text:span><text:span text:style-name="T112"> </text:span><text:span text:style-name="T53">contextual keyword can be used to create a temporary identifier to store the results of a </text:span><text:a xlink:type="simple" xlink:href="https://docs.microsoft.com/en-us/dotnet/csharp/language-reference/keywords/group-clause" text:style-name="Internet_20_link" text:visited-style-name="Visited_20_Internet_20_Link"><text:span text:style-name="T95">group</text:span></text:a><text:span text:style-name="T53">, </text:span><text:a xlink:type="simple" xlink:href="https://docs.microsoft.com/en-us/dotnet/csharp/language-reference/keywords/join-clause" text:style-name="Internet_20_link" text:visited-style-name="Visited_20_Internet_20_Link">join</text:a><text:span text:style-name="T95"> </text:span><text:span text:style-name="T53">or </text:span><text:a xlink:type="simple" xlink:href="https://docs.microsoft.com/en-us/dotnet/csharp/language-reference/keywords/select-clause" text:style-name="Internet_20_link" text:visited-style-name="Visited_20_Internet_20_Link">select</text:a><text:span text:style-name="T95"> </text:span><text:span text:style-name="T53">clause into a new identifier. This identifier can itself be a generator for additional query commands</text:span><text:span text:style-name="T158"> </text:span></text:p>
                </text:list-item>
                <text:list-item>
                  <text:p text:style-name="P137"><text:span text:style-name="T15">orderby</text:span><text:span text:style-name="T6"> -</text:span><text:span text:style-name="T114">clause causes the returned sequence or sub-sequence (group) to be sorted in either ascending or descending order.</text:span> </text:p>
                </text:list-item>
                <text:list-item>
                  <text:p text:style-name="P137"><text:span text:style-name="T21">j</text:span><text:span text:style-name="T15">oin</text:span><text:span text:style-name="T6"> -</text:span><text:span text:style-name="T138"> </text:span><text:span text:style-name="T114">clause is useful for associating elements from different source sequences that have </text:span><text:span text:style-name="T118">no direct relationship in the object model.</text:span><text:span text:style-name="T145"> </text:span></text:p>
                </text:list-item>
                <text:list-item>
                  <text:p text:style-name="P91"><text:span text:style-name="T188">l</text:span><text:span text:style-name="T169">et </text:span><text:span text:style-name="T163">- </text:span><text:span text:style-name="T68">creates new range variable </text:span><text:span text:style-name="T109">&amp;</text:span><text:span text:style-name="T68"> initializes it with the result of the expression you </text:span><text:soft-page-break/><text:span text:style-name="T68">su</text:span><text:span text:style-name="T110">pply</text:span></text:p>
                </text:list-item>
                <text:list-item>
                  <text:p text:style-name="P91"><text:span text:style-name="T169">on</text:span><text:span text:style-name="T163"> -</text:span><text:span text:style-name="T68">contextual keyword is used in the </text:span><text:a xlink:type="simple" xlink:href="https://docs.microsoft.com/en-us/dotnet/csharp/language-reference/keywords/join-clause" text:style-name="Internet_20_link" text:visited-style-name="Visited_20_Internet_20_Link">join clause</text:a><text:span text:style-name="T96"> </text:span><text:span text:style-name="T68">of a query expression to specify the join condition</text:span><text:span text:style-name="T168"> </text:span></text:p>
                </text:list-item>
                <text:list-item>
                  <text:p text:style-name="P91"><text:span text:style-name="T169">equals</text:span><text:span text:style-name="T163">- </text:span><text:span text:style-name="T179">c</text:span><text:span text:style-name="T68">ontextual keyword is used in a </text:span><text:span text:style-name="Source_20_Text"><text:span text:style-name="T69">join </text:span></text:span><text:span text:style-name="T68">clause in a query expression to compare the elements of two sequences.</text:span><text:span text:style-name="T168"> </text:span></text:p>
                </text:list-item>
                <text:list-item>
                  <text:p text:style-name="P91"><text:span text:style-name="T169">by</text:span><text:span text:style-name="T163">- </text:span><text:span text:style-name="T68">contextual keyword is used in the </text:span><text:span text:style-name="Source_20_Text"><text:span text:style-name="T69">group </text:span></text:span><text:span text:style-name="T68">clause in a query expression to specify how the returned items should be grouped.</text:span><text:span text:style-name="T168"> </text:span></text:p>
                </text:list-item>
                <text:list-item>
                  <text:p text:style-name="P91"><text:span text:style-name="T169">ascending</text:span><text:span text:style-name="T163">- </text:span><text:span text:style-name="T68">contextual keyword is used in the </text:span><text:a xlink:type="simple" xlink:href="https://docs.microsoft.com/en-us/dotnet/csharp/language-reference/keywords/orderby-clause" text:style-name="Internet_20_link" text:visited-style-name="Visited_20_Internet_20_Link">orderby clause</text:a><text:span text:style-name="T96"> </text:span><text:span text:style-name="T68">in query expressions to specify that the sort order is from smallest to largest</text:span><text:span text:style-name="T168"> </text:span></text:p>
                </text:list-item>
                <text:list-item>
                  <text:p text:style-name="P91"><text:span text:style-name="T169">descendin</text:span><text:span text:style-name="T189">g</text:span><text:span text:style-name="T180">- </text:span><text:span text:style-name="T181">c</text:span><text:span text:style-name="T105">ontextual keyword is used in the </text:span><text:a xlink:type="simple" xlink:href="https://docs.microsoft.com/en-us/dotnet/csharp/language-reference/keywords/orderby-clause" text:style-name="Internet_20_link" text:visited-style-name="Visited_20_Internet_20_Link">orderby clause</text:a><text:span text:style-name="T98"> </text:span><text:span text:style-name="T105">in query expressions to specify that the sort order is from largest to smallest.</text:span><text:span text:style-name="T186"> </text:span></text:p>
                </text:list-item>
              </text:list>
            </text:list-item>
          </text:list>
        </text:list-item>
        <text:list-item>
          <text:p text:style-name="P143"><text:span text:style-name="T185">Mathematical keywords</text:span></text:p>
        </text:list-item>
      </text:list>
      <table:table table:name="Table1" table:style-name="Table1">
        <table:table-column table:style-name="Table1.A"/>
        <table:table-column table:style-name="Table1.B"/>
        <table:table-column table:style-name="Table1.C"/>
        <table:table-column table:style-name="Table1.D"/>
        <table:table-header-rows>
          <table:table-row table:style-name="TableLine2000926916944">
            <table:table-cell table:style-name="Table1.A1" office:value-type="string">
              <text:list xml:id="list201141409424199" text:continue-numbering="true" text:style-name="L8">
                <text:list-header>
                  <text:p text:style-name="P148">C# type/keyword</text:p>
                </text:list-header>
              </text:list>
            </table:table-cell>
            <table:table-cell table:style-name="Table1.A1" office:value-type="string">
              <text:list xml:id="list201141638126101" text:continue-numbering="true" text:style-name="L8">
                <text:list-header>
                  <text:p text:style-name="P148">Range</text:p>
                </text:list-header>
              </text:list>
            </table:table-cell>
            <table:table-cell table:style-name="Table1.A1" office:value-type="string">
              <text:list xml:id="list201141705465424" text:continue-numbering="true" text:style-name="L8">
                <text:list-header>
                  <text:p text:style-name="P148">Size</text:p>
                </text:list-header>
              </text:list>
            </table:table-cell>
            <table:table-cell table:style-name="Table1.A1" office:value-type="string">
              <text:list xml:id="list201140366457035" text:continue-numbering="true" text:style-name="L8">
                <text:list-header>
                  <text:p text:style-name="P148">.NET type</text:p>
                </text:list-header>
              </text:list>
            </table:table-cell>
          </table:table-row>
        </table:table-header-rows>
        <table:table-row table:style-name="TableLine2000926916944">
          <table:table-cell table:style-name="Table1.A1" office:value-type="string">
            <text:list xml:id="list201141689675097" text:continue-numbering="true" text:style-name="L8">
              <text:list-header>
                <text:p text:style-name="P146"><text:span text:style-name="Source_20_Text"><text:span text:style-name="T213">sbyte</text:span></text:span></text:p>
              </text:list-header>
            </text:list>
          </table:table-cell>
          <table:table-cell table:style-name="Table1.A1" office:value-type="string">
            <text:list xml:id="list201141839296707" text:continue-numbering="true" text:style-name="L8">
              <text:list-header>
                <text:p text:style-name="P147">-128 to 127</text:p>
              </text:list-header>
            </text:list>
          </table:table-cell>
          <table:table-cell table:style-name="Table1.A1" office:value-type="string">
            <text:list xml:id="list201140146966380" text:continue-numbering="true" text:style-name="L8">
              <text:list-header>
                <text:p text:style-name="P147">Signed 8-bit integer</text:p>
              </text:list-header>
            </text:list>
          </table:table-cell>
          <table:table-cell table:style-name="Table1.A1" office:value-type="string">
            <text:list xml:id="list201141576028680" text:continue-numbering="true" text:style-name="L8">
              <text:list-header>
                <text:p text:style-name="P146"><text:a xlink:type="simple" xlink:href="https://docs.microsoft.com/en-us/dotnet/api/system.sbyte" text:style-name="Internet_20_link" text:visited-style-name="Visited_20_Internet_20_Link"><text:span text:style-name="T209">System.SByte</text:span></text:a></text:p>
              </text:list-header>
            </text:list>
          </table:table-cell>
        </table:table-row>
        <table:table-row table:style-name="TableLine2000926916944">
          <table:table-cell table:style-name="Table1.A1" office:value-type="string">
            <text:list xml:id="list201140264587496" text:continue-numbering="true" text:style-name="L8">
              <text:list-header>
                <text:p text:style-name="P146"><text:span text:style-name="Source_20_Text"><text:span text:style-name="T213">byte</text:span></text:span></text:p>
              </text:list-header>
            </text:list>
          </table:table-cell>
          <table:table-cell table:style-name="Table1.A1" office:value-type="string">
            <text:list xml:id="list201141351780921" text:continue-numbering="true" text:style-name="L8">
              <text:list-header>
                <text:p text:style-name="P147">0 to 255</text:p>
              </text:list-header>
            </text:list>
          </table:table-cell>
          <table:table-cell table:style-name="Table1.A1" office:value-type="string">
            <text:list xml:id="list201142060117808" text:continue-numbering="true" text:style-name="L8">
              <text:list-header>
                <text:p text:style-name="P147">Unsigned 8-bit integer</text:p>
              </text:list-header>
            </text:list>
          </table:table-cell>
          <table:table-cell table:style-name="Table1.A1" office:value-type="string">
            <text:list xml:id="list201141203337677" text:continue-numbering="true" text:style-name="L8">
              <text:list-header>
                <text:p text:style-name="P146"><text:a xlink:type="simple" xlink:href="https://docs.microsoft.com/en-us/dotnet/api/system.byte" text:style-name="Internet_20_link" text:visited-style-name="Visited_20_Internet_20_Link"><text:span text:style-name="T209">System.Byte</text:span></text:a></text:p>
              </text:list-header>
            </text:list>
          </table:table-cell>
        </table:table-row>
        <table:table-row table:style-name="TableLine2000926916944">
          <table:table-cell table:style-name="Table1.A1" office:value-type="string">
            <text:list xml:id="list201141138107562" text:continue-numbering="true" text:style-name="L8">
              <text:list-header>
                <text:p text:style-name="P146"><text:span text:style-name="Source_20_Text"><text:span text:style-name="T213">short</text:span></text:span></text:p>
              </text:list-header>
            </text:list>
          </table:table-cell>
          <table:table-cell table:style-name="Table1.A1" office:value-type="string">
            <text:list xml:id="list201142041090540" text:continue-numbering="true" text:style-name="L8">
              <text:list-header>
                <text:p text:style-name="P147">-32,768 to 32,767</text:p>
              </text:list-header>
            </text:list>
          </table:table-cell>
          <table:table-cell table:style-name="Table1.A1" office:value-type="string">
            <text:list xml:id="list201141351437472" text:continue-numbering="true" text:style-name="L8">
              <text:list-header>
                <text:p text:style-name="P147">Signed 16-bit integer</text:p>
              </text:list-header>
            </text:list>
          </table:table-cell>
          <table:table-cell table:style-name="Table1.A1" office:value-type="string">
            <text:list xml:id="list201140656838943" text:continue-numbering="true" text:style-name="L8">
              <text:list-header>
                <text:p text:style-name="P146"><text:a xlink:type="simple" xlink:href="https://docs.microsoft.com/en-us/dotnet/api/system.int16" text:style-name="Internet_20_link" text:visited-style-name="Visited_20_Internet_20_Link"><text:span text:style-name="T209">System.Int16</text:span></text:a></text:p>
              </text:list-header>
            </text:list>
          </table:table-cell>
        </table:table-row>
        <table:table-row table:style-name="TableLine2000926916944">
          <table:table-cell table:style-name="Table1.A1" office:value-type="string">
            <text:list xml:id="list201140638153659" text:continue-numbering="true" text:style-name="L8">
              <text:list-header>
                <text:p text:style-name="P146"><text:span text:style-name="Source_20_Text"><text:span text:style-name="T213">ushort</text:span></text:span></text:p>
              </text:list-header>
            </text:list>
          </table:table-cell>
          <table:table-cell table:style-name="Table1.A1" office:value-type="string">
            <text:list xml:id="list201141365116997" text:continue-numbering="true" text:style-name="L8">
              <text:list-header>
                <text:p text:style-name="P147">0 to 65,535</text:p>
              </text:list-header>
            </text:list>
          </table:table-cell>
          <table:table-cell table:style-name="Table1.A1" office:value-type="string">
            <text:list xml:id="list201140331259112" text:continue-numbering="true" text:style-name="L8">
              <text:list-header>
                <text:p text:style-name="P147">Unsigned 16-bit integer</text:p>
              </text:list-header>
            </text:list>
          </table:table-cell>
          <table:table-cell table:style-name="Table1.A1" office:value-type="string">
            <text:list xml:id="list201141628399720" text:continue-numbering="true" text:style-name="L8">
              <text:list-header>
                <text:p text:style-name="P146"><text:a xlink:type="simple" xlink:href="https://docs.microsoft.com/en-us/dotnet/api/system.uint16" text:style-name="Internet_20_link" text:visited-style-name="Visited_20_Internet_20_Link"><text:span text:style-name="T209">System.UInt16</text:span></text:a></text:p>
              </text:list-header>
            </text:list>
          </table:table-cell>
        </table:table-row>
        <table:table-row table:style-name="TableLine2000926916944">
          <table:table-cell table:style-name="Table1.A1" office:value-type="string">
            <text:list xml:id="list201140744485318" text:continue-numbering="true" text:style-name="L8">
              <text:list-header>
                <text:p text:style-name="P146"><text:span text:style-name="Source_20_Text"><text:span text:style-name="T213">int</text:span></text:span></text:p>
              </text:list-header>
            </text:list>
          </table:table-cell>
          <table:table-cell table:style-name="Table1.A1" office:value-type="string">
            <text:list xml:id="list201140146593065" text:continue-numbering="true" text:style-name="L8">
              <text:list-header>
                <text:p text:style-name="P147">-2,147,483,648 to 2,147,483,647</text:p>
              </text:list-header>
            </text:list>
          </table:table-cell>
          <table:table-cell table:style-name="Table1.A1" office:value-type="string">
            <text:list xml:id="list201141479993987" text:continue-numbering="true" text:style-name="L8">
              <text:list-header>
                <text:p text:style-name="P147">Signed 32-bit integer</text:p>
              </text:list-header>
            </text:list>
          </table:table-cell>
          <table:table-cell table:style-name="Table1.A1" office:value-type="string">
            <text:list xml:id="list201141355483118" text:continue-numbering="true" text:style-name="L8">
              <text:list-header>
                <text:p text:style-name="P146"><text:a xlink:type="simple" xlink:href="https://docs.microsoft.com/en-us/dotnet/api/system.int32" text:style-name="Internet_20_link" text:visited-style-name="Visited_20_Internet_20_Link"><text:span text:style-name="T209">System.Int32</text:span></text:a></text:p>
              </text:list-header>
            </text:list>
          </table:table-cell>
        </table:table-row>
        <table:table-row table:style-name="TableLine2000926916944">
          <table:table-cell table:style-name="Table1.A1" office:value-type="string">
            <text:list xml:id="list201141394440207" text:continue-numbering="true" text:style-name="L8">
              <text:list-header>
                <text:p text:style-name="P146"><text:span text:style-name="Source_20_Text"><text:span text:style-name="T213">uint</text:span></text:span></text:p>
              </text:list-header>
            </text:list>
          </table:table-cell>
          <table:table-cell table:style-name="Table1.A1" office:value-type="string">
            <text:list xml:id="list201141251941858" text:continue-numbering="true" text:style-name="L8">
              <text:list-header>
                <text:p text:style-name="P147">0 to 4,294,967,295</text:p>
              </text:list-header>
            </text:list>
          </table:table-cell>
          <table:table-cell table:style-name="Table1.A1" office:value-type="string">
            <text:list xml:id="list201140091540996" text:continue-numbering="true" text:style-name="L8">
              <text:list-header>
                <text:p text:style-name="P147">Unsigned 32-bit integer</text:p>
              </text:list-header>
            </text:list>
          </table:table-cell>
          <table:table-cell table:style-name="Table1.A1" office:value-type="string">
            <text:list xml:id="list201141059032857" text:continue-numbering="true" text:style-name="L8">
              <text:list-header>
                <text:p text:style-name="P146"><text:a xlink:type="simple" xlink:href="https://docs.microsoft.com/en-us/dotnet/api/system.uint32" text:style-name="Internet_20_link" text:visited-style-name="Visited_20_Internet_20_Link"><text:span text:style-name="T209">System.UInt32</text:span></text:a></text:p>
              </text:list-header>
            </text:list>
          </table:table-cell>
        </table:table-row>
        <table:table-row table:style-name="TableLine2000926916944">
          <table:table-cell table:style-name="Table1.A1" office:value-type="string">
            <text:list xml:id="list201140410929350" text:continue-numbering="true" text:style-name="L8">
              <text:list-header>
                <text:p text:style-name="P146"><text:span text:style-name="Source_20_Text"><text:span text:style-name="T213">long</text:span></text:span></text:p>
              </text:list-header>
            </text:list>
          </table:table-cell>
          <table:table-cell table:style-name="Table1.A1" office:value-type="string">
            <text:list xml:id="list201141565468647" text:continue-numbering="true" text:style-name="L8">
              <text:list-header>
                <text:p text:style-name="P147">-9,223,372,036,854,775,808 to 9,223,372,036,854,775,807</text:p>
              </text:list-header>
            </text:list>
          </table:table-cell>
          <table:table-cell table:style-name="Table1.A1" office:value-type="string">
            <text:list xml:id="list201141901077732" text:continue-numbering="true" text:style-name="L8">
              <text:list-header>
                <text:p text:style-name="P147">Signed 64-bit integer</text:p>
              </text:list-header>
            </text:list>
          </table:table-cell>
          <table:table-cell table:style-name="Table1.A1" office:value-type="string">
            <text:list xml:id="list201140756298931" text:continue-numbering="true" text:style-name="L8">
              <text:list-header>
                <text:p text:style-name="P146"><text:a xlink:type="simple" xlink:href="https://docs.microsoft.com/en-us/dotnet/api/system.int64" text:style-name="Internet_20_link" text:visited-style-name="Visited_20_Internet_20_Link"><text:span text:style-name="T209">System.Int64</text:span></text:a></text:p>
              </text:list-header>
            </text:list>
          </table:table-cell>
        </table:table-row>
        <table:table-row table:style-name="TableLine2000926916944">
          <table:table-cell table:style-name="Table1.A1" office:value-type="string">
            <text:list xml:id="list201140447876306" text:continue-numbering="true" text:style-name="L8">
              <text:list-header>
                <text:p text:style-name="P146"><text:span text:style-name="Source_20_Text"><text:span text:style-name="T213">ulong</text:span></text:span></text:p>
              </text:list-header>
            </text:list>
          </table:table-cell>
          <table:table-cell table:style-name="Table1.A1" office:value-type="string">
            <text:list xml:id="list201141774171825" text:continue-numbering="true" text:style-name="L8">
              <text:list-header>
                <text:p text:style-name="P147">0 to 18,446,744,073,709,551,615</text:p>
              </text:list-header>
            </text:list>
          </table:table-cell>
          <table:table-cell table:style-name="Table1.A1" office:value-type="string">
            <text:list xml:id="list201141554809133" text:continue-numbering="true" text:style-name="L8">
              <text:list-header>
                <text:p text:style-name="P147">Unsigned 64-bit integer</text:p>
              </text:list-header>
            </text:list>
          </table:table-cell>
          <table:table-cell table:style-name="Table1.A1" office:value-type="string">
            <text:list xml:id="list201140522576691" text:continue-numbering="true" text:style-name="L8">
              <text:list-header>
                <text:p text:style-name="P146"><text:a xlink:type="simple" xlink:href="https://docs.microsoft.com/en-us/dotnet/api/system.uint64" text:style-name="Internet_20_link" text:visited-style-name="Visited_20_Internet_20_Link"><text:span text:style-name="T209">System.UInt64</text:span></text:a></text:p>
              </text:list-header>
            </text:list>
          </table:table-cell>
        </table:table-row>
        <table:table-row table:style-name="TableLine2000926916944">
          <table:table-cell table:style-name="Table1.A1" office:value-type="string">
            <text:list xml:id="list201141958836937" text:continue-numbering="true" text:style-name="L8">
              <text:list-header>
                <text:p text:style-name="P146"><text:span text:style-name="Source_20_Text"><text:span text:style-name="T213">nint</text:span></text:span></text:p>
              </text:list-header>
            </text:list>
          </table:table-cell>
          <table:table-cell table:style-name="Table1.A1" office:value-type="string">
            <text:list xml:id="list201141320143991" text:continue-numbering="true" text:style-name="L8">
              <text:list-header>
                <text:p text:style-name="P147">Depends on platform (computed at runtime)</text:p>
              </text:list-header>
            </text:list>
          </table:table-cell>
          <table:table-cell table:style-name="Table1.A1" office:value-type="string">
            <text:list xml:id="list201141129113012" text:continue-numbering="true" text:style-name="L8">
              <text:list-header>
                <text:p text:style-name="P147">Signed 32-bit or 64-bit integer</text:p>
              </text:list-header>
            </text:list>
          </table:table-cell>
          <table:table-cell table:style-name="Table1.A1" office:value-type="string">
            <text:list xml:id="list201140473564727" text:continue-numbering="true" text:style-name="L8">
              <text:list-header>
                <text:p text:style-name="P146"><text:a xlink:type="simple" xlink:href="https://docs.microsoft.com/en-us/dotnet/api/system.intptr" text:style-name="Internet_20_link" text:visited-style-name="Visited_20_Internet_20_Link"><text:span text:style-name="T209">System.IntPtr</text:span></text:a></text:p>
              </text:list-header>
            </text:list>
          </table:table-cell>
        </table:table-row>
        <table:table-row table:style-name="TableLine2000926916944">
          <table:table-cell table:style-name="Table1.A1" office:value-type="string">
            <text:list xml:id="list201141575797341" text:continue-numbering="true" text:style-name="L8">
              <text:list-header>
                <text:p text:style-name="P146"><text:span text:style-name="Source_20_Text"><text:span text:style-name="T213">nuint</text:span></text:span></text:p>
              </text:list-header>
            </text:list>
          </table:table-cell>
          <table:table-cell table:style-name="Table1.A1" office:value-type="string">
            <text:list xml:id="list201141697891935" text:continue-numbering="true" text:style-name="L8">
              <text:list-header>
                <text:p text:style-name="P147">Depends on platform (computed at runtime)</text:p>
              </text:list-header>
            </text:list>
          </table:table-cell>
          <table:table-cell table:style-name="Table1.A1" office:value-type="string">
            <text:list xml:id="list201141633807058" text:continue-numbering="true" text:style-name="L8">
              <text:list-header>
                <text:p text:style-name="P147">Unsigned 32-bit or 64-bit integer</text:p>
              </text:list-header>
            </text:list>
          </table:table-cell>
          <table:table-cell table:style-name="Table1.A1" office:value-type="string">
            <text:list xml:id="list201140423697791" text:continue-numbering="true" text:style-name="L8">
              <text:list-header>
                <text:p text:style-name="P146"><text:a xlink:type="simple" xlink:href="https://docs.microsoft.com/en-us/dotnet/api/system.uintptr" text:style-name="Internet_20_link" text:visited-style-name="Visited_20_Internet_20_Link"><text:span text:style-name="T209">System.UIntPtr</text:span></text:a></text:p>
              </text:list-header>
            </text:list>
          </table:table-cell>
        </table:table-row>
      </table:table>
      <text:p text:style-name="P10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FMono-Regular" svg:font-family="SFMono-Regular, Consolas, 'Liberation Mono', Menlo, Courier, monospace"/>
    <style:font-face style:name="Segoe UI" svg:font-family="'Segoe UI'" style:font-family-generic="system" style:font-pitch="variable"/>
    <style:font-face style:name="Segoe UI1" svg:font-family="'Segoe UI', SegoeUI, 'Helvetica Neue', Helvetica, Arial, sans-serif"/>
    <style:font-face style:name="Tahoma" svg:font-family="Tahoma" style:font-family-generic="system" style:font-pitch="variable"/>
    <style:font-face style:name="Work Sans" svg:font-family="'Work Sans', sans-serif"/>
    <style:font-face style:name="proxima-nova" svg:font-family="proxima-nov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7-10T18:54:31.887000000</dc:date>
    <meta:editing-duration>PT3H40S</meta:editing-duration>
    <meta:editing-cycles>78</meta:editing-cycles>
    <meta:generator>LibreOffice/7.3.4.2$Windows_X86_64 LibreOffice_project/728fec16bd5f605073805c3c9e7c4212a0120dc5</meta:generator>
    <meta:document-statistic meta:table-count="1" meta:image-count="0" meta:object-count="0" meta:page-count="17" meta:paragraph-count="544" meta:word-count="7431" meta:character-count="42771" meta:non-whitespace-character-count="36106"/>
  </office:meta>
</office:document-meta>
</file>